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  <style:font-face style:name="Tahoma" svg:font-family="Tahom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25%" fo:margin-top="0cm" fo:margin-bottom="0cm" style:writing-mode="lr-tb"/>
    </style:style>
    <style:style style:name="T1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2_1" style:family="text">
      <style:text-properties style:font-name="Arial" fo:font-size="10pt" style:font-name-asian="Arial" style:font-size-asian="10pt" style:font-name-complex="Arial" style:font-size-complex="10pt"/>
    </style:style>
    <style:style style:name="T2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3_1" style:family="text">
      <style:text-properties style:font-name="Arial" fo:font-size="10pt" style:font-name-asian="Arial" style:font-size-asian="10pt" style:font-name-complex="Arial" style:font-size-complex="10pt"/>
    </style:style>
    <style:style style:name="T3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_1" style:family="text">
      <style:text-properties style:font-name="Arial" fo:font-size="10pt" style:font-name-asian="Arial" style:font-size-asian="10pt" style:font-name-complex="Arial" style:font-size-complex="10pt"/>
    </style:style>
    <style:style style:name="T4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3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4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4_5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_1" style:family="text">
      <style:text-properties style:font-name="Arial" fo:font-size="10pt" style:font-name-asian="Arial" style:font-size-asian="10pt" style:font-name-complex="Arial" style:font-size-complex="10pt"/>
    </style:style>
    <style:style style:name="T5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4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5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_6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justify" fo:break-before="auto" fo:line-height="125%" fo:margin-top="0cm" style:writing-mode="lr-tb"/>
    </style:style>
    <style:style style:name="T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line-height="125%" fo:margin-top="0cm" style:writing-mode="lr-tb"/>
    </style:style>
    <style:style style:name="T8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" style:family="paragraph" style:parent-style-name="Standard">
      <style:paragraph-properties fo:text-align="justify" fo:break-before="auto" fo:line-height="125%" fo:margin-top="0cm" style:writing-mode="lr-tb"/>
    </style:style>
    <style:style style:name="T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line-height="125%" fo:margin-top="0cm" style:writing-mode="lr-tb"/>
    </style:style>
    <style:style style:name="T1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line-height="125%" fo:margin-top="0cm" style:writing-mode="lr-tb"/>
    </style:style>
    <style:style style:name="T1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text-indent="0cm" fo:line-height="100%" fo:margin-top="0cm" fo:margin-left="0.49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line-height="125%" fo:margin-top="0cm" style:writing-mode="lr-tb"/>
    </style:style>
    <style:style style:name="T1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4" style:family="text" style:parent-style-name="Standard"/>
    <style:style style:name="P14" style:family="paragraph" style:parent-style-name="Standard">
      <style:paragraph-properties fo:break-before="auto" fo:text-indent="0cm" fo:line-height="100%" fo:margin-top="0cm" fo:margin-bottom="0cm" fo:margin-left="0.63cm" style:writing-mode="lr-tb"/>
    </style:style>
    <style:style style:name="T14_1" style:family="text">
      <style:text-properties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14_2" style:family="text">
      <style:text-properties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14_3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4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5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6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7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8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9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0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1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2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3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4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5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6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7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8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19" style:family="text">
      <style:text-properties fo:background-color="#fafafa" style:text-position="super 58%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20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21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22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23" style:family="text">
      <style:text-properties fo:background-color="#fafafa" fo:color="#000000" style:font-name="Arial" fo:font-size="8pt" style:font-name-asian="Arial" style:font-size-asian="8pt" style:font-name-complex="Arial" style:font-size-complex="8pt" fo:font-weight="normal" style:font-weight-asian="normal" style:font-weight-complex="normal"/>
    </style:style>
    <style:style style:name="T14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4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line-height="125%" fo:margin-top="0cm" style:writing-mode="lr-tb"/>
    </style:style>
    <style:style style:name="T15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line-height="125%" fo:margin-top="0cm" style:writing-mode="lr-tb"/>
    </style:style>
    <style:style style:name="T1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5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22" style:family="text">
      <style:text-properties fo:background-color="#fafafa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8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8_13" style:family="text">
      <style:text-properties fo:background-color="#fafafa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20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1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text-indent="0cm" fo:line-height="125%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21_1" style:family="text">
      <style:text-properties style:font-name="Arial" fo:font-size="10pt" style:font-name-asian="Arial" style:font-size-asian="10pt" style:font-name-complex="Arial" style:font-size-complex="10pt"/>
    </style:style>
    <style:style style:name="T21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21_21" style:family="text">
      <style:text-properties style:font-name="Arial" fo:font-size="10pt" style:font-name-asian="Arial" style:font-size-asian="10pt" style:font-name-complex="Arial" style:font-size-complex="10pt"/>
    </style:style>
    <style:style style:name="P22" style:family="paragraph" style:parent-style-name="Standard">
      <style:paragraph-properties fo:text-align="justify" fo:break-before="auto" fo:text-indent="0cm" fo:line-height="125%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22_1" style:family="text">
      <style:text-properties style:font-name="Arial" fo:font-size="10pt" style:font-name-asian="Arial" style:font-size-asian="10pt" style:font-name-complex="Arial" style:font-size-complex="10pt"/>
    </style:style>
    <style:style style:name="T22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2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23" style:family="paragraph" style:parent-style-name="Standard">
      <style:paragraph-properties fo:text-align="justify" fo:break-before="auto" fo:text-indent="0cm" fo:line-height="125%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23_1" style:family="text">
      <style:text-properties style:font-name="Arial" fo:font-size="10pt" style:font-name-asian="Arial" style:font-size-asian="10pt" style:font-name-complex="Arial" style:font-size-complex="10pt"/>
    </style:style>
    <style:style style:name="T23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23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24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justify" fo:break-before="auto" fo:line-height="125%" fo:margin-top="0cm" style:writing-mode="lr-tb"/>
    </style:style>
    <style:style style:name="T2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2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2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28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2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text-indent="0cm" fo:line-height="125%" fo:margin-top="0cm" fo:margin-left="0.494cm" style:writing-mode="lr-tb"/>
      <style:text-properties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text-align="justify" fo:break-before="auto" fo:line-height="125%" fo:margin-top="0cm" style:writing-mode="lr-tb"/>
    </style:style>
    <style:style style:name="T3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2" style:family="paragraph" style:parent-style-name="Standard">
      <style:paragraph-properties fo:text-align="justify" fo:break-before="auto" fo:text-indent="-0.757cm" fo:line-height="125%" fo:margin-top="0cm" fo:margin-left="1.251cm" style:writing-mode="lr-tb"/>
    </style:style>
    <style:style style:name="T3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2_1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3" style:family="paragraph" style:parent-style-name="Standard">
      <style:paragraph-properties fo:text-align="justify" fo:break-before="auto" fo:text-indent="-0.757cm" fo:line-height="125%" fo:margin-top="0cm" fo:margin-left="1.251cm" style:writing-mode="lr-tb"/>
    </style:style>
    <style:style style:name="T3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1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2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4" style:family="paragraph" style:parent-style-name="Standard">
      <style:paragraph-properties fo:text-align="justify" fo:break-before="auto" fo:text-indent="-0.757cm" fo:line-height="125%" fo:margin-top="0cm" fo:margin-left="1.251cm" style:writing-mode="lr-tb"/>
    </style:style>
    <style:style style:name="T3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text-indent="-0.757cm" fo:line-height="125%" fo:margin-top="0cm" fo:margin-left="1.251cm" style:writing-mode="lr-tb"/>
    </style:style>
    <style:style style:name="T3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5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6" style:family="paragraph" style:parent-style-name="Standard">
      <style:paragraph-properties fo:text-align="justify" fo:break-before="auto" fo:text-indent="0cm" fo:line-height="125%" fo:margin-top="0cm" fo:margin-left="0.494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7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3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5" style:family="text">
      <style:text-properties style:font-name="Arial" fo:font-size="10pt" style:font-name-asian="Arial" style:font-size-asian="10pt" style:font-name-complex="Arial" style:font-size-complex="10pt"/>
    </style:style>
    <style:style style:name="T37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7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8" style:family="paragraph" style:parent-style-name="Standard">
      <style:paragraph-properties fo:break-before="auto" fo:line-height="125%" style:writing-mode="lr-tb"/>
    </style:style>
    <style:style style:name="T38_1" style:family="text">
      <style:text-properties style:font-name="Arial" fo:font-size="10pt" style:font-name-asian="Arial" style:font-size-asian="10pt" style:font-name-complex="Arial" style:font-size-complex="10pt"/>
    </style:style>
    <style:style style:name="T38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38_1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38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8_16" style:family="text">
      <style:text-properties style:font-name="Arial" fo:font-size="10pt" style:font-name-asian="Arial" style:font-size-asian="10pt" style:font-name-complex="Arial" style:font-size-complex="10pt"/>
    </style:style>
    <style:style style:name="P39" style:family="paragraph" style:parent-style-name="Standard">
      <style:paragraph-properties fo:break-before="auto" fo:line-height="125%" style:writing-mode="lr-tb"/>
    </style:style>
    <style:style style:name="T39_1" style:family="text">
      <style:text-properties style:font-name="Arial" fo:font-size="10pt" style:font-name-asian="Arial" style:font-size-asian="10pt" style:font-name-complex="Arial" style:font-size-complex="10pt"/>
    </style:style>
    <style:style style:name="T39_2" style:family="text">
      <style:text-properties style:font-name="Arial" fo:font-size="10pt" style:font-name-asian="Arial" style:font-size-asian="10pt" style:font-name-complex="Arial" style:font-size-complex="10pt"/>
    </style:style>
    <style:style style:name="T39_3" style:family="text">
      <style:text-properties style:font-name="Arial" fo:font-size="10pt" style:font-name-asian="Arial" style:font-size-asian="10pt" style:font-name-complex="Arial" style:font-size-complex="10pt"/>
    </style:style>
    <style:style style:name="T39_4" style:family="text">
      <style:text-properties style:font-name="Arial" fo:font-size="10pt" style:font-name-asian="Arial" style:font-size-asian="10pt" style:font-name-complex="Arial" style:font-size-complex="10pt"/>
    </style:style>
    <style:style style:name="T39_5" style:family="text">
      <style:text-properties style:font-name="Arial" fo:font-size="10pt" style:font-name-asian="Arial" style:font-size-asian="10pt" style:font-name-complex="Arial" style:font-size-complex="10pt"/>
    </style:style>
    <style:style style:name="T39_6" style:family="text">
      <style:text-properties style:font-name="Arial" fo:font-size="10pt" style:font-name-asian="Arial" style:font-size-asian="10pt" style:font-name-complex="Arial" style:font-size-complex="10pt"/>
    </style:style>
    <style:style style:name="T39_7" style:family="text">
      <style:text-properties style:font-name="Arial" fo:font-size="10pt" style:font-name-asian="Arial" style:font-size-asian="10pt" style:font-name-complex="Arial" style:font-size-complex="10pt"/>
    </style:style>
    <style:style style:name="T39_8" style:family="text">
      <style:text-properties style:font-name="Arial" fo:font-size="10pt" style:font-name-asian="Arial" style:font-size-asian="10pt" style:font-name-complex="Arial" style:font-size-complex="10pt"/>
    </style:style>
    <style:style style:name="T39_9" style:family="text">
      <style:text-properties style:font-name="Arial" fo:font-size="10pt" style:font-name-asian="Arial" style:font-size-asian="10pt" style:font-name-complex="Arial" style:font-size-complex="10pt"/>
    </style:style>
    <style:style style:name="T39_10" style:family="text">
      <style:text-properties style:font-name="Arial" fo:font-size="10pt" style:font-name-asian="Arial" style:font-size-asian="10pt" style:font-name-complex="Arial" style:font-size-complex="10pt"/>
    </style:style>
    <style:style style:name="T39_11" style:family="text">
      <style:text-properties style:font-name="Arial" fo:font-size="10pt" style:font-name-asian="Arial" style:font-size-asian="10pt" style:font-name-complex="Arial" style:font-size-complex="10pt"/>
    </style:style>
    <style:style style:name="T39_12" style:family="text">
      <style:text-properties style:font-name="Arial" fo:font-size="10pt" style:font-name-asian="Arial" style:font-size-asian="10pt" style:font-name-complex="Arial" style:font-size-complex="10pt"/>
    </style:style>
    <style:style style:name="T39_13" style:family="text">
      <style:text-properties style:font-name="Arial" fo:font-size="10pt" style:font-name-asian="Arial" style:font-size-asian="10pt" style:font-name-complex="Arial" style:font-size-complex="10pt"/>
    </style:style>
    <style:style style:name="T39_14" style:family="text">
      <style:text-properties style:font-name="Arial" fo:font-size="10pt" style:font-name-asian="Arial" style:font-size-asian="10pt" style:font-name-complex="Arial" style:font-size-complex="10pt"/>
    </style:style>
    <style:style style:name="T39_15" style:family="text">
      <style:text-properties style:font-name="Arial" fo:font-size="10pt" style:font-name-asian="Arial" style:font-size-asian="10pt" style:font-name-complex="Arial" style:font-size-complex="10pt"/>
    </style:style>
    <style:style style:name="P40" style:family="paragraph" style:parent-style-name="Standard">
      <style:paragraph-properties fo:break-before="auto" fo:line-height="125%" style:writing-mode="lr-tb"/>
    </style:style>
    <style:style style:name="T40_1" style:family="text">
      <style:text-properties style:font-name="Arial" fo:font-size="10pt" style:font-name-asian="Arial" style:font-size-asian="10pt" style:font-name-complex="Arial" style:font-size-complex="10pt"/>
    </style:style>
    <style:style style:name="T40_2" style:family="text">
      <style:text-properties style:font-name="Arial" fo:font-size="10pt" style:font-name-asian="Arial" style:font-size-asian="10pt" style:font-name-complex="Arial" style:font-size-complex="10pt"/>
    </style:style>
    <style:style style:name="T40_3" style:family="text">
      <style:text-properties style:font-name="Arial" fo:font-size="10pt" style:font-name-asian="Arial" style:font-size-asian="10pt" style:font-name-complex="Arial" style:font-size-complex="10pt"/>
    </style:style>
    <style:style style:name="T40_4" style:family="text">
      <style:text-properties style:font-name="Arial" fo:font-size="10pt" style:font-name-asian="Arial" style:font-size-asian="10pt" style:font-name-complex="Arial" style:font-size-complex="10pt"/>
    </style:style>
    <style:style style:name="T40_5" style:family="text">
      <style:text-properties style:font-name="Arial" fo:font-size="10pt" style:font-name-asian="Arial" style:font-size-asian="10pt" style:font-name-complex="Arial" style:font-size-complex="10pt"/>
    </style:style>
    <style:style style:name="T40_6" style:family="text">
      <style:text-properties style:font-name="Arial" fo:font-size="10pt" style:font-name-asian="Arial" style:font-size-asian="10pt" style:font-name-complex="Arial" style:font-size-complex="10pt"/>
    </style:style>
    <style:style style:name="T40_7" style:family="text">
      <style:text-properties style:font-name="Arial" fo:font-size="10pt" style:font-name-asian="Arial" style:font-size-asian="10pt" style:font-name-complex="Arial" style:font-size-complex="10pt"/>
    </style:style>
    <style:style style:name="T40_8" style:family="text">
      <style:text-properties style:font-name="Arial" fo:font-size="10pt" style:font-name-asian="Arial" style:font-size-asian="10pt" style:font-name-complex="Arial" style:font-size-complex="10pt"/>
    </style:style>
    <style:style style:name="T40_9" style:family="text">
      <style:text-properties style:font-name="Arial" fo:font-size="10pt" style:font-name-asian="Arial" style:font-size-asian="10pt" style:font-name-complex="Arial" style:font-size-complex="10pt"/>
    </style:style>
    <style:style style:name="T40_10" style:family="text">
      <style:text-properties style:font-name="Arial" fo:font-size="10pt" style:font-name-asian="Arial" style:font-size-asian="10pt" style:font-name-complex="Arial" style:font-size-complex="10pt"/>
    </style:style>
    <style:style style:name="T40_11" style:family="text">
      <style:text-properties style:font-name="Arial" fo:font-size="10pt" style:font-name-asian="Arial" style:font-size-asian="10pt" style:font-name-complex="Arial" style:font-size-complex="10pt"/>
    </style:style>
    <style:style style:name="T40_12" style:family="text">
      <style:text-properties style:font-name="Arial" fo:font-size="10pt" style:font-name-asian="Arial" style:font-size-asian="10pt" style:font-name-complex="Arial" style:font-size-complex="10pt"/>
    </style:style>
    <style:style style:name="T40_13" style:family="text">
      <style:text-properties style:font-name="Arial" fo:font-size="10pt" style:font-name-asian="Arial" style:font-size-asian="10pt" style:font-name-complex="Arial" style:font-size-complex="10pt"/>
    </style:style>
    <style:style style:name="P41" style:family="paragraph" style:parent-style-name="Standard">
      <style:paragraph-properties fo:break-before="auto" fo:line-height="125%" style:writing-mode="lr-tb"/>
    </style:style>
    <style:style style:name="T41_1" style:family="text">
      <style:text-properties style:font-name="Arial" fo:font-size="10pt" style:font-name-asian="Arial" style:font-size-asian="10pt" style:font-name-complex="Arial" style:font-size-complex="10pt"/>
    </style:style>
    <style:style style:name="T41_2" style:family="text">
      <style:text-properties style:font-name="Arial" fo:font-size="10pt" style:font-name-asian="Arial" style:font-size-asian="10pt" style:font-name-complex="Arial" style:font-size-complex="10pt"/>
    </style:style>
    <style:style style:name="T41_3" style:family="text">
      <style:text-properties style:font-name="Arial" fo:font-size="10pt" style:font-name-asian="Arial" style:font-size-asian="10pt" style:font-name-complex="Arial" style:font-size-complex="10pt"/>
    </style:style>
    <style:style style:name="T41_4" style:family="text">
      <style:text-properties style:font-name="Arial" fo:font-size="10pt" style:font-name-asian="Arial" style:font-size-asian="10pt" style:font-name-complex="Arial" style:font-size-complex="10pt"/>
    </style:style>
    <style:style style:name="T41_5" style:family="text">
      <style:text-properties style:font-name="Arial" fo:font-size="10pt" style:font-name-asian="Arial" style:font-size-asian="10pt" style:font-name-complex="Arial" style:font-size-complex="10pt"/>
    </style:style>
    <style:style style:name="T41_6" style:family="text">
      <style:text-properties style:font-name="Arial" fo:font-size="10pt" style:font-name-asian="Arial" style:font-size-asian="10pt" style:font-name-complex="Arial" style:font-size-complex="10pt"/>
    </style:style>
    <style:style style:name="T41_7" style:family="text">
      <style:text-properties style:font-name="Arial" fo:font-size="10pt" style:font-name-asian="Arial" style:font-size-asian="10pt" style:font-name-complex="Arial" style:font-size-complex="10pt"/>
    </style:style>
    <style:style style:name="T41_8" style:family="text">
      <style:text-properties style:font-name="Arial" fo:font-size="10pt" style:font-name-asian="Arial" style:font-size-asian="10pt" style:font-name-complex="Arial" style:font-size-complex="10pt"/>
    </style:style>
    <style:style style:name="T41_9" style:family="text">
      <style:text-properties style:font-name="Arial" fo:font-size="10pt" style:font-name-asian="Arial" style:font-size-asian="10pt" style:font-name-complex="Arial" style:font-size-complex="10pt"/>
    </style:style>
    <style:style style:name="T41_10" style:family="text">
      <style:text-properties style:font-name="Arial" fo:font-size="10pt" style:font-name-asian="Arial" style:font-size-asian="10pt" style:font-name-complex="Arial" style:font-size-complex="10pt"/>
    </style:style>
    <style:style style:name="T41_11" style:family="text">
      <style:text-properties style:font-name="Arial" fo:font-size="10pt" style:font-name-asian="Arial" style:font-size-asian="10pt" style:font-name-complex="Arial" style:font-size-complex="10pt"/>
    </style:style>
    <style:style style:name="T41_12" style:family="text">
      <style:text-properties style:font-name="Arial" fo:font-size="10pt" style:font-name-asian="Arial" style:font-size-asian="10pt" style:font-name-complex="Arial" style:font-size-complex="10pt"/>
    </style:style>
    <style:style style:name="T41_13" style:family="text">
      <style:text-properties style:font-name="Arial" fo:font-size="10pt" style:font-name-asian="Arial" style:font-size-asian="10pt" style:font-name-complex="Arial" style:font-size-complex="10pt"/>
    </style:style>
    <style:style style:name="T41_14" style:family="text">
      <style:text-properties style:font-name="Arial" fo:font-size="10pt" style:font-name-asian="Arial" style:font-size-asian="10pt" style:font-name-complex="Arial" style:font-size-complex="10pt"/>
    </style:style>
    <style:style style:name="T41_15" style:family="text">
      <style:text-properties style:font-name="Arial" fo:font-size="10pt" style:font-name-asian="Arial" style:font-size-asian="10pt" style:font-name-complex="Arial" style:font-size-complex="10pt"/>
    </style:style>
    <style:style style:name="T41_16" style:family="text">
      <style:text-properties style:font-name="Arial" fo:font-size="10pt" style:font-name-asian="Arial" style:font-size-asian="10pt" style:font-name-complex="Arial" style:font-size-complex="10pt"/>
    </style:style>
    <style:style style:name="T41_17" style:family="text">
      <style:text-properties style:font-name="Arial" fo:font-size="10pt" style:font-name-asian="Arial" style:font-size-asian="10pt" style:font-name-complex="Arial" style:font-size-complex="10pt"/>
    </style:style>
    <style:style style:name="T41_18" style:family="text">
      <style:text-properties style:font-name="Arial" fo:font-size="10pt" style:font-name-asian="Arial" style:font-size-asian="10pt" style:font-name-complex="Arial" style:font-size-complex="10pt"/>
    </style:style>
    <style:style style:name="T41_19" style:family="text">
      <style:text-properties style:font-name="Arial" fo:font-size="10pt" style:font-name-asian="Arial" style:font-size-asian="10pt" style:font-name-complex="Arial" style:font-size-complex="10pt"/>
    </style:style>
    <style:style style:name="T41_20" style:family="text">
      <style:text-properties style:font-name="Arial" fo:font-size="10pt" style:font-name-asian="Arial" style:font-size-asian="10pt" style:font-name-complex="Arial" style:font-size-complex="10pt"/>
    </style:style>
    <style:style style:name="T41_21" style:family="text">
      <style:text-properties style:font-name="Arial" fo:font-size="10pt" style:font-name-asian="Arial" style:font-size-asian="10pt" style:font-name-complex="Arial" style:font-size-complex="10pt"/>
    </style:style>
    <style:style style:name="T41_22" style:family="text">
      <style:text-properties style:font-name="Arial" fo:font-size="10pt" style:font-name-asian="Arial" style:font-size-asian="10pt" style:font-name-complex="Arial" style:font-size-complex="10pt"/>
    </style:style>
    <style:style style:name="T41_23" style:family="text">
      <style:text-properties style:font-name="Arial" fo:font-size="10pt" style:font-name-asian="Arial" style:font-size-asian="10pt" style:font-name-complex="Arial" style:font-size-complex="10pt"/>
    </style:style>
    <style:style style:name="T41_24" style:family="text">
      <style:text-properties style:font-name="Arial" fo:font-size="10pt" style:font-name-asian="Arial" style:font-size-asian="10pt" style:font-name-complex="Arial" style:font-size-complex="10pt"/>
    </style:style>
    <style:style style:name="T41_25" style:family="text">
      <style:text-properties style:font-name="Arial" fo:font-size="10pt" style:font-name-asian="Arial" style:font-size-asian="10pt" style:font-name-complex="Arial" style:font-size-complex="10pt"/>
    </style:style>
    <style:style style:name="P42" style:family="paragraph" style:parent-style-name="Standard">
      <style:paragraph-properties fo:text-align="justify" fo:break-before="auto" fo:text-indent="0cm" fo:line-height="125%" fo:margin-top="0cm" fo:margin-left="1.764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3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4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" style:family="text">
      <style:text-properties fo:background-color="#fafafa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53" style:family="text">
      <style:text-properties style:font-name="Arial" fo:font-size="10pt" style:font-name-asian="Arial" style:font-size-asian="10pt" style:font-name-complex="Arial" style:font-size-complex="10pt"/>
    </style:style>
    <style:style style:name="T43_54" style:family="text">
      <style:text-properties style:font-name="Arial" fo:font-size="10pt" style:font-name-asian="Arial" style:font-size-asian="10pt" style:font-name-complex="Arial" style:font-size-complex="10pt"/>
    </style:style>
    <style:style style:name="T43_55" style:family="text">
      <style:text-properties style:font-name="Arial" fo:font-size="10pt" style:font-name-asian="Arial" style:font-size-asian="10pt" style:font-name-complex="Arial" style:font-size-complex="10pt"/>
    </style:style>
    <style:style style:name="T43_56" style:family="text">
      <style:text-properties style:font-name="Arial" fo:font-size="10pt" style:font-name-asian="Arial" style:font-size-asian="10pt" style:font-name-complex="Arial" style:font-size-complex="10pt"/>
    </style:style>
    <style:style style:name="T43_57" style:family="text">
      <style:text-properties style:font-name="Arial" fo:font-size="10pt" style:font-name-asian="Arial" style:font-size-asian="10pt" style:font-name-complex="Arial" style:font-size-complex="10pt"/>
    </style:style>
    <style:style style:name="T43_58" style:family="text">
      <style:text-properties style:font-name="Arial" fo:font-size="10pt" style:font-name-asian="Arial" style:font-size-asian="10pt" style:font-name-complex="Arial" style:font-size-complex="10pt"/>
    </style:style>
    <style:style style:name="T43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8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9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0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17" style:family="text">
      <style:text-properties style:font-name="Arial" fo:font-size="10pt" style:font-name-asian="Arial" style:font-size-asian="10pt" style:font-name-complex="Arial" style:font-size-complex="10pt"/>
    </style:style>
    <style:style style:name="T43_118" style:family="text">
      <style:text-properties style:font-name="Arial" fo:font-size="10pt" style:font-name-asian="Arial" style:font-size-asian="10pt" style:font-name-complex="Arial" style:font-size-complex="10pt"/>
    </style:style>
    <style:style style:name="T43_119" style:family="text">
      <style:text-properties style:font-name="Arial" fo:font-size="10pt" style:font-name-asian="Arial" style:font-size-asian="10pt" style:font-name-complex="Arial" style:font-size-complex="10pt"/>
    </style:style>
    <style:style style:name="T43_120" style:family="text">
      <style:text-properties style:font-name="Arial" fo:font-size="10pt" style:font-name-asian="Arial" style:font-size-asian="10pt" style:font-name-complex="Arial" style:font-size-complex="10pt"/>
    </style:style>
    <style:style style:name="T43_121" style:family="text">
      <style:text-properties style:font-name="Arial" fo:font-size="10pt" style:font-name-asian="Arial" style:font-size-asian="10pt" style:font-name-complex="Arial" style:font-size-complex="10pt"/>
    </style:style>
    <style:style style:name="T43_122" style:family="text">
      <style:text-properties style:font-name="Arial" fo:font-size="10pt" style:font-name-asian="Arial" style:font-size-asian="10pt" style:font-name-complex="Arial" style:font-size-complex="10pt"/>
    </style:style>
    <style:style style:name="T43_123" style:family="text">
      <style:text-properties style:font-name="Arial" fo:font-size="10pt" style:font-name-asian="Arial" style:font-size-asian="10pt" style:font-name-complex="Arial" style:font-size-complex="10pt"/>
    </style:style>
    <style:style style:name="T43_124" style:family="text">
      <style:text-properties style:font-name="Arial" fo:font-size="10pt" style:font-name-asian="Arial" style:font-size-asian="10pt" style:font-name-complex="Arial" style:font-size-complex="10pt"/>
    </style:style>
    <style:style style:name="T43_1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3_126" style:family="text">
      <style:text-properties style:font-name="Arial" fo:font-size="10pt" style:font-name-asian="Arial" style:font-size-asian="10pt" style:font-name-complex="Arial" style:font-size-complex="10pt"/>
    </style:style>
    <style:style style:name="T43_127" style:family="text">
      <style:text-properties style:font-name="Arial" fo:font-size="10pt" style:font-name-asian="Arial" style:font-size-asian="10pt" style:font-name-complex="Arial" style:font-size-complex="10pt"/>
    </style:style>
    <style:style style:name="T43_128" style:family="text">
      <style:text-properties style:font-name="Arial" fo:font-size="10pt" style:font-name-asian="Arial" style:font-size-asian="10pt" style:font-name-complex="Arial" style:font-size-complex="10pt"/>
    </style:style>
    <style:style style:name="T43_129" style:family="text">
      <style:text-properties style:font-name="Arial" fo:font-size="10pt" style:font-name-asian="Arial" style:font-size-asian="10pt" style:font-name-complex="Arial" style:font-size-complex="10pt"/>
    </style:style>
    <style:style style:name="T43_130" style:family="text">
      <style:text-properties style:font-name="Arial" fo:font-size="10pt" style:font-name-asian="Arial" style:font-size-asian="10pt" style:font-name-complex="Arial" style:font-size-complex="10pt"/>
    </style:style>
    <style:style style:name="T43_131" style:family="text">
      <style:text-properties style:font-name="Arial" fo:font-size="10pt" style:font-name-asian="Arial" style:font-size-asian="10pt" style:font-name-complex="Arial" style:font-size-complex="10pt"/>
    </style:style>
    <style:style style:name="T43_132" style:family="text">
      <style:text-properties style:font-name="Arial" fo:font-size="10pt" style:font-name-asian="Arial" style:font-size-asian="10pt" style:font-name-complex="Arial" style:font-size-complex="10pt"/>
    </style:style>
    <style:style style:name="T43_133" style:family="text">
      <style:text-properties style:font-name="Arial" fo:font-size="10pt" style:font-name-asian="Arial" style:font-size-asian="10pt" style:font-name-complex="Arial" style:font-size-complex="10pt"/>
    </style:style>
    <style:style style:name="T43_134" style:family="text">
      <style:text-properties style:font-name="Arial" fo:font-size="10pt" style:font-name-asian="Arial" style:font-size-asian="10pt" style:font-name-complex="Arial" style:font-size-complex="10pt"/>
    </style:style>
    <style:style style:name="T43_135" style:family="text">
      <style:text-properties style:font-name="Arial" fo:font-size="10pt" style:font-name-asian="Arial" style:font-size-asian="10pt" style:font-name-complex="Arial" style:font-size-complex="10pt"/>
    </style:style>
    <style:style style:name="T43_136" style:family="text" style:parent-style-name="Standard"/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9" style:family="text" style:parent-style-name="Standard"/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 style:parent-style-name="Standard"/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7" style:family="paragraph" style:parent-style-name="Standard">
      <style:paragraph-properties fo:text-align="justify" fo:break-before="auto" fo:text-indent="0.619cm" fo:line-height="125%" fo:margin-left="1.145cm" style:writing-mode="lr-tb">
        <style:tab-stops>
          <style:tab-stop style:type="left" style:leader-style="none" style:position="0.607cm"/>
          <style:tab-stop style:type="left" style:leader-style="none" style:position="2.607cm"/>
          <style:tab-stop style:type="left" style:leader-style="none" style:position="4.607cm"/>
          <style:tab-stop style:type="left" style:leader-style="none" style:position="6.608cm"/>
        </style:tab-stops>
      </style:paragraph-properties>
    </style:style>
    <style:style style:name="T47_1" style:family="text">
      <style:text-properties style:font-name="Arial" fo:font-size="10pt" style:font-name-asian="Arial" style:font-size-asian="10pt" style:font-name-complex="Arial" style:font-size-complex="10pt"/>
    </style:style>
    <style:style style:name="T47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48" style:family="paragraph" style:parent-style-name="Standard">
      <style:paragraph-properties fo:text-align="justify" fo:break-before="auto" fo:text-indent="0.619cm" fo:line-height="125%" fo:margin-left="1.145cm" style:writing-mode="lr-tb"/>
      <style:text-properties style:font-name="Arial" fo:font-size="10pt" style:font-name-asian="Arial" style:font-size-asian="10pt" style:font-name-complex="Arial" style:font-size-complex="10pt"/>
    </style:style>
    <style:style style:name="P49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49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6" style:family="text">
      <style:text-properties style:font-name="Arial" fo:font-size="10pt" style:font-name-asian="Arial" style:font-size-asian="10pt" style:font-name-complex="Arial" style:font-size-complex="10pt"/>
    </style:style>
    <style:style style:name="T49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8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9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0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9_1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0" style:family="paragraph" style:parent-style-name="Standard">
      <style:paragraph-properties fo:text-align="justify" fo:break-before="auto" fo:text-indent="0cm" fo:line-height="125%" fo:margin-left="0.501cm" style:writing-mode="lr-tb">
        <style:tab-stops>
          <style:tab-stop style:type="left" style:leader-style="none" style:position="0cm"/>
        </style:tab-stops>
      </style:paragraph-properties>
    </style:style>
    <style:style style:name="T50_1" style:family="text">
      <style:text-properties style:font-name="Arial" fo:font-size="10pt" style:font-name-asian="Arial" style:font-size-asian="10pt" style:font-name-complex="Arial" style:font-size-complex="10pt"/>
    </style:style>
    <style:style style:name="T50_2" style:family="text">
      <style:text-properties style:font-name="Arial" fo:font-size="10pt" style:font-name-asian="Arial" style:font-size-asian="10pt" style:font-name-complex="Arial" style:font-size-complex="10pt"/>
    </style:style>
    <style:style style:name="T50_3" style:family="text">
      <style:text-properties style:font-name="Arial" fo:font-size="10pt" style:font-name-asian="Arial" style:font-size-asian="10pt" style:font-name-complex="Arial" style:font-size-complex="10pt"/>
    </style:style>
    <style:style style:name="T50_4" style:family="text">
      <style:text-properties style:font-name="Arial" fo:font-size="10pt" style:font-name-asian="Arial" style:font-size-asian="10pt" style:font-name-complex="Arial" style:font-size-complex="10pt"/>
    </style:style>
    <style:style style:name="T50_5" style:family="text">
      <style:text-properties style:font-name="Arial" fo:font-size="10pt" style:font-name-asian="Arial" style:font-size-asian="10pt" style:font-name-complex="Arial" style:font-size-complex="10pt"/>
    </style:style>
    <style:style style:name="T50_6" style:family="text">
      <style:text-properties style:font-name="Arial" fo:font-size="10pt" style:font-name-asian="Arial" style:font-size-asian="10pt" style:font-name-complex="Arial" style:font-size-complex="10pt"/>
    </style:style>
    <style:style style:name="T50_7" style:family="text">
      <style:text-properties style:font-name="Arial" fo:font-size="10pt" style:font-name-asian="Arial" style:font-size-asian="10pt" style:font-name-complex="Arial" style:font-size-complex="10pt"/>
    </style:style>
    <style:style style:name="T50_8" style:family="text">
      <style:text-properties style:font-name="Arial" fo:font-size="10pt" style:font-name-asian="Arial" style:font-size-asian="10pt" style:font-name-complex="Arial" style:font-size-complex="10pt"/>
    </style:style>
    <style:style style:name="T50_9" style:family="text">
      <style:text-properties style:font-name="Arial" fo:font-size="10pt" style:font-name-asian="Arial" style:font-size-asian="10pt" style:font-name-complex="Arial" style:font-size-complex="10pt"/>
    </style:style>
    <style:style style:name="T50_10" style:family="text">
      <style:text-properties style:font-name="Arial" fo:font-size="10pt" style:font-name-asian="Arial" style:font-size-asian="10pt" style:font-name-complex="Arial" style:font-size-complex="10pt"/>
    </style:style>
    <style:style style:name="T50_11" style:family="text">
      <style:text-properties style:font-name="Arial" fo:font-size="10pt" style:font-name-asian="Arial" style:font-size-asian="10pt" style:font-name-complex="Arial" style:font-size-complex="10pt"/>
    </style:style>
    <style:style style:name="T50_12" style:family="text">
      <style:text-properties style:font-name="Arial" fo:font-size="10pt" style:font-name-asian="Arial" style:font-size-asian="10pt" style:font-name-complex="Arial" style:font-size-complex="10pt"/>
    </style:style>
    <style:style style:name="T50_13" style:family="text">
      <style:text-properties style:font-name="Arial" fo:font-size="10pt" style:font-name-asian="Arial" style:font-size-asian="10pt" style:font-name-complex="Arial" style:font-size-complex="10pt"/>
    </style:style>
    <style:style style:name="T50_14" style:family="text">
      <style:text-properties style:font-name="Arial" fo:font-size="10pt" style:font-name-asian="Arial" style:font-size-asian="10pt" style:font-name-complex="Arial" style:font-size-complex="10pt"/>
    </style:style>
    <style:style style:name="T50_15" style:family="text">
      <style:text-properties style:font-name="Arial" fo:font-size="10pt" style:font-name-asian="Arial" style:font-size-asian="10pt" style:font-name-complex="Arial" style:font-size-complex="10pt"/>
    </style:style>
    <style:style style:name="T50_16" style:family="text">
      <style:text-properties style:font-name="Arial" fo:font-size="10pt" style:font-name-asian="Arial" style:font-size-asian="10pt" style:font-name-complex="Arial" style:font-size-complex="10pt"/>
    </style:style>
    <style:style style:name="T50_17" style:family="text">
      <style:text-properties style:font-name="Arial" fo:font-size="10pt" style:font-name-asian="Arial" style:font-size-asian="10pt" style:font-name-complex="Arial" style:font-size-complex="10pt"/>
    </style:style>
    <style:style style:name="T50_18" style:family="text">
      <style:text-properties style:font-name="Arial" fo:font-size="10pt" style:font-name-asian="Arial" style:font-size-asian="10pt" style:font-name-complex="Arial" style:font-size-complex="10pt"/>
    </style:style>
    <style:style style:name="P51" style:family="paragraph" style:parent-style-name="Standard">
      <style:paragraph-properties fo:text-align="justify" fo:break-before="auto" fo:text-indent="0cm" fo:line-height="125%" fo:margin-left="0.501cm" style:writing-mode="lr-tb">
        <style:tab-stops>
          <style:tab-stop style:type="left" style:leader-style="none" style:position="0cm"/>
        </style:tab-stops>
      </style:paragraph-properties>
    </style:style>
    <style:style style:name="T51_1" style:family="text">
      <style:text-properties style:font-name="Arial" fo:font-size="10pt" style:font-name-asian="Arial" style:font-size-asian="10pt" style:font-name-complex="Arial" style:font-size-complex="10pt"/>
    </style:style>
    <style:style style:name="T51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1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52" style:family="paragraph" style:parent-style-name="Standard">
      <style:paragraph-properties fo:text-align="justify" fo:break-before="auto" fo:text-indent="0cm" fo:line-height="125%" fo:margin-left="0.501cm" style:writing-mode="lr-tb">
        <style:tab-stops>
          <style:tab-stop style:type="left" style:leader-style="none" style:position="0cm"/>
        </style:tab-stops>
      </style:paragraph-properties>
    </style:style>
    <style:style style:name="T52_1" style:family="text">
      <style:text-properties style:font-name="Arial" fo:font-size="10pt" style:font-name-asian="Arial" style:font-size-asian="10pt" style:font-name-complex="Arial" style:font-size-complex="10pt"/>
    </style:style>
    <style:style style:name="T52_2" style:family="text">
      <style:text-properties style:font-name="Arial" fo:font-size="10pt" style:font-name-asian="Arial" style:font-size-asian="10pt" style:font-name-complex="Arial" style:font-size-complex="10pt"/>
    </style:style>
    <style:style style:name="T52_3" style:family="text">
      <style:text-properties style:font-name="Arial" fo:font-size="10pt" style:font-name-asian="Arial" style:font-size-asian="10pt" style:font-name-complex="Arial" style:font-size-complex="10pt"/>
    </style:style>
    <style:style style:name="T52_4" style:family="text">
      <style:text-properties style:font-name="Arial" fo:font-size="10pt" style:font-name-asian="Arial" style:font-size-asian="10pt" style:font-name-complex="Arial" style:font-size-complex="10pt"/>
    </style:style>
    <style:style style:name="T52_5" style:family="text">
      <style:text-properties style:font-name="Arial" fo:font-size="10pt" style:font-name-asian="Arial" style:font-size-asian="10pt" style:font-name-complex="Arial" style:font-size-complex="10pt"/>
    </style:style>
    <style:style style:name="T52_6" style:family="text">
      <style:text-properties style:font-name="Arial" fo:font-size="10pt" style:font-name-asian="Arial" style:font-size-asian="10pt" style:font-name-complex="Arial" style:font-size-complex="10pt"/>
    </style:style>
    <style:style style:name="T52_7" style:family="text">
      <style:text-properties style:font-name="Arial" fo:font-size="10pt" style:font-name-asian="Arial" style:font-size-asian="10pt" style:font-name-complex="Arial" style:font-size-complex="10pt"/>
    </style:style>
    <style:style style:name="T52_8" style:family="text">
      <style:text-properties style:font-name="Arial" fo:font-size="10pt" style:font-name-asian="Arial" style:font-size-asian="10pt" style:font-name-complex="Arial" style:font-size-complex="10pt"/>
    </style:style>
    <style:style style:name="T52_9" style:family="text">
      <style:text-properties style:font-name="Arial" fo:font-size="10pt" style:font-name-asian="Arial" style:font-size-asian="10pt" style:font-name-complex="Arial" style:font-size-complex="10pt"/>
    </style:style>
    <style:style style:name="T52_10" style:family="text">
      <style:text-properties style:font-name="Arial" fo:font-size="10pt" style:font-name-asian="Arial" style:font-size-asian="10pt" style:font-name-complex="Arial" style:font-size-complex="10pt"/>
    </style:style>
    <style:style style:name="T52_11" style:family="text">
      <style:text-properties style:font-name="Arial" fo:font-size="10pt" style:font-name-asian="Arial" style:font-size-asian="10pt" style:font-name-complex="Arial" style:font-size-complex="10pt"/>
    </style:style>
    <style:style style:name="T52_12" style:family="text">
      <style:text-properties style:font-name="Arial" fo:font-size="10pt" style:font-name-asian="Arial" style:font-size-asian="10pt" style:font-name-complex="Arial" style:font-size-complex="10pt"/>
    </style:style>
    <style:style style:name="T52_13" style:family="text">
      <style:text-properties style:font-name="Arial" fo:font-size="10pt" style:font-name-asian="Arial" style:font-size-asian="10pt" style:font-name-complex="Arial" style:font-size-complex="10pt"/>
    </style:style>
    <style:style style:name="T52_14" style:family="text">
      <style:text-properties style:font-name="Arial" fo:font-size="10pt" style:font-name-asian="Arial" style:font-size-asian="10pt" style:font-name-complex="Arial" style:font-size-complex="10pt"/>
    </style:style>
    <style:style style:name="T52_15" style:family="text">
      <style:text-properties style:font-name="Arial" fo:font-size="10pt" style:font-name-asian="Arial" style:font-size-asian="10pt" style:font-name-complex="Arial" style:font-size-complex="10pt"/>
    </style:style>
    <style:style style:name="T52_16" style:family="text">
      <style:text-properties style:font-name="Arial" fo:font-size="10pt" style:font-name-asian="Arial" style:font-size-asian="10pt" style:font-name-complex="Arial" style:font-size-complex="10pt"/>
    </style:style>
    <style:style style:name="T52_17" style:family="text">
      <style:text-properties style:font-name="Arial" fo:font-size="10pt" style:font-name-asian="Arial" style:font-size-asian="10pt" style:font-name-complex="Arial" style:font-size-complex="10pt"/>
    </style:style>
    <style:style style:name="T52_18" style:family="text">
      <style:text-properties style:font-name="Arial" fo:font-size="10pt" style:font-name-asian="Arial" style:font-size-asian="10pt" style:font-name-complex="Arial" style:font-size-complex="10pt"/>
    </style:style>
    <style:style style:name="T52_19" style:family="text">
      <style:text-properties style:font-name="Arial" fo:font-size="10pt" style:font-name-asian="Arial" style:font-size-asian="10pt" style:font-name-complex="Arial" style:font-size-complex="10pt"/>
    </style:style>
    <style:style style:name="T52_20" style:family="text">
      <style:text-properties style:font-name="Arial" fo:font-size="10pt" style:font-name-asian="Arial" style:font-size-asian="10pt" style:font-name-complex="Arial" style:font-size-complex="10pt"/>
    </style:style>
    <style:style style:name="T52_21" style:family="text">
      <style:text-properties style:font-name="Arial" fo:font-size="10pt" style:font-name-asian="Arial" style:font-size-asian="10pt" style:font-name-complex="Arial" style:font-size-complex="10pt"/>
    </style:style>
    <style:style style:name="T52_22" style:family="text">
      <style:text-properties style:font-name="Arial" fo:font-size="10pt" style:font-name-asian="Arial" style:font-size-asian="10pt" style:font-name-complex="Arial" style:font-size-complex="10pt"/>
    </style:style>
    <style:style style:name="T52_23" style:family="text">
      <style:text-properties style:font-name="Arial" fo:font-size="10pt" style:font-name-asian="Arial" style:font-size-asian="10pt" style:font-name-complex="Arial" style:font-size-complex="10pt"/>
    </style:style>
    <style:style style:name="T52_24" style:family="text">
      <style:text-properties style:font-name="Arial" fo:font-size="10pt" style:font-name-asian="Arial" style:font-size-asian="10pt" style:font-name-complex="Arial" style:font-size-complex="10pt"/>
    </style:style>
    <style:style style:name="T52_25" style:family="text">
      <style:text-properties style:font-name="Arial" fo:font-size="10pt" style:font-name-asian="Arial" style:font-size-asian="10pt" style:font-name-complex="Arial" style:font-size-complex="10pt"/>
    </style:style>
    <style:style style:name="T52_26" style:family="text">
      <style:text-properties style:font-name="Arial" fo:font-size="10pt" style:font-name-asian="Arial" style:font-size-asian="10pt" style:font-name-complex="Arial" style:font-size-complex="10pt"/>
    </style:style>
    <style:style style:name="T52_27" style:family="text">
      <style:text-properties style:font-name="Arial" fo:font-size="10pt" style:font-name-asian="Arial" style:font-size-asian="10pt" style:font-name-complex="Arial" style:font-size-complex="10pt"/>
    </style:style>
    <style:style style:name="T52_28" style:family="text">
      <style:text-properties style:font-name="Arial" fo:font-size="10pt" style:font-name-asian="Arial" style:font-size-asian="10pt" style:font-name-complex="Arial" style:font-size-complex="10pt"/>
    </style:style>
    <style:style style:name="T52_29" style:family="text">
      <style:text-properties style:font-name="Arial" fo:font-size="10pt" style:font-name-asian="Arial" style:font-size-asian="10pt" style:font-name-complex="Arial" style:font-size-complex="10pt"/>
    </style:style>
    <style:style style:name="T52_30" style:family="text">
      <style:text-properties style:font-name="Arial" fo:font-size="10pt" style:font-name-asian="Arial" style:font-size-asian="10pt" style:font-name-complex="Arial" style:font-size-complex="10pt"/>
    </style:style>
    <style:style style:name="P53" style:family="paragraph" style:parent-style-name="Standard">
      <style:paragraph-properties fo:text-align="justify" fo:break-before="auto" fo:text-indent="0cm" fo:line-height="125%" fo:margin-left="0.501cm" style:writing-mode="lr-tb">
        <style:tab-stops>
          <style:tab-stop style:type="left" style:leader-style="none" style:position="0cm"/>
        </style:tab-stops>
      </style:paragraph-properties>
    </style:style>
    <style:style style:name="T53_1" style:family="text">
      <style:text-properties style:font-name="Arial" fo:font-size="10pt" style:font-name-asian="Arial" style:font-size-asian="10pt" style:font-name-complex="Arial" style:font-size-complex="10pt"/>
    </style:style>
    <style:style style:name="T53_2" style:family="text">
      <style:text-properties style:font-name="Arial" fo:font-size="10pt" style:font-name-asian="Arial" style:font-size-asian="10pt" style:font-name-complex="Arial" style:font-size-complex="10pt"/>
    </style:style>
    <style:style style:name="T53_3" style:family="text">
      <style:text-properties style:font-name="Arial" fo:font-size="10pt" style:font-name-asian="Arial" style:font-size-asian="10pt" style:font-name-complex="Arial" style:font-size-complex="10pt"/>
    </style:style>
    <style:style style:name="T53_4" style:family="text">
      <style:text-properties style:font-name="Arial" fo:font-size="10pt" style:font-name-asian="Arial" style:font-size-asian="10pt" style:font-name-complex="Arial" style:font-size-complex="10pt"/>
    </style:style>
    <style:style style:name="T53_5" style:family="text">
      <style:text-properties style:font-name="Arial" fo:font-size="10pt" style:font-name-asian="Arial" style:font-size-asian="10pt" style:font-name-complex="Arial" style:font-size-complex="10pt"/>
    </style:style>
    <style:style style:name="T53_6" style:family="text">
      <style:text-properties style:font-name="Arial" fo:font-size="10pt" style:font-name-asian="Arial" style:font-size-asian="10pt" style:font-name-complex="Arial" style:font-size-complex="10pt"/>
    </style:style>
    <style:style style:name="T53_7" style:family="text">
      <style:text-properties style:font-name="Arial" fo:font-size="10pt" style:font-name-asian="Arial" style:font-size-asian="10pt" style:font-name-complex="Arial" style:font-size-complex="10pt"/>
    </style:style>
    <style:style style:name="T53_8" style:family="text">
      <style:text-properties style:font-name="Arial" fo:font-size="10pt" style:font-name-asian="Arial" style:font-size-asian="10pt" style:font-name-complex="Arial" style:font-size-complex="10pt"/>
    </style:style>
    <style:style style:name="T53_9" style:family="text">
      <style:text-properties style:font-name="Arial" fo:font-size="10pt" style:font-name-asian="Arial" style:font-size-asian="10pt" style:font-name-complex="Arial" style:font-size-complex="10pt"/>
    </style:style>
    <style:style style:name="T53_10" style:family="text">
      <style:text-properties style:font-name="Arial" fo:font-size="10pt" style:font-name-asian="Arial" style:font-size-asian="10pt" style:font-name-complex="Arial" style:font-size-complex="10pt"/>
    </style:style>
    <style:style style:name="T53_11" style:family="text">
      <style:text-properties style:font-name="Arial" fo:font-size="10pt" style:font-name-asian="Arial" style:font-size-asian="10pt" style:font-name-complex="Arial" style:font-size-complex="10pt"/>
    </style:style>
    <style:style style:name="T53_12" style:family="text">
      <style:text-properties style:font-name="Arial" fo:font-size="10pt" style:font-name-asian="Arial" style:font-size-asian="10pt" style:font-name-complex="Arial" style:font-size-complex="10pt"/>
    </style:style>
    <style:style style:name="T53_13" style:family="text">
      <style:text-properties style:font-name="Arial" fo:font-size="10pt" style:font-name-asian="Arial" style:font-size-asian="10pt" style:font-name-complex="Arial" style:font-size-complex="10pt"/>
    </style:style>
    <style:style style:name="T53_14" style:family="text">
      <style:text-properties style:font-name="Arial" fo:font-size="10pt" style:font-name-asian="Arial" style:font-size-asian="10pt" style:font-name-complex="Arial" style:font-size-complex="10pt"/>
    </style:style>
    <style:style style:name="T53_15" style:family="text">
      <style:text-properties style:font-name="Arial" fo:font-size="10pt" style:font-name-asian="Arial" style:font-size-asian="10pt" style:font-name-complex="Arial" style:font-size-complex="10pt"/>
    </style:style>
    <style:style style:name="T53_16" style:family="text">
      <style:text-properties style:font-name="Arial" fo:font-size="10pt" style:font-name-asian="Arial" style:font-size-asian="10pt" style:font-name-complex="Arial" style:font-size-complex="10pt"/>
    </style:style>
    <style:style style:name="T53_17" style:family="text">
      <style:text-properties style:font-name="Arial" fo:font-size="10pt" style:font-name-asian="Arial" style:font-size-asian="10pt" style:font-name-complex="Arial" style:font-size-complex="10pt"/>
    </style:style>
    <style:style style:name="T53_18" style:family="text">
      <style:text-properties style:font-name="Arial" fo:font-size="10pt" style:font-name-asian="Arial" style:font-size-asian="10pt" style:font-name-complex="Arial" style:font-size-complex="10pt"/>
    </style:style>
    <style:style style:name="T53_19" style:family="text">
      <style:text-properties style:font-name="Arial" fo:font-size="10pt" style:font-name-asian="Arial" style:font-size-asian="10pt" style:font-name-complex="Arial" style:font-size-complex="10pt"/>
    </style:style>
    <style:style style:name="T53_20" style:family="text">
      <style:text-properties style:font-name="Arial" fo:font-size="10pt" style:font-name-asian="Arial" style:font-size-asian="10pt" style:font-name-complex="Arial" style:font-size-complex="10pt"/>
    </style:style>
    <style:style style:name="T53_21" style:family="text">
      <style:text-properties style:font-name="Arial" fo:font-size="10pt" style:font-name-asian="Arial" style:font-size-asian="10pt" style:font-name-complex="Arial" style:font-size-complex="10pt"/>
    </style:style>
    <style:style style:name="T53_22" style:family="text">
      <style:text-properties style:font-name="Arial" fo:font-size="10pt" style:font-name-asian="Arial" style:font-size-asian="10pt" style:font-name-complex="Arial" style:font-size-complex="10pt"/>
    </style:style>
    <style:style style:name="T53_23" style:family="text">
      <style:text-properties style:font-name="Arial" fo:font-size="10pt" style:font-name-asian="Arial" style:font-size-asian="10pt" style:font-name-complex="Arial" style:font-size-complex="10pt"/>
    </style:style>
    <style:style style:name="T53_24" style:family="text">
      <style:text-properties style:font-name="Arial" fo:font-size="10pt" style:font-name-asian="Arial" style:font-size-asian="10pt" style:font-name-complex="Arial" style:font-size-complex="10pt"/>
    </style:style>
    <style:style style:name="T53_25" style:family="text">
      <style:text-properties style:font-name="Arial" fo:font-size="10pt" style:font-name-asian="Arial" style:font-size-asian="10pt" style:font-name-complex="Arial" style:font-size-complex="10pt"/>
    </style:style>
    <style:style style:name="T53_26" style:family="text">
      <style:text-properties style:font-name="Arial" fo:font-size="10pt" style:font-name-asian="Arial" style:font-size-asian="10pt" style:font-name-complex="Arial" style:font-size-complex="10pt"/>
    </style:style>
    <style:style style:name="T53_27" style:family="text">
      <style:text-properties style:font-name="Arial" fo:font-size="10pt" style:font-name-asian="Arial" style:font-size-asian="10pt" style:font-name-complex="Arial" style:font-size-complex="10pt"/>
    </style:style>
    <style:style style:name="T53_28" style:family="text">
      <style:text-properties style:font-name="Arial" fo:font-size="10pt" style:font-name-asian="Arial" style:font-size-asian="10pt" style:font-name-complex="Arial" style:font-size-complex="10pt"/>
    </style:style>
    <style:style style:name="T53_29" style:family="text">
      <style:text-properties style:font-name="Arial" fo:font-size="10pt" style:font-name-asian="Arial" style:font-size-asian="10pt" style:font-name-complex="Arial" style:font-size-complex="10pt"/>
    </style:style>
    <style:style style:name="P54" style:family="paragraph" style:parent-style-name="Standard">
      <style:paragraph-properties fo:text-align="justify" fo:break-before="auto" fo:text-indent="0cm" fo:line-height="125%" fo:margin-left="0.494cm" style:writing-mode="lr-tb"/>
      <style:text-properties style:font-name="Arial" fo:font-size="10pt" style:font-name-asian="Arial" style:font-size-asian="10pt" style:font-name-complex="Arial" style:font-size-complex="10pt"/>
    </style:style>
    <style:style style:name="P55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55_1" style:family="text">
      <style:text-properties style:font-name="Arial" fo:font-size="10pt" style:font-name-asian="Arial" style:font-size-asian="10pt" style:font-name-complex="Arial" style:font-size-complex="10pt"/>
    </style:style>
    <style:style style:name="T55_2" style:family="text">
      <style:text-properties style:font-name="Arial" fo:font-size="10pt" style:font-name-asian="Arial" style:font-size-asian="10pt" style:font-name-complex="Arial" style:font-size-complex="10pt"/>
    </style:style>
    <style:style style:name="T55_3" style:family="text">
      <style:text-properties style:font-name="Arial" fo:font-size="10pt" style:font-name-asian="Arial" style:font-size-asian="10pt" style:font-name-complex="Arial" style:font-size-complex="10pt"/>
    </style:style>
    <style:style style:name="T55_4" style:family="text">
      <style:text-properties style:font-name="Arial" fo:font-size="10pt" style:font-name-asian="Arial" style:font-size-asian="10pt" style:font-name-complex="Arial" style:font-size-complex="10pt"/>
    </style:style>
    <style:style style:name="T55_5" style:family="text">
      <style:text-properties style:font-name="Arial" fo:font-size="10pt" style:font-name-asian="Arial" style:font-size-asian="10pt" style:font-name-complex="Arial" style:font-size-complex="10pt"/>
    </style:style>
    <style:style style:name="T55_6" style:family="text">
      <style:text-properties style:font-name="Arial" fo:font-size="10pt" style:font-name-asian="Arial" style:font-size-asian="10pt" style:font-name-complex="Arial" style:font-size-complex="10pt"/>
    </style:style>
    <style:style style:name="T55_7" style:family="text">
      <style:text-properties style:font-name="Arial" fo:font-size="10pt" style:font-name-asian="Arial" style:font-size-asian="10pt" style:font-name-complex="Arial" style:font-size-complex="10pt"/>
    </style:style>
    <style:style style:name="T55_8" style:family="text">
      <style:text-properties style:font-name="Arial" fo:font-size="10pt" style:font-name-asian="Arial" style:font-size-asian="10pt" style:font-name-complex="Arial" style:font-size-complex="10pt"/>
    </style:style>
    <style:style style:name="T55_9" style:family="text">
      <style:text-properties style:font-name="Arial" fo:font-size="10pt" style:font-name-asian="Arial" style:font-size-asian="10pt" style:font-name-complex="Arial" style:font-size-complex="10pt"/>
    </style:style>
    <style:style style:name="T55_10" style:family="text">
      <style:text-properties style:font-name="Arial" fo:font-size="10pt" style:font-name-asian="Arial" style:font-size-asian="10pt" style:font-name-complex="Arial" style:font-size-complex="10pt"/>
    </style:style>
    <style:style style:name="T55_11" style:family="text">
      <style:text-properties style:font-name="Arial" fo:font-size="10pt" style:font-name-asian="Arial" style:font-size-asian="10pt" style:font-name-complex="Arial" style:font-size-complex="10pt"/>
    </style:style>
    <style:style style:name="T55_12" style:family="text">
      <style:text-properties style:font-name="Arial" fo:font-size="10pt" style:font-name-asian="Arial" style:font-size-asian="10pt" style:font-name-complex="Arial" style:font-size-complex="10pt"/>
    </style:style>
    <style:style style:name="T55_13" style:family="text">
      <style:text-properties style:font-name="Arial" fo:font-size="10pt" style:font-name-asian="Arial" style:font-size-asian="10pt" style:font-name-complex="Arial" style:font-size-complex="10pt"/>
    </style:style>
    <style:style style:name="T55_14" style:family="text">
      <style:text-properties style:font-name="Arial" fo:font-size="10pt" style:font-name-asian="Arial" style:font-size-asian="10pt" style:font-name-complex="Arial" style:font-size-complex="10pt"/>
    </style:style>
    <style:style style:name="T55_15" style:family="text">
      <style:text-properties style:font-name="Arial" fo:font-size="10pt" style:font-name-asian="Arial" style:font-size-asian="10pt" style:font-name-complex="Arial" style:font-size-complex="10pt"/>
    </style:style>
    <style:style style:name="T55_16" style:family="text">
      <style:text-properties style:font-name="Arial" fo:font-size="10pt" style:font-name-asian="Arial" style:font-size-asian="10pt" style:font-name-complex="Arial" style:font-size-complex="10pt"/>
    </style:style>
    <style:style style:name="T55_17" style:family="text">
      <style:text-properties style:font-name="Arial" fo:font-size="10pt" style:font-name-asian="Arial" style:font-size-asian="10pt" style:font-name-complex="Arial" style:font-size-complex="10pt"/>
    </style:style>
    <style:style style:name="T55_18" style:family="text">
      <style:text-properties style:font-name="Arial" fo:font-size="10pt" style:font-name-asian="Arial" style:font-size-asian="10pt" style:font-name-complex="Arial" style:font-size-complex="10pt"/>
    </style:style>
    <style:style style:name="T55_19" style:family="text">
      <style:text-properties style:font-name="Arial" fo:font-size="10pt" style:font-name-asian="Arial" style:font-size-asian="10pt" style:font-name-complex="Arial" style:font-size-complex="10pt"/>
    </style:style>
    <style:style style:name="T55_20" style:family="text">
      <style:text-properties style:font-name="Arial" fo:font-size="10pt" style:font-name-asian="Arial" style:font-size-asian="10pt" style:font-name-complex="Arial" style:font-size-complex="10pt"/>
    </style:style>
    <style:style style:name="T55_21" style:family="text">
      <style:text-properties style:font-name="Arial" fo:font-size="10pt" style:font-name-asian="Arial" style:font-size-asian="10pt" style:font-name-complex="Arial" style:font-size-complex="10pt"/>
    </style:style>
    <style:style style:name="T55_22" style:family="text">
      <style:text-properties style:font-name="Arial" fo:font-size="10pt" style:font-name-asian="Arial" style:font-size-asian="10pt" style:font-name-complex="Arial" style:font-size-complex="10pt"/>
    </style:style>
    <style:style style:name="T55_23" style:family="text">
      <style:text-properties style:font-name="Arial" fo:font-size="10pt" style:font-name-asian="Arial" style:font-size-asian="10pt" style:font-name-complex="Arial" style:font-size-complex="10pt"/>
    </style:style>
    <style:style style:name="T55_24" style:family="text">
      <style:text-properties style:font-name="Arial" fo:font-size="10pt" style:font-name-asian="Arial" style:font-size-asian="10pt" style:font-name-complex="Arial" style:font-size-complex="10pt"/>
    </style:style>
    <style:style style:name="T55_25" style:family="text">
      <style:text-properties style:font-name="Arial" fo:font-size="10pt" style:font-name-asian="Arial" style:font-size-asian="10pt" style:font-name-complex="Arial" style:font-size-complex="10pt"/>
    </style:style>
    <style:style style:name="T55_26" style:family="text">
      <style:text-properties style:font-name="Arial" fo:font-size="10pt" style:font-name-asian="Arial" style:font-size-asian="10pt" style:font-name-complex="Arial" style:font-size-complex="10pt"/>
    </style:style>
    <style:style style:name="T55_27" style:family="text">
      <style:text-properties style:font-name="Arial" fo:font-size="10pt" style:font-name-asian="Arial" style:font-size-asian="10pt" style:font-name-complex="Arial" style:font-size-complex="10pt"/>
    </style:style>
    <style:style style:name="T55_28" style:family="text">
      <style:text-properties style:font-name="Arial" fo:font-size="10pt" style:font-name-asian="Arial" style:font-size-asian="10pt" style:font-name-complex="Arial" style:font-size-complex="10pt"/>
    </style:style>
    <style:style style:name="T55_29" style:family="text">
      <style:text-properties style:font-name="Arial" fo:font-size="10pt" style:font-name-asian="Arial" style:font-size-asian="10pt" style:font-name-complex="Arial" style:font-size-complex="10pt"/>
    </style:style>
    <style:style style:name="T55_30" style:family="text">
      <style:text-properties style:font-name="Arial" fo:font-size="10pt" style:font-name-asian="Arial" style:font-size-asian="10pt" style:font-name-complex="Arial" style:font-size-complex="10pt"/>
    </style:style>
    <style:style style:name="T55_31" style:family="text">
      <style:text-properties style:font-name="Arial" fo:font-size="10pt" style:font-name-asian="Arial" style:font-size-asian="10pt" style:font-name-complex="Arial" style:font-size-complex="10pt"/>
    </style:style>
    <style:style style:name="T55_32" style:family="text">
      <style:text-properties style:font-name="Arial" fo:font-size="10pt" style:font-name-asian="Arial" style:font-size-asian="10pt" style:font-name-complex="Arial" style:font-size-complex="10pt"/>
    </style:style>
    <style:style style:name="T55_33" style:family="text">
      <style:text-properties style:font-name="Arial" fo:font-size="10pt" style:font-name-asian="Arial" style:font-size-asian="10pt" style:font-name-complex="Arial" style:font-size-complex="10pt"/>
    </style:style>
    <style:style style:name="T55_34" style:family="text">
      <style:text-properties style:font-name="Arial" fo:font-size="10pt" style:font-name-asian="Arial" style:font-size-asian="10pt" style:font-name-complex="Arial" style:font-size-complex="10pt"/>
    </style:style>
    <style:style style:name="T55_35" style:family="text">
      <style:text-properties style:font-name="Arial" fo:font-size="10pt" style:font-name-asian="Arial" style:font-size-asian="10pt" style:font-name-complex="Arial" style:font-size-complex="10pt"/>
    </style:style>
    <style:style style:name="T55_36" style:family="text">
      <style:text-properties style:font-name="Arial" fo:font-size="10pt" style:font-name-asian="Arial" style:font-size-asian="10pt" style:font-name-complex="Arial" style:font-size-complex="10pt"/>
    </style:style>
    <style:style style:name="T55_37" style:family="text">
      <style:text-properties style:font-name="Arial" fo:font-size="10pt" style:font-name-asian="Arial" style:font-size-asian="10pt" style:font-name-complex="Arial" style:font-size-complex="10pt"/>
    </style:style>
    <style:style style:name="T55_38" style:family="text">
      <style:text-properties style:font-name="Arial" fo:font-size="10pt" style:font-name-asian="Arial" style:font-size-asian="10pt" style:font-name-complex="Arial" style:font-size-complex="10pt"/>
    </style:style>
    <style:style style:name="T55_39" style:family="text">
      <style:text-properties style:font-name="Arial" fo:font-size="10pt" style:font-name-asian="Arial" style:font-size-asian="10pt" style:font-name-complex="Arial" style:font-size-complex="10pt"/>
    </style:style>
    <style:style style:name="T55_40" style:family="text">
      <style:text-properties style:font-name="Arial" fo:font-size="10pt" style:font-name-asian="Arial" style:font-size-asian="10pt" style:font-name-complex="Arial" style:font-size-complex="10pt"/>
    </style:style>
    <style:style style:name="T55_41" style:family="text">
      <style:text-properties style:font-name="Arial" fo:font-size="10pt" style:font-name-asian="Arial" style:font-size-asian="10pt" style:font-name-complex="Arial" style:font-size-complex="10pt"/>
    </style:style>
    <style:style style:name="T55_42" style:family="text">
      <style:text-properties style:font-name="Arial" fo:font-size="10pt" style:font-name-asian="Arial" style:font-size-asian="10pt" style:font-name-complex="Arial" style:font-size-complex="10pt"/>
    </style:style>
    <style:style style:name="T55_43" style:family="text">
      <style:text-properties style:font-name="Arial" fo:font-size="10pt" style:font-name-asian="Arial" style:font-size-asian="10pt" style:font-name-complex="Arial" style:font-size-complex="10pt"/>
    </style:style>
    <style:style style:name="T55_44" style:family="text">
      <style:text-properties style:font-name="Arial" fo:font-size="10pt" style:font-name-asian="Arial" style:font-size-asian="10pt" style:font-name-complex="Arial" style:font-size-complex="10pt"/>
    </style:style>
    <style:style style:name="T55_45" style:family="text">
      <style:text-properties style:font-name="Arial" fo:font-size="10pt" style:font-name-asian="Arial" style:font-size-asian="10pt" style:font-name-complex="Arial" style:font-size-complex="10pt"/>
    </style:style>
    <style:style style:name="T55_46" style:family="text">
      <style:text-properties style:font-name="Arial" fo:font-size="10pt" style:font-name-asian="Arial" style:font-size-asian="10pt" style:font-name-complex="Arial" style:font-size-complex="10pt"/>
    </style:style>
    <style:style style:name="T55_47" style:family="text">
      <style:text-properties style:font-name="Arial" fo:font-size="10pt" style:font-name-asian="Arial" style:font-size-asian="10pt" style:font-name-complex="Arial" style:font-size-complex="10pt"/>
    </style:style>
    <style:style style:name="T55_48" style:family="text">
      <style:text-properties style:font-name="Arial" fo:font-size="10pt" style:font-name-asian="Arial" style:font-size-asian="10pt" style:font-name-complex="Arial" style:font-size-complex="10pt"/>
    </style:style>
    <style:style style:name="T55_49" style:family="text">
      <style:text-properties style:font-name="Arial" fo:font-size="10pt" style:font-name-asian="Arial" style:font-size-asian="10pt" style:font-name-complex="Arial" style:font-size-complex="10pt"/>
    </style:style>
    <style:style style:name="T55_50" style:family="text">
      <style:text-properties style:font-name="Arial" fo:font-size="10pt" style:font-name-asian="Arial" style:font-size-asian="10pt" style:font-name-complex="Arial" style:font-size-complex="10pt"/>
    </style:style>
    <style:style style:name="T55_51" style:family="text">
      <style:text-properties style:font-name="Arial" fo:font-size="10pt" style:font-name-asian="Arial" style:font-size-asian="10pt" style:font-name-complex="Arial" style:font-size-complex="10pt"/>
    </style:style>
    <style:style style:name="T55_52" style:family="text">
      <style:text-properties style:font-name="Arial" fo:font-size="10pt" style:font-name-asian="Arial" style:font-size-asian="10pt" style:font-name-complex="Arial" style:font-size-complex="10pt"/>
    </style:style>
    <style:style style:name="T55_53" style:family="text">
      <style:text-properties style:font-name="Arial" fo:font-size="10pt" style:font-name-asian="Arial" style:font-size-asian="10pt" style:font-name-complex="Arial" style:font-size-complex="10pt"/>
    </style:style>
    <style:style style:name="T55_54" style:family="text">
      <style:text-properties style:font-name="Arial" fo:font-size="10pt" style:font-name-asian="Arial" style:font-size-asian="10pt" style:font-name-complex="Arial" style:font-size-complex="10pt"/>
    </style:style>
    <style:style style:name="T55_55" style:family="text">
      <style:text-properties style:font-name="Arial" fo:font-size="10pt" style:font-name-asian="Arial" style:font-size-asian="10pt" style:font-name-complex="Arial" style:font-size-complex="10pt"/>
    </style:style>
    <style:style style:name="T55_56" style:family="text">
      <style:text-properties style:font-name="Arial" fo:font-size="10pt" style:font-name-asian="Arial" style:font-size-asian="10pt" style:font-name-complex="Arial" style:font-size-complex="10pt"/>
    </style:style>
    <style:style style:name="T55_57" style:family="text">
      <style:text-properties style:font-name="Arial" fo:font-size="10pt" style:font-name-asian="Arial" style:font-size-asian="10pt" style:font-name-complex="Arial" style:font-size-complex="10pt"/>
    </style:style>
    <style:style style:name="T55_58" style:family="text">
      <style:text-properties style:font-name="Arial" fo:font-size="10pt" style:font-name-asian="Arial" style:font-size-asian="10pt" style:font-name-complex="Arial" style:font-size-complex="10pt"/>
    </style:style>
    <style:style style:name="T55_59" style:family="text">
      <style:text-properties style:font-name="Arial" fo:font-size="10pt" style:font-name-asian="Arial" style:font-size-asian="10pt" style:font-name-complex="Arial" style:font-size-complex="10pt"/>
    </style:style>
    <style:style style:name="T55_60" style:family="text">
      <style:text-properties fo:background-color="#fafafa" style:font-name="Arial" fo:font-size="10pt" style:font-name-asian="Arial" style:font-size-asian="10pt" style:font-name-complex="Arial" style:font-size-complex="10pt"/>
    </style:style>
    <style:style style:name="P56" style:family="paragraph" style:parent-style-name="Standard">
      <style:paragraph-properties fo:break-before="auto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6_1" style:family="text">
      <style:text-properties style:font-name="Arial" fo:font-size="10pt" style:font-name-asian="Arial" style:font-size-asian="10pt" style:font-name-complex="Arial" style:font-size-complex="10pt"/>
    </style:style>
    <style:style style:name="T56_2" style:family="text">
      <style:text-properties style:font-name="Arial" fo:font-size="10pt" style:font-name-asian="Arial" style:font-size-asian="10pt" style:font-name-complex="Arial" style:font-size-complex="10pt"/>
    </style:style>
    <style:style style:name="T56_3" style:family="text">
      <style:text-properties style:font-name="Arial" fo:font-size="10pt" style:font-name-asian="Arial" style:font-size-asian="10pt" style:font-name-complex="Arial" style:font-size-complex="10pt"/>
    </style:style>
    <style:style style:name="T56_4" style:family="text">
      <style:text-properties style:font-name="Arial" fo:font-size="10pt" style:font-name-asian="Arial" style:font-size-asian="10pt" style:font-name-complex="Arial" style:font-size-complex="10pt"/>
    </style:style>
    <style:style style:name="T56_5" style:family="text">
      <style:text-properties style:font-name="Arial" fo:font-size="10pt" style:font-name-asian="Arial" style:font-size-asian="10pt" style:font-name-complex="Arial" style:font-size-complex="10pt"/>
    </style:style>
    <style:style style:name="T56_6" style:family="text">
      <style:text-properties style:font-name="Arial" fo:font-size="10pt" style:font-name-asian="Arial" style:font-size-asian="10pt" style:font-name-complex="Arial" style:font-size-complex="10pt"/>
    </style:style>
    <style:style style:name="T56_7" style:family="text">
      <style:text-properties style:font-name="Arial" fo:font-size="10pt" style:font-name-asian="Arial" style:font-size-asian="10pt" style:font-name-complex="Arial" style:font-size-complex="10pt"/>
    </style:style>
    <style:style style:name="T56_8" style:family="text">
      <style:text-properties style:font-name="Arial" fo:font-size="10pt" style:font-name-asian="Arial" style:font-size-asian="10pt" style:font-name-complex="Arial" style:font-size-complex="10pt"/>
    </style:style>
    <style:style style:name="T56_9" style:family="text">
      <style:text-properties style:font-name="Arial" fo:font-size="10pt" style:font-name-asian="Arial" style:font-size-asian="10pt" style:font-name-complex="Arial" style:font-size-complex="10pt"/>
    </style:style>
    <style:style style:name="T56_10" style:family="text">
      <style:text-properties style:font-name="Arial" fo:font-size="10pt" style:font-name-asian="Arial" style:font-size-asian="10pt" style:font-name-complex="Arial" style:font-size-complex="10pt"/>
    </style:style>
    <style:style style:name="T56_11" style:family="text">
      <style:text-properties style:font-name="Arial" fo:font-size="10pt" style:font-name-asian="Arial" style:font-size-asian="10pt" style:font-name-complex="Arial" style:font-size-complex="10pt"/>
    </style:style>
    <style:style style:name="T56_12" style:family="text">
      <style:text-properties style:font-name="Arial" fo:font-size="10pt" style:font-name-asian="Arial" style:font-size-asian="10pt" style:font-name-complex="Arial" style:font-size-complex="10pt"/>
    </style:style>
    <style:style style:name="T56_13" style:family="text">
      <style:text-properties style:font-name="Arial" fo:font-size="10pt" style:font-name-asian="Arial" style:font-size-asian="10pt" style:font-name-complex="Arial" style:font-size-complex="10pt"/>
    </style:style>
    <style:style style:name="T56_14" style:family="text">
      <style:text-properties style:font-name="Arial" fo:font-size="10pt" style:font-name-asian="Arial" style:font-size-asian="10pt" style:font-name-complex="Arial" style:font-size-complex="10pt"/>
    </style:style>
    <style:style style:name="T56_15" style:family="text">
      <style:text-properties style:font-name="Arial" fo:font-size="10pt" style:font-name-asian="Arial" style:font-size-asian="10pt" style:font-name-complex="Arial" style:font-size-complex="10pt"/>
    </style:style>
    <style:style style:name="T56_16" style:family="text">
      <style:text-properties style:font-name="Arial" fo:font-size="10pt" style:font-name-asian="Arial" style:font-size-asian="10pt" style:font-name-complex="Arial" style:font-size-complex="10pt"/>
    </style:style>
    <style:style style:name="T56_17" style:family="text">
      <style:text-properties style:font-name="Arial" fo:font-size="10pt" style:font-name-asian="Arial" style:font-size-asian="10pt" style:font-name-complex="Arial" style:font-size-complex="10pt"/>
    </style:style>
    <style:style style:name="T56_18" style:family="text">
      <style:text-properties style:font-name="Arial" fo:font-size="10pt" style:font-name-asian="Arial" style:font-size-asian="10pt" style:font-name-complex="Arial" style:font-size-complex="10pt"/>
    </style:style>
    <style:style style:name="T56_19" style:family="text">
      <style:text-properties style:font-name="Arial" fo:font-size="10pt" style:font-name-asian="Arial" style:font-size-asian="10pt" style:font-name-complex="Arial" style:font-size-complex="10pt"/>
    </style:style>
    <style:style style:name="T56_20" style:family="text">
      <style:text-properties style:font-name="Arial" fo:font-size="10pt" style:font-name-asian="Arial" style:font-size-asian="10pt" style:font-name-complex="Arial" style:font-size-complex="10pt"/>
    </style:style>
    <style:style style:name="T56_21" style:family="text">
      <style:text-properties style:font-name="Arial" fo:font-size="10pt" style:font-name-asian="Arial" style:font-size-asian="10pt" style:font-name-complex="Arial" style:font-size-complex="10pt"/>
    </style:style>
    <style:style style:name="T56_22" style:family="text">
      <style:text-properties style:font-name="Arial" fo:font-size="10pt" style:font-name-asian="Arial" style:font-size-asian="10pt" style:font-name-complex="Arial" style:font-size-complex="10pt"/>
    </style:style>
    <style:style style:name="T56_23" style:family="text">
      <style:text-properties style:font-name="Arial" fo:font-size="10pt" style:font-name-asian="Arial" style:font-size-asian="10pt" style:font-name-complex="Arial" style:font-size-complex="10pt"/>
    </style:style>
    <style:style style:name="T56_24" style:family="text">
      <style:text-properties style:font-name="Arial" fo:font-size="10pt" style:font-name-asian="Arial" style:font-size-asian="10pt" style:font-name-complex="Arial" style:font-size-complex="10pt"/>
    </style:style>
    <style:style style:name="T56_25" style:family="text">
      <style:text-properties style:font-name="Arial" fo:font-size="10pt" style:font-name-asian="Arial" style:font-size-asian="10pt" style:font-name-complex="Arial" style:font-size-complex="10pt"/>
    </style:style>
    <style:style style:name="T56_26" style:family="text">
      <style:text-properties style:font-name="Arial" fo:font-size="10pt" style:font-name-asian="Arial" style:font-size-asian="10pt" style:font-name-complex="Arial" style:font-size-complex="10pt"/>
    </style:style>
    <style:style style:name="T56_27" style:family="text">
      <style:text-properties style:font-name="Arial" fo:font-size="10pt" style:font-name-asian="Arial" style:font-size-asian="10pt" style:font-name-complex="Arial" style:font-size-complex="10pt"/>
    </style:style>
    <style:style style:name="T56_28" style:family="text">
      <style:text-properties style:font-name="Arial" fo:font-size="10pt" style:font-name-asian="Arial" style:font-size-asian="10pt" style:font-name-complex="Arial" style:font-size-complex="10pt"/>
    </style:style>
    <style:style style:name="T56_29" style:family="text">
      <style:text-properties style:font-name="Arial" fo:font-size="10pt" style:font-name-asian="Arial" style:font-size-asian="10pt" style:font-name-complex="Arial" style:font-size-complex="10pt"/>
    </style:style>
    <style:style style:name="P57" style:family="paragraph" style:parent-style-name="Standard">
      <style:paragraph-properties fo:text-align="justify" fo:break-before="auto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7_1" style:family="text">
      <style:text-properties style:font-name="Arial" fo:font-size="10pt" style:font-name-asian="Arial" style:font-size-asian="10pt" style:font-name-complex="Arial" style:font-size-complex="10pt"/>
    </style:style>
    <style:style style:name="T57_2" style:family="text">
      <style:text-properties style:font-name="Arial" fo:font-size="10pt" style:font-name-asian="Arial" style:font-size-asian="10pt" style:font-name-complex="Arial" style:font-size-complex="10pt"/>
    </style:style>
    <style:style style:name="T57_3" style:family="text">
      <style:text-properties style:font-name="Arial" fo:font-size="10pt" style:font-name-asian="Arial" style:font-size-asian="10pt" style:font-name-complex="Arial" style:font-size-complex="10pt"/>
    </style:style>
    <style:style style:name="T57_4" style:family="text">
      <style:text-properties style:font-name="Arial" fo:font-size="10pt" style:font-name-asian="Arial" style:font-size-asian="10pt" style:font-name-complex="Arial" style:font-size-complex="10pt"/>
    </style:style>
    <style:style style:name="T57_5" style:family="text">
      <style:text-properties style:font-name="Arial" fo:font-size="10pt" style:font-name-asian="Arial" style:font-size-asian="10pt" style:font-name-complex="Arial" style:font-size-complex="10pt"/>
    </style:style>
    <style:style style:name="T57_6" style:family="text">
      <style:text-properties style:font-name="Arial" fo:font-size="10pt" style:font-name-asian="Arial" style:font-size-asian="10pt" style:font-name-complex="Arial" style:font-size-complex="10pt"/>
    </style:style>
    <style:style style:name="T57_7" style:family="text">
      <style:text-properties style:font-name="Arial" fo:font-size="10pt" style:font-name-asian="Arial" style:font-size-asian="10pt" style:font-name-complex="Arial" style:font-size-complex="10pt"/>
    </style:style>
    <style:style style:name="T57_8" style:family="text">
      <style:text-properties style:font-name="Arial" fo:font-size="10pt" style:font-name-asian="Arial" style:font-size-asian="10pt" style:font-name-complex="Arial" style:font-size-complex="10pt"/>
    </style:style>
    <style:style style:name="T57_9" style:family="text">
      <style:text-properties style:font-name="Arial" fo:font-size="10pt" style:font-name-asian="Arial" style:font-size-asian="10pt" style:font-name-complex="Arial" style:font-size-complex="10pt"/>
    </style:style>
    <style:style style:name="T57_10" style:family="text">
      <style:text-properties style:font-name="Arial" fo:font-size="10pt" style:font-name-asian="Arial" style:font-size-asian="10pt" style:font-name-complex="Arial" style:font-size-complex="10pt"/>
    </style:style>
    <style:style style:name="T57_11" style:family="text">
      <style:text-properties style:font-name="Arial" fo:font-size="10pt" style:font-name-asian="Arial" style:font-size-asian="10pt" style:font-name-complex="Arial" style:font-size-complex="10pt"/>
    </style:style>
    <style:style style:name="T57_12" style:family="text">
      <style:text-properties style:font-name="Arial" fo:font-size="10pt" style:font-name-asian="Arial" style:font-size-asian="10pt" style:font-name-complex="Arial" style:font-size-complex="10pt"/>
    </style:style>
    <style:style style:name="T57_13" style:family="text">
      <style:text-properties style:font-name="Arial" fo:font-size="10pt" style:font-name-asian="Arial" style:font-size-asian="10pt" style:font-name-complex="Arial" style:font-size-complex="10pt"/>
    </style:style>
    <style:style style:name="T57_14" style:family="text">
      <style:text-properties style:font-name="Arial" fo:font-size="10pt" style:font-name-asian="Arial" style:font-size-asian="10pt" style:font-name-complex="Arial" style:font-size-complex="10pt"/>
    </style:style>
    <style:style style:name="T57_15" style:family="text">
      <style:text-properties style:font-name="Arial" fo:font-size="10pt" style:font-name-asian="Arial" style:font-size-asian="10pt" style:font-name-complex="Arial" style:font-size-complex="10pt"/>
    </style:style>
    <style:style style:name="T57_16" style:family="text">
      <style:text-properties style:font-name="Arial" fo:font-size="10pt" style:font-name-asian="Arial" style:font-size-asian="10pt" style:font-name-complex="Arial" style:font-size-complex="10pt"/>
    </style:style>
    <style:style style:name="T57_17" style:family="text">
      <style:text-properties style:font-name="Arial" fo:font-size="10pt" style:font-name-asian="Arial" style:font-size-asian="10pt" style:font-name-complex="Arial" style:font-size-complex="10pt"/>
    </style:style>
    <style:style style:name="T57_18" style:family="text">
      <style:text-properties style:font-name="Arial" fo:font-size="10pt" style:font-name-asian="Arial" style:font-size-asian="10pt" style:font-name-complex="Arial" style:font-size-complex="10pt"/>
    </style:style>
    <style:style style:name="T57_19" style:family="text">
      <style:text-properties style:font-name="Arial" fo:font-size="10pt" style:font-name-asian="Arial" style:font-size-asian="10pt" style:font-name-complex="Arial" style:font-size-complex="10pt"/>
    </style:style>
    <style:style style:name="T57_20" style:family="text">
      <style:text-properties style:font-name="Arial" fo:font-size="10pt" style:font-name-asian="Arial" style:font-size-asian="10pt" style:font-name-complex="Arial" style:font-size-complex="10pt"/>
    </style:style>
    <style:style style:name="T57_21" style:family="text">
      <style:text-properties style:font-name="Arial" fo:font-size="10pt" style:font-name-asian="Arial" style:font-size-asian="10pt" style:font-name-complex="Arial" style:font-size-complex="10pt"/>
    </style:style>
    <style:style style:name="T57_22" style:family="text">
      <style:text-properties style:font-name="Arial" fo:font-size="10pt" style:font-name-asian="Arial" style:font-size-asian="10pt" style:font-name-complex="Arial" style:font-size-complex="10pt"/>
    </style:style>
    <style:style style:name="T57_23" style:family="text">
      <style:text-properties style:font-name="Arial" fo:font-size="10pt" style:font-name-asian="Arial" style:font-size-asian="10pt" style:font-name-complex="Arial" style:font-size-complex="10pt"/>
    </style:style>
    <style:style style:name="T57_24" style:family="text">
      <style:text-properties style:font-name="Arial" fo:font-size="10pt" style:font-name-asian="Arial" style:font-size-asian="10pt" style:font-name-complex="Arial" style:font-size-complex="10pt"/>
    </style:style>
    <style:style style:name="T57_25" style:family="text">
      <style:text-properties style:font-name="Arial" fo:font-size="10pt" style:font-name-asian="Arial" style:font-size-asian="10pt" style:font-name-complex="Arial" style:font-size-complex="10pt"/>
    </style:style>
    <style:style style:name="T57_26" style:family="text">
      <style:text-properties style:font-name="Arial" fo:font-size="10pt" style:font-name-asian="Arial" style:font-size-asian="10pt" style:font-name-complex="Arial" style:font-size-complex="10pt"/>
    </style:style>
    <style:style style:name="T57_27" style:family="text">
      <style:text-properties style:font-name="Arial" fo:font-size="10pt" style:font-name-asian="Arial" style:font-size-asian="10pt" style:font-name-complex="Arial" style:font-size-complex="10pt"/>
    </style:style>
    <style:style style:name="T57_28" style:family="text">
      <style:text-properties style:font-name="Arial" fo:font-size="10pt" style:font-name-asian="Arial" style:font-size-asian="10pt" style:font-name-complex="Arial" style:font-size-complex="10pt"/>
    </style:style>
    <style:style style:name="T57_29" style:family="text">
      <style:text-properties style:font-name="Arial" fo:font-size="10pt" style:font-name-asian="Arial" style:font-size-asian="10pt" style:font-name-complex="Arial" style:font-size-complex="10pt"/>
    </style:style>
    <style:style style:name="T57_30" style:family="text">
      <style:text-properties style:font-name="Arial" fo:font-size="10pt" style:font-name-asian="Arial" style:font-size-asian="10pt" style:font-name-complex="Arial" style:font-size-complex="10pt"/>
    </style:style>
    <style:style style:name="T57_31" style:family="text">
      <style:text-properties style:font-name="Arial" fo:font-size="10pt" style:font-name-asian="Arial" style:font-size-asian="10pt" style:font-name-complex="Arial" style:font-size-complex="10pt"/>
    </style:style>
    <style:style style:name="T57_32" style:family="text">
      <style:text-properties style:font-name="Arial" fo:font-size="10pt" style:font-name-asian="Arial" style:font-size-asian="10pt" style:font-name-complex="Arial" style:font-size-complex="10pt"/>
    </style:style>
    <style:style style:name="T57_33" style:family="text">
      <style:text-properties style:font-name="Arial" fo:font-size="10pt" style:font-name-asian="Arial" style:font-size-asian="10pt" style:font-name-complex="Arial" style:font-size-complex="10pt"/>
    </style:style>
    <style:style style:name="T57_34" style:family="text">
      <style:text-properties style:font-name="Arial" fo:font-size="10pt" style:font-name-asian="Arial" style:font-size-asian="10pt" style:font-name-complex="Arial" style:font-size-complex="10pt"/>
    </style:style>
    <style:style style:name="T57_35" style:family="text">
      <style:text-properties style:font-name="Arial" fo:font-size="10pt" style:font-name-asian="Arial" style:font-size-asian="10pt" style:font-name-complex="Arial" style:font-size-complex="10pt"/>
    </style:style>
    <style:style style:name="T57_36" style:family="text">
      <style:text-properties style:font-name="Arial" fo:font-size="10pt" style:font-name-asian="Arial" style:font-size-asian="10pt" style:font-name-complex="Arial" style:font-size-complex="10pt"/>
    </style:style>
    <style:style style:name="T57_37" style:family="text">
      <style:text-properties style:font-name="Arial" fo:font-size="10pt" style:font-name-asian="Arial" style:font-size-asian="10pt" style:font-name-complex="Arial" style:font-size-complex="10pt"/>
    </style:style>
    <style:style style:name="T57_38" style:family="text">
      <style:text-properties style:font-name="Arial" fo:font-size="10pt" style:font-name-asian="Arial" style:font-size-asian="10pt" style:font-name-complex="Arial" style:font-size-complex="10pt"/>
    </style:style>
    <style:style style:name="T57_39" style:family="text">
      <style:text-properties style:font-name="Arial" fo:font-size="10pt" style:font-name-asian="Arial" style:font-size-asian="10pt" style:font-name-complex="Arial" style:font-size-complex="10pt"/>
    </style:style>
    <style:style style:name="T57_40" style:family="text">
      <style:text-properties style:font-name="Arial" fo:font-size="10pt" style:font-name-asian="Arial" style:font-size-asian="10pt" style:font-name-complex="Arial" style:font-size-complex="10pt"/>
    </style:style>
    <style:style style:name="T57_41" style:family="text">
      <style:text-properties style:font-name="Arial" fo:font-size="10pt" style:font-name-asian="Arial" style:font-size-asian="10pt" style:font-name-complex="Arial" style:font-size-complex="10pt"/>
    </style:style>
    <style:style style:name="T57_42" style:family="text">
      <style:text-properties style:font-name="Arial" fo:font-size="10pt" style:font-name-asian="Arial" style:font-size-asian="10pt" style:font-name-complex="Arial" style:font-size-complex="10pt"/>
    </style:style>
    <style:style style:name="T57_43" style:family="text">
      <style:text-properties style:font-name="Arial" fo:font-size="10pt" style:font-name-asian="Arial" style:font-size-asian="10pt" style:font-name-complex="Arial" style:font-size-complex="10pt"/>
    </style:style>
    <style:style style:name="T57_44" style:family="text">
      <style:text-properties style:font-name="Arial" fo:font-size="10pt" style:font-name-asian="Arial" style:font-size-asian="10pt" style:font-name-complex="Arial" style:font-size-complex="10pt"/>
    </style:style>
    <style:style style:name="T57_45" style:family="text">
      <style:text-properties style:font-name="Arial" fo:font-size="10pt" style:font-name-asian="Arial" style:font-size-asian="10pt" style:font-name-complex="Arial" style:font-size-complex="10pt"/>
    </style:style>
    <style:style style:name="T57_46" style:family="text">
      <style:text-properties style:font-name="Arial" fo:font-size="10pt" style:font-name-asian="Arial" style:font-size-asian="10pt" style:font-name-complex="Arial" style:font-size-complex="10pt"/>
    </style:style>
    <style:style style:name="T57_47" style:family="text">
      <style:text-properties style:font-name="Arial" fo:font-size="10pt" style:font-name-asian="Arial" style:font-size-asian="10pt" style:font-name-complex="Arial" style:font-size-complex="10pt"/>
    </style:style>
    <style:style style:name="T57_48" style:family="text">
      <style:text-properties style:font-name="Arial" fo:font-size="10pt" style:font-name-asian="Arial" style:font-size-asian="10pt" style:font-name-complex="Arial" style:font-size-complex="10pt"/>
    </style:style>
    <style:style style:name="T57_49" style:family="text">
      <style:text-properties style:font-name="Arial" fo:font-size="10pt" style:font-name-asian="Arial" style:font-size-asian="10pt" style:font-name-complex="Arial" style:font-size-complex="10pt"/>
    </style:style>
    <style:style style:name="T57_50" style:family="text">
      <style:text-properties style:font-name="Arial" fo:font-size="10pt" style:font-name-asian="Arial" style:font-size-asian="10pt" style:font-name-complex="Arial" style:font-size-complex="10pt"/>
    </style:style>
    <style:style style:name="T57_51" style:family="text">
      <style:text-properties style:font-name="Arial" fo:font-size="10pt" style:font-name-asian="Arial" style:font-size-asian="10pt" style:font-name-complex="Arial" style:font-size-complex="10pt"/>
    </style:style>
    <style:style style:name="T57_52" style:family="text">
      <style:text-properties style:font-name="Arial" fo:font-size="10pt" style:font-name-asian="Arial" style:font-size-asian="10pt" style:font-name-complex="Arial" style:font-size-complex="10pt"/>
    </style:style>
    <style:style style:name="T57_53" style:family="text">
      <style:text-properties style:font-name="Arial" fo:font-size="10pt" style:font-name-asian="Arial" style:font-size-asian="10pt" style:font-name-complex="Arial" style:font-size-complex="10pt"/>
    </style:style>
    <style:style style:name="T57_54" style:family="text">
      <style:text-properties style:font-name="Arial" fo:font-size="10pt" style:font-name-asian="Arial" style:font-size-asian="10pt" style:font-name-complex="Arial" style:font-size-complex="10pt"/>
    </style:style>
    <style:style style:name="T57_55" style:family="text">
      <style:text-properties style:font-name="Arial" fo:font-size="10pt" style:font-name-asian="Arial" style:font-size-asian="10pt" style:font-name-complex="Arial" style:font-size-complex="10pt"/>
    </style:style>
    <style:style style:name="T57_56" style:family="text">
      <style:text-properties style:font-name="Arial" fo:font-size="10pt" style:font-name-asian="Arial" style:font-size-asian="10pt" style:font-name-complex="Arial" style:font-size-complex="10pt"/>
    </style:style>
    <style:style style:name="T57_57" style:family="text">
      <style:text-properties style:font-name="Arial" fo:font-size="10pt" style:font-name-asian="Arial" style:font-size-asian="10pt" style:font-name-complex="Arial" style:font-size-complex="10pt"/>
    </style:style>
    <style:style style:name="T57_58" style:family="text">
      <style:text-properties style:font-name="Arial" fo:font-size="10pt" style:font-name-asian="Arial" style:font-size-asian="10pt" style:font-name-complex="Arial" style:font-size-complex="10pt"/>
    </style:style>
    <style:style style:name="T57_59" style:family="text">
      <style:text-properties style:font-name="Arial" fo:font-size="10pt" style:font-name-asian="Arial" style:font-size-asian="10pt" style:font-name-complex="Arial" style:font-size-complex="10pt"/>
    </style:style>
    <style:style style:name="T57_60" style:family="text">
      <style:text-properties style:font-name="Arial" fo:font-size="10pt" style:font-name-asian="Arial" style:font-size-asian="10pt" style:font-name-complex="Arial" style:font-size-complex="10pt"/>
    </style:style>
    <style:style style:name="T57_61" style:family="text">
      <style:text-properties style:font-name="Arial" fo:font-size="10pt" style:font-name-asian="Arial" style:font-size-asian="10pt" style:font-name-complex="Arial" style:font-size-complex="10pt"/>
    </style:style>
    <style:style style:name="P58" style:family="paragraph" style:parent-style-name="Standard">
      <style:paragraph-properties fo:text-align="justify" fo:break-before="auto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8_1" style:family="text">
      <style:text-properties style:font-name="Arial" fo:font-size="10pt" style:font-name-asian="Arial" style:font-size-asian="10pt" style:font-name-complex="Arial" style:font-size-complex="10pt"/>
    </style:style>
    <style:style style:name="T58_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1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2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3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8_40" style:family="text">
      <style:text-properties style:font-name="Arial" fo:font-size="10pt" style:font-name-asian="Arial" style:font-size-asian="10pt" style:font-name-complex="Arial" style:font-size-complex="10pt"/>
    </style:style>
    <style:style style:name="P59" style:family="paragraph" style:parent-style-name="Standard">
      <style:paragraph-properties fo:text-align="justify" fo:break-before="auto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9_1" style:family="text">
      <style:text-properties style:font-name="Arial" fo:font-size="10pt" style:font-name-asian="Arial" style:font-size-asian="10pt" style:font-name-complex="Arial" style:font-size-complex="10pt"/>
    </style:style>
    <style:style style:name="T59_2" style:family="text">
      <style:text-properties style:font-name="Arial" fo:font-size="10pt" style:font-name-asian="Arial" style:font-size-asian="10pt" style:font-name-complex="Arial" style:font-size-complex="10pt"/>
    </style:style>
    <style:style style:name="T59_3" style:family="text">
      <style:text-properties style:font-name="Arial" fo:font-size="10pt" style:font-name-asian="Arial" style:font-size-asian="10pt" style:font-name-complex="Arial" style:font-size-complex="10pt"/>
    </style:style>
    <style:style style:name="T59_4" style:family="text">
      <style:text-properties style:font-name="Arial" fo:font-size="10pt" style:font-name-asian="Arial" style:font-size-asian="10pt" style:font-name-complex="Arial" style:font-size-complex="10pt"/>
    </style:style>
    <style:style style:name="T59_5" style:family="text">
      <style:text-properties style:font-name="Arial" fo:font-size="10pt" style:font-name-asian="Arial" style:font-size-asian="10pt" style:font-name-complex="Arial" style:font-size-complex="10pt"/>
    </style:style>
    <style:style style:name="T59_6" style:family="text">
      <style:text-properties style:font-name="Arial" fo:font-size="10pt" style:font-name-asian="Arial" style:font-size-asian="10pt" style:font-name-complex="Arial" style:font-size-complex="10pt"/>
    </style:style>
    <style:style style:name="T59_7" style:family="text">
      <style:text-properties style:font-name="Arial" fo:font-size="10pt" style:font-name-asian="Arial" style:font-size-asian="10pt" style:font-name-complex="Arial" style:font-size-complex="10pt"/>
    </style:style>
    <style:style style:name="T59_8" style:family="text">
      <style:text-properties style:font-name="Arial" fo:font-size="10pt" style:font-name-asian="Arial" style:font-size-asian="10pt" style:font-name-complex="Arial" style:font-size-complex="10pt"/>
    </style:style>
    <style:style style:name="T59_9" style:family="text">
      <style:text-properties style:font-name="Arial" fo:font-size="10pt" style:font-name-asian="Arial" style:font-size-asian="10pt" style:font-name-complex="Arial" style:font-size-complex="10pt"/>
    </style:style>
    <style:style style:name="T59_10" style:family="text">
      <style:text-properties style:font-name="Arial" fo:font-size="10pt" style:font-name-asian="Arial" style:font-size-asian="10pt" style:font-name-complex="Arial" style:font-size-complex="10pt"/>
    </style:style>
    <style:style style:name="T59_11" style:family="text">
      <style:text-properties style:font-name="Arial" fo:font-size="10pt" style:font-name-asian="Arial" style:font-size-asian="10pt" style:font-name-complex="Arial" style:font-size-complex="10pt"/>
    </style:style>
    <style:style style:name="T59_12" style:family="text">
      <style:text-properties style:font-name="Arial" fo:font-size="10pt" style:font-name-asian="Arial" style:font-size-asian="10pt" style:font-name-complex="Arial" style:font-size-complex="10pt"/>
    </style:style>
    <style:style style:name="T59_13" style:family="text">
      <style:text-properties style:font-name="Arial" fo:font-size="10pt" style:font-name-asian="Arial" style:font-size-asian="10pt" style:font-name-complex="Arial" style:font-size-complex="10pt"/>
    </style:style>
    <style:style style:name="T59_14" style:family="text">
      <style:text-properties style:font-name="Arial" fo:font-size="10pt" style:font-name-asian="Arial" style:font-size-asian="10pt" style:font-name-complex="Arial" style:font-size-complex="10pt"/>
    </style:style>
    <style:style style:name="T59_15" style:family="text">
      <style:text-properties style:font-name="Arial" fo:font-size="10pt" style:font-name-asian="Arial" style:font-size-asian="10pt" style:font-name-complex="Arial" style:font-size-complex="10pt"/>
    </style:style>
    <style:style style:name="T59_16" style:family="text">
      <style:text-properties style:font-name="Arial" fo:font-size="10pt" style:font-name-asian="Arial" style:font-size-asian="10pt" style:font-name-complex="Arial" style:font-size-complex="10pt"/>
    </style:style>
    <style:style style:name="T59_17" style:family="text">
      <style:text-properties style:font-name="Arial" fo:font-size="10pt" style:font-name-asian="Arial" style:font-size-asian="10pt" style:font-name-complex="Arial" style:font-size-complex="10pt"/>
    </style:style>
    <style:style style:name="T59_18" style:family="text">
      <style:text-properties style:font-name="Arial" fo:font-size="10pt" style:font-name-asian="Arial" style:font-size-asian="10pt" style:font-name-complex="Arial" style:font-size-complex="10pt"/>
    </style:style>
    <style:style style:name="T59_19" style:family="text">
      <style:text-properties style:font-name="Arial" fo:font-size="10pt" style:font-name-asian="Arial" style:font-size-asian="10pt" style:font-name-complex="Arial" style:font-size-complex="10pt"/>
    </style:style>
    <style:style style:name="T59_20" style:family="text">
      <style:text-properties style:font-name="Arial" fo:font-size="10pt" style:font-name-asian="Arial" style:font-size-asian="10pt" style:font-name-complex="Arial" style:font-size-complex="10pt"/>
    </style:style>
    <style:style style:name="T59_21" style:family="text">
      <style:text-properties style:font-name="Arial" fo:font-size="10pt" style:font-name-asian="Arial" style:font-size-asian="10pt" style:font-name-complex="Arial" style:font-size-complex="10pt"/>
    </style:style>
    <style:style style:name="T59_22" style:family="text">
      <style:text-properties style:font-name="Arial" fo:font-size="10pt" style:font-name-asian="Arial" style:font-size-asian="10pt" style:font-name-complex="Arial" style:font-size-complex="10pt"/>
    </style:style>
    <style:style style:name="T59_23" style:family="text">
      <style:text-properties style:font-name="Arial" fo:font-size="10pt" style:font-name-asian="Arial" style:font-size-asian="10pt" style:font-name-complex="Arial" style:font-size-complex="10pt"/>
    </style:style>
    <style:style style:name="T59_24" style:family="text">
      <style:text-properties style:font-name="Arial" fo:font-size="10pt" style:font-name-asian="Arial" style:font-size-asian="10pt" style:font-name-complex="Arial" style:font-size-complex="10pt"/>
    </style:style>
    <style:style style:name="T59_25" style:family="text">
      <style:text-properties style:font-name="Arial" fo:font-size="10pt" style:font-name-asian="Arial" style:font-size-asian="10pt" style:font-name-complex="Arial" style:font-size-complex="10pt"/>
    </style:style>
    <style:style style:name="T59_26" style:family="text">
      <style:text-properties style:font-name="Arial" fo:font-size="10pt" style:font-name-asian="Arial" style:font-size-asian="10pt" style:font-name-complex="Arial" style:font-size-complex="10pt"/>
    </style:style>
    <style:style style:name="T59_27" style:family="text">
      <style:text-properties style:font-name="Arial" fo:font-size="10pt" style:font-name-asian="Arial" style:font-size-asian="10pt" style:font-name-complex="Arial" style:font-size-complex="10pt"/>
    </style:style>
    <style:style style:name="T59_28" style:family="text">
      <style:text-properties style:font-name="Arial" fo:font-size="10pt" style:font-name-asian="Arial" style:font-size-asian="10pt" style:font-name-complex="Arial" style:font-size-complex="10pt"/>
    </style:style>
    <style:style style:name="T59_29" style:family="text">
      <style:text-properties style:font-name="Arial" fo:font-size="10pt" style:font-name-asian="Arial" style:font-size-asian="10pt" style:font-name-complex="Arial" style:font-size-complex="10pt"/>
    </style:style>
    <style:style style:name="T59_30" style:family="text">
      <style:text-properties style:font-name="Arial" fo:font-size="10pt" style:font-name-asian="Arial" style:font-size-asian="10pt" style:font-name-complex="Arial" style:font-size-complex="10pt"/>
    </style:style>
    <style:style style:name="T59_31" style:family="text">
      <style:text-properties style:font-name="Arial" fo:font-size="10pt" style:font-name-asian="Arial" style:font-size-asian="10pt" style:font-name-complex="Arial" style:font-size-complex="10pt"/>
    </style:style>
    <style:style style:name="T59_32" style:family="text">
      <style:text-properties style:font-name="Arial" fo:font-size="10pt" style:font-name-asian="Arial" style:font-size-asian="10pt" style:font-name-complex="Arial" style:font-size-complex="10pt"/>
    </style:style>
    <style:style style:name="T59_33" style:family="text">
      <style:text-properties style:font-name="Arial" fo:font-size="10pt" style:font-name-asian="Arial" style:font-size-asian="10pt" style:font-name-complex="Arial" style:font-size-complex="10pt"/>
    </style:style>
    <style:style style:name="P60" style:family="paragraph" style:parent-style-name="Standard">
      <style:paragraph-properties fo:break-before="auto" fo:line-height="125%" style:writing-mode="lr-tb"/>
      <style:text-properties style:font-name="Arial" fo:font-size="10pt" style:font-name-asian="Arial" style:font-size-asian="10pt" style:font-name-complex="Arial" style:font-size-complex="10pt"/>
    </style:style>
    <style:style style:name="P61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61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1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2" style:family="paragraph" style:parent-style-name="Standard">
      <style:paragraph-properties fo:text-align="justify" fo:break-before="auto" fo:text-indent="-0.499cm" fo:line-height="125%" fo:margin-left="1cm" style:writing-mode="lr-tb">
        <style:tab-stops>
          <style:tab-stop style:type="left" style:leader-style="none" style:position="0cm"/>
        </style:tab-stops>
      </style:paragraph-properties>
    </style:style>
    <style:style style:name="T62_1" style:family="text">
      <style:text-properties style:font-name="Arial" fo:font-size="10pt" style:font-name-asian="Arial" style:font-size-asian="10pt" style:font-name-complex="Arial" style:font-size-complex="10pt"/>
    </style:style>
    <style:style style:name="T62_2" style:family="text">
      <style:text-properties style:font-name="Arial" fo:font-size="10pt" style:font-name-asian="Arial" style:font-size-asian="10pt" style:font-name-complex="Arial" style:font-size-complex="10pt"/>
    </style:style>
    <style:style style:name="T62_3" style:family="text">
      <style:text-properties style:font-name="Arial" fo:font-size="10pt" style:font-name-asian="Arial" style:font-size-asian="10pt" style:font-name-complex="Arial" style:font-size-complex="10pt"/>
    </style:style>
    <style:style style:name="T62_4" style:family="text">
      <style:text-properties style:font-name="Arial" fo:font-size="10pt" style:font-name-asian="Arial" style:font-size-asian="10pt" style:font-name-complex="Arial" style:font-size-complex="10pt"/>
    </style:style>
    <style:style style:name="T62_5" style:family="text">
      <style:text-properties style:font-name="Arial" fo:font-size="10pt" style:font-name-asian="Arial" style:font-size-asian="10pt" style:font-name-complex="Arial" style:font-size-complex="10pt"/>
    </style:style>
    <style:style style:name="T62_6" style:family="text">
      <style:text-properties style:font-name="Arial" fo:font-size="10pt" style:font-name-asian="Arial" style:font-size-asian="10pt" style:font-name-complex="Arial" style:font-size-complex="10pt"/>
    </style:style>
    <style:style style:name="T62_7" style:family="text">
      <style:text-properties style:font-name="Arial" fo:font-size="10pt" style:font-name-asian="Arial" style:font-size-asian="10pt" style:font-name-complex="Arial" style:font-size-complex="10pt"/>
    </style:style>
    <style:style style:name="T62_8" style:family="text">
      <style:text-properties style:font-name="Arial" fo:font-size="10pt" style:font-name-asian="Arial" style:font-size-asian="10pt" style:font-name-complex="Arial" style:font-size-complex="10pt"/>
    </style:style>
    <style:style style:name="T62_9" style:family="text">
      <style:text-properties style:font-name="Arial" fo:font-size="10pt" style:font-name-asian="Arial" style:font-size-asian="10pt" style:font-name-complex="Arial" style:font-size-complex="10pt"/>
    </style:style>
    <style:style style:name="T62_10" style:family="text">
      <style:text-properties style:font-name="Arial" fo:font-size="10pt" style:font-name-asian="Arial" style:font-size-asian="10pt" style:font-name-complex="Arial" style:font-size-complex="10pt"/>
    </style:style>
    <style:style style:name="T62_11" style:family="text">
      <style:text-properties style:font-name="Arial" fo:font-size="10pt" style:font-name-asian="Arial" style:font-size-asian="10pt" style:font-name-complex="Arial" style:font-size-complex="10pt"/>
    </style:style>
    <style:style style:name="T62_12" style:family="text">
      <style:text-properties style:font-name="Arial" fo:font-size="10pt" style:font-name-asian="Arial" style:font-size-asian="10pt" style:font-name-complex="Arial" style:font-size-complex="10pt"/>
    </style:style>
    <style:style style:name="T62_13" style:family="text">
      <style:text-properties style:font-name="Arial" fo:font-size="10pt" style:font-name-asian="Arial" style:font-size-asian="10pt" style:font-name-complex="Arial" style:font-size-complex="10pt"/>
    </style:style>
    <style:style style:name="T62_14" style:family="text">
      <style:text-properties style:font-name="Arial" fo:font-size="10pt" style:font-name-asian="Arial" style:font-size-asian="10pt" style:font-name-complex="Arial" style:font-size-complex="10pt"/>
    </style:style>
    <style:style style:name="T62_15" style:family="text">
      <style:text-properties style:font-name="Arial" fo:font-size="10pt" style:font-name-asian="Arial" style:font-size-asian="10pt" style:font-name-complex="Arial" style:font-size-complex="10pt"/>
    </style:style>
    <style:style style:name="T62_16" style:family="text">
      <style:text-properties style:font-name="Arial" fo:font-size="10pt" style:font-name-asian="Arial" style:font-size-asian="10pt" style:font-name-complex="Arial" style:font-size-complex="10pt"/>
    </style:style>
    <style:style style:name="T62_17" style:family="text">
      <style:text-properties style:font-name="Arial" fo:font-size="10pt" style:font-name-asian="Arial" style:font-size-asian="10pt" style:font-name-complex="Arial" style:font-size-complex="10pt"/>
    </style:style>
    <style:style style:name="T62_18" style:family="text">
      <style:text-properties style:font-name="Arial" fo:font-size="10pt" style:font-name-asian="Arial" style:font-size-asian="10pt" style:font-name-complex="Arial" style:font-size-complex="10pt"/>
    </style:style>
    <style:style style:name="T62_19" style:family="text">
      <style:text-properties style:font-name="Arial" fo:font-size="10pt" style:font-name-asian="Arial" style:font-size-asian="10pt" style:font-name-complex="Arial" style:font-size-complex="10pt"/>
    </style:style>
    <style:style style:name="T62_20" style:family="text">
      <style:text-properties style:font-name="Arial" fo:font-size="10pt" style:font-name-asian="Arial" style:font-size-asian="10pt" style:font-name-complex="Arial" style:font-size-complex="10pt"/>
    </style:style>
    <style:style style:name="T62_21" style:family="text">
      <style:text-properties style:font-name="Arial" fo:font-size="10pt" style:font-name-asian="Arial" style:font-size-asian="10pt" style:font-name-complex="Arial" style:font-size-complex="10pt"/>
    </style:style>
    <style:style style:name="T62_22" style:family="text">
      <style:text-properties style:font-name="Arial" fo:font-size="10pt" style:font-name-asian="Arial" style:font-size-asian="10pt" style:font-name-complex="Arial" style:font-size-complex="10pt"/>
    </style:style>
    <style:style style:name="T62_23" style:family="text">
      <style:text-properties style:font-name="Arial" fo:font-size="10pt" style:font-name-asian="Arial" style:font-size-asian="10pt" style:font-name-complex="Arial" style:font-size-complex="10pt"/>
    </style:style>
    <style:style style:name="T62_24" style:family="text">
      <style:text-properties style:font-name="Arial" fo:font-size="10pt" style:font-name-asian="Arial" style:font-size-asian="10pt" style:font-name-complex="Arial" style:font-size-complex="10pt"/>
    </style:style>
    <style:style style:name="T62_25" style:family="text">
      <style:text-properties style:font-name="Arial" fo:font-size="10pt" style:font-name-asian="Arial" style:font-size-asian="10pt" style:font-name-complex="Arial" style:font-size-complex="10pt"/>
    </style:style>
    <style:style style:name="T62_26" style:family="text">
      <style:text-properties style:font-name="Arial" fo:font-size="10pt" style:font-name-asian="Arial" style:font-size-asian="10pt" style:font-name-complex="Arial" style:font-size-complex="10pt"/>
    </style:style>
    <style:style style:name="T62_27" style:family="text">
      <style:text-properties style:font-name="Arial" fo:font-size="10pt" style:font-name-asian="Arial" style:font-size-asian="10pt" style:font-name-complex="Arial" style:font-size-complex="10pt"/>
    </style:style>
    <style:style style:name="T62_28" style:family="text">
      <style:text-properties style:font-name="Arial" fo:font-size="10pt" style:font-name-asian="Arial" style:font-size-asian="10pt" style:font-name-complex="Arial" style:font-size-complex="10pt"/>
    </style:style>
    <style:style style:name="T62_29" style:family="text">
      <style:text-properties style:font-name="Arial" fo:font-size="10pt" style:font-name-asian="Arial" style:font-size-asian="10pt" style:font-name-complex="Arial" style:font-size-complex="10pt"/>
    </style:style>
    <style:style style:name="T62_30" style:family="text">
      <style:text-properties style:font-name="Arial" fo:font-size="10pt" style:font-name-asian="Arial" style:font-size-asian="10pt" style:font-name-complex="Arial" style:font-size-complex="10pt"/>
    </style:style>
    <style:style style:name="T62_31" style:family="text">
      <style:text-properties style:font-name="Arial" fo:font-size="10pt" style:font-name-asian="Arial" style:font-size-asian="10pt" style:font-name-complex="Arial" style:font-size-complex="10pt"/>
    </style:style>
    <style:style style:name="T62_32" style:family="text">
      <style:text-properties style:font-name="Arial" fo:font-size="10pt" style:font-name-asian="Arial" style:font-size-asian="10pt" style:font-name-complex="Arial" style:font-size-complex="10pt"/>
    </style:style>
    <style:style style:name="T62_33" style:family="text">
      <style:text-properties style:font-name="Arial" fo:font-size="10pt" style:font-name-asian="Arial" style:font-size-asian="10pt" style:font-name-complex="Arial" style:font-size-complex="10pt"/>
    </style:style>
    <style:style style:name="T62_34" style:family="text">
      <style:text-properties style:font-name="Arial" fo:font-size="10pt" style:font-name-asian="Arial" style:font-size-asian="10pt" style:font-name-complex="Arial" style:font-size-complex="10pt"/>
    </style:style>
    <style:style style:name="T62_35" style:family="text">
      <style:text-properties style:font-name="Arial" fo:font-size="10pt" style:font-name-asian="Arial" style:font-size-asian="10pt" style:font-name-complex="Arial" style:font-size-complex="10pt"/>
    </style:style>
    <style:style style:name="T62_36" style:family="text">
      <style:text-properties style:font-name="Arial" fo:font-size="10pt" style:font-name-asian="Arial" style:font-size-asian="10pt" style:font-name-complex="Arial" style:font-size-complex="10pt"/>
    </style:style>
    <style:style style:name="T62_37" style:family="text">
      <style:text-properties style:font-name="Arial" fo:font-size="10pt" style:font-name-asian="Arial" style:font-size-asian="10pt" style:font-name-complex="Arial" style:font-size-complex="10pt"/>
    </style:style>
    <style:style style:name="T62_38" style:family="text">
      <style:text-properties style:font-name="Arial" fo:font-size="10pt" style:font-name-asian="Arial" style:font-size-asian="10pt" style:font-name-complex="Arial" style:font-size-complex="10pt"/>
    </style:style>
    <style:style style:name="T62_39" style:family="text">
      <style:text-properties style:font-name="Arial" fo:font-size="10pt" style:font-name-asian="Arial" style:font-size-asian="10pt" style:font-name-complex="Arial" style:font-size-complex="10pt"/>
    </style:style>
    <style:style style:name="T62_40" style:family="text">
      <style:text-properties style:font-name="Arial" fo:font-size="10pt" style:font-name-asian="Arial" style:font-size-asian="10pt" style:font-name-complex="Arial" style:font-size-complex="10pt"/>
    </style:style>
    <style:style style:name="T62_41" style:family="text">
      <style:text-properties style:font-name="Arial" fo:font-size="10pt" style:font-name-asian="Arial" style:font-size-asian="10pt" style:font-name-complex="Arial" style:font-size-complex="10pt"/>
    </style:style>
    <style:style style:name="T62_42" style:family="text">
      <style:text-properties style:font-name="Arial" fo:font-size="10pt" style:font-name-asian="Arial" style:font-size-asian="10pt" style:font-name-complex="Arial" style:font-size-complex="10pt"/>
    </style:style>
    <style:style style:name="T62_43" style:family="text">
      <style:text-properties style:font-name="Arial" fo:font-size="10pt" style:font-name-asian="Arial" style:font-size-asian="10pt" style:font-name-complex="Arial" style:font-size-complex="10pt"/>
    </style:style>
    <style:style style:name="T62_44" style:family="text">
      <style:text-properties style:font-name="Arial" fo:font-size="10pt" style:font-name-asian="Arial" style:font-size-asian="10pt" style:font-name-complex="Arial" style:font-size-complex="10pt"/>
    </style:style>
    <style:style style:name="T62_45" style:family="text">
      <style:text-properties style:font-name="Arial" fo:font-size="10pt" style:font-name-asian="Arial" style:font-size-asian="10pt" style:font-name-complex="Arial" style:font-size-complex="10pt"/>
    </style:style>
    <style:style style:name="T62_46" style:family="text">
      <style:text-properties style:font-name="Arial" fo:font-size="10pt" style:font-name-asian="Arial" style:font-size-asian="10pt" style:font-name-complex="Arial" style:font-size-complex="10pt"/>
    </style:style>
    <style:style style:name="T62_47" style:family="text">
      <style:text-properties style:font-name="Arial" fo:font-size="10pt" style:font-name-asian="Arial" style:font-size-asian="10pt" style:font-name-complex="Arial" style:font-size-complex="10pt"/>
    </style:style>
    <style:style style:name="P63" style:family="paragraph" style:parent-style-name="Standard">
      <style:paragraph-properties fo:break-before="auto" fo:text-indent="-0.499cm" fo:line-height="125%" fo:margin-left="1cm" style:writing-mode="lr-tb"/>
    </style:style>
    <style:style style:name="T63_1" style:family="text">
      <style:text-properties style:font-name="Arial" fo:font-size="10pt" style:font-name-asian="Arial" style:font-size-asian="10pt" style:font-name-complex="Arial" style:font-size-complex="10pt"/>
    </style:style>
    <style:style style:name="T63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3_33" style:family="text">
      <style:text-properties style:font-name="Arial" fo:font-size="10pt" style:font-name-asian="Arial" style:font-size-asian="10pt" style:font-name-complex="Arial" style:font-size-complex="10pt"/>
    </style:style>
    <style:style style:name="P64" style:family="paragraph" style:parent-style-name="Standard">
      <style:paragraph-properties fo:break-before="auto" fo:text-indent="-0.499cm" fo:line-height="125%" fo:margin-left="1cm" style:writing-mode="lr-tb"/>
    </style:style>
    <style:style style:name="T64_1" style:family="text">
      <style:text-properties style:font-name="Arial" fo:font-size="10pt" style:font-name-asian="Arial" style:font-size-asian="10pt" style:font-name-complex="Arial" style:font-size-complex="10pt"/>
    </style:style>
    <style:style style:name="T64_2" style:family="text">
      <style:text-properties style:font-name="Arial" fo:font-size="10pt" style:font-name-asian="Arial" style:font-size-asian="10pt" style:font-name-complex="Arial" style:font-size-complex="10pt"/>
    </style:style>
    <style:style style:name="T64_3" style:family="text">
      <style:text-properties style:font-name="Arial" fo:font-size="10pt" style:font-name-asian="Arial" style:font-size-asian="10pt" style:font-name-complex="Arial" style:font-size-complex="10pt"/>
    </style:style>
    <style:style style:name="T64_4" style:family="text">
      <style:text-properties style:font-name="Arial" fo:font-size="10pt" style:font-name-asian="Arial" style:font-size-asian="10pt" style:font-name-complex="Arial" style:font-size-complex="10pt"/>
    </style:style>
    <style:style style:name="T64_5" style:family="text">
      <style:text-properties style:font-name="Arial" fo:font-size="10pt" style:font-name-asian="Arial" style:font-size-asian="10pt" style:font-name-complex="Arial" style:font-size-complex="10pt"/>
    </style:style>
    <style:style style:name="T64_6" style:family="text">
      <style:text-properties style:font-name="Arial" fo:font-size="10pt" style:font-name-asian="Arial" style:font-size-asian="10pt" style:font-name-complex="Arial" style:font-size-complex="10pt"/>
    </style:style>
    <style:style style:name="T64_7" style:family="text">
      <style:text-properties style:font-name="Arial" fo:font-size="10pt" style:font-name-asian="Arial" style:font-size-asian="10pt" style:font-name-complex="Arial" style:font-size-complex="10pt"/>
    </style:style>
    <style:style style:name="T64_8" style:family="text">
      <style:text-properties style:font-name="Arial" fo:font-size="10pt" style:font-name-asian="Arial" style:font-size-asian="10pt" style:font-name-complex="Arial" style:font-size-complex="10pt"/>
    </style:style>
    <style:style style:name="T64_9" style:family="text">
      <style:text-properties style:font-name="Arial" fo:font-size="10pt" style:font-name-asian="Arial" style:font-size-asian="10pt" style:font-name-complex="Arial" style:font-size-complex="10pt"/>
    </style:style>
    <style:style style:name="T64_10" style:family="text">
      <style:text-properties style:font-name="Arial" fo:font-size="10pt" style:font-name-asian="Arial" style:font-size-asian="10pt" style:font-name-complex="Arial" style:font-size-complex="10pt"/>
    </style:style>
    <style:style style:name="T64_11" style:family="text">
      <style:text-properties style:font-name="Arial" fo:font-size="10pt" style:font-name-asian="Arial" style:font-size-asian="10pt" style:font-name-complex="Arial" style:font-size-complex="10pt"/>
    </style:style>
    <style:style style:name="T64_12" style:family="text">
      <style:text-properties style:font-name="Arial" fo:font-size="10pt" style:font-name-asian="Arial" style:font-size-asian="10pt" style:font-name-complex="Arial" style:font-size-complex="10pt"/>
    </style:style>
    <style:style style:name="T64_13" style:family="text">
      <style:text-properties style:font-name="Arial" fo:font-size="10pt" style:font-name-asian="Arial" style:font-size-asian="10pt" style:font-name-complex="Arial" style:font-size-complex="10pt"/>
    </style:style>
    <style:style style:name="T64_14" style:family="text">
      <style:text-properties style:font-name="Arial" fo:font-size="10pt" style:font-name-asian="Arial" style:font-size-asian="10pt" style:font-name-complex="Arial" style:font-size-complex="10pt"/>
    </style:style>
    <style:style style:name="T64_15" style:family="text">
      <style:text-properties style:font-name="Arial" fo:font-size="10pt" style:font-name-asian="Arial" style:font-size-asian="10pt" style:font-name-complex="Arial" style:font-size-complex="10pt"/>
    </style:style>
    <style:style style:name="T64_16" style:family="text">
      <style:text-properties style:font-name="Arial" fo:font-size="10pt" style:font-name-asian="Arial" style:font-size-asian="10pt" style:font-name-complex="Arial" style:font-size-complex="10pt"/>
    </style:style>
    <style:style style:name="T64_17" style:family="text">
      <style:text-properties style:font-name="Arial" fo:font-size="10pt" style:font-name-asian="Arial" style:font-size-asian="10pt" style:font-name-complex="Arial" style:font-size-complex="10pt"/>
    </style:style>
    <style:style style:name="P65" style:family="paragraph" style:parent-style-name="Standard">
      <style:paragraph-properties fo:break-before="auto" fo:text-indent="-0.499cm" fo:line-height="125%" fo:margin-left="1cm" style:writing-mode="lr-tb"/>
    </style:style>
    <style:style style:name="T65_1" style:family="text">
      <style:text-properties style:font-name="Arial" fo:font-size="10pt" style:font-name-asian="Arial" style:font-size-asian="10pt" style:font-name-complex="Arial" style:font-size-complex="10pt"/>
    </style:style>
    <style:style style:name="T65_2" style:family="text">
      <style:text-properties style:font-name="Arial" fo:font-size="10pt" style:font-name-asian="Arial" style:font-size-asian="10pt" style:font-name-complex="Arial" style:font-size-complex="10pt"/>
    </style:style>
    <style:style style:name="T65_3" style:family="text">
      <style:text-properties style:font-name="Arial" fo:font-size="10pt" style:font-name-asian="Arial" style:font-size-asian="10pt" style:font-name-complex="Arial" style:font-size-complex="10pt"/>
    </style:style>
    <style:style style:name="T65_4" style:family="text">
      <style:text-properties style:font-name="Arial" fo:font-size="10pt" style:font-name-asian="Arial" style:font-size-asian="10pt" style:font-name-complex="Arial" style:font-size-complex="10pt"/>
    </style:style>
    <style:style style:name="T65_5" style:family="text">
      <style:text-properties style:font-name="Arial" fo:font-size="10pt" style:font-name-asian="Arial" style:font-size-asian="10pt" style:font-name-complex="Arial" style:font-size-complex="10pt"/>
    </style:style>
    <style:style style:name="T65_6" style:family="text">
      <style:text-properties style:font-name="Arial" fo:font-size="10pt" style:font-name-asian="Arial" style:font-size-asian="10pt" style:font-name-complex="Arial" style:font-size-complex="10pt"/>
    </style:style>
    <style:style style:name="T65_7" style:family="text">
      <style:text-properties style:font-name="Arial" fo:font-size="10pt" style:font-name-asian="Arial" style:font-size-asian="10pt" style:font-name-complex="Arial" style:font-size-complex="10pt"/>
    </style:style>
    <style:style style:name="T65_8" style:family="text">
      <style:text-properties style:font-name="Arial" fo:font-size="10pt" style:font-name-asian="Arial" style:font-size-asian="10pt" style:font-name-complex="Arial" style:font-size-complex="10pt"/>
    </style:style>
    <style:style style:name="T65_9" style:family="text">
      <style:text-properties style:font-name="Arial" fo:font-size="10pt" style:font-name-asian="Arial" style:font-size-asian="10pt" style:font-name-complex="Arial" style:font-size-complex="10pt"/>
    </style:style>
    <style:style style:name="T65_10" style:family="text">
      <style:text-properties style:font-name="Arial" fo:font-size="10pt" style:font-name-asian="Arial" style:font-size-asian="10pt" style:font-name-complex="Arial" style:font-size-complex="10pt"/>
    </style:style>
    <style:style style:name="T65_11" style:family="text">
      <style:text-properties style:font-name="Arial" fo:font-size="10pt" style:font-name-asian="Arial" style:font-size-asian="10pt" style:font-name-complex="Arial" style:font-size-complex="10pt"/>
    </style:style>
    <style:style style:name="T65_12" style:family="text">
      <style:text-properties style:font-name="Arial" fo:font-size="10pt" style:font-name-asian="Arial" style:font-size-asian="10pt" style:font-name-complex="Arial" style:font-size-complex="10pt"/>
    </style:style>
    <style:style style:name="T65_13" style:family="text">
      <style:text-properties style:font-name="Arial" fo:font-size="10pt" style:font-name-asian="Arial" style:font-size-asian="10pt" style:font-name-complex="Arial" style:font-size-complex="10pt"/>
    </style:style>
    <style:style style:name="T65_14" style:family="text">
      <style:text-properties style:font-name="Arial" fo:font-size="10pt" style:font-name-asian="Arial" style:font-size-asian="10pt" style:font-name-complex="Arial" style:font-size-complex="10pt"/>
    </style:style>
    <style:style style:name="T65_15" style:family="text">
      <style:text-properties style:font-name="Arial" fo:font-size="10pt" style:font-name-asian="Arial" style:font-size-asian="10pt" style:font-name-complex="Arial" style:font-size-complex="10pt"/>
    </style:style>
    <style:style style:name="T65_16" style:family="text">
      <style:text-properties style:font-name="Arial" fo:font-size="10pt" style:font-name-asian="Arial" style:font-size-asian="10pt" style:font-name-complex="Arial" style:font-size-complex="10pt"/>
    </style:style>
    <style:style style:name="T65_17" style:family="text">
      <style:text-properties style:font-name="Arial" fo:font-size="10pt" style:font-name-asian="Arial" style:font-size-asian="10pt" style:font-name-complex="Arial" style:font-size-complex="10pt"/>
    </style:style>
    <style:style style:name="T65_18" style:family="text">
      <style:text-properties style:font-name="Arial" fo:font-size="10pt" style:font-name-asian="Arial" style:font-size-asian="10pt" style:font-name-complex="Arial" style:font-size-complex="10pt"/>
    </style:style>
    <style:style style:name="T65_19" style:family="text">
      <style:text-properties style:font-name="Arial" fo:font-size="10pt" style:font-name-asian="Arial" style:font-size-asian="10pt" style:font-name-complex="Arial" style:font-size-complex="10pt"/>
    </style:style>
    <style:style style:name="T65_20" style:family="text">
      <style:text-properties style:font-name="Arial" fo:font-size="10pt" style:font-name-asian="Arial" style:font-size-asian="10pt" style:font-name-complex="Arial" style:font-size-complex="10pt"/>
    </style:style>
    <style:style style:name="T65_21" style:family="text">
      <style:text-properties style:font-name="Arial" fo:font-size="10pt" style:font-name-asian="Arial" style:font-size-asian="10pt" style:font-name-complex="Arial" style:font-size-complex="10pt"/>
    </style:style>
    <style:style style:name="P66" style:family="paragraph" style:parent-style-name="Standard">
      <style:paragraph-properties fo:text-align="justify" fo:break-before="auto" fo:text-indent="0cm" fo:line-height="125%" fo:margin-top="0cm" fo:margin-left="0.494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7" style:family="paragraph" style:parent-style-name="Standard">
      <style:paragraph-properties fo:text-align="justify" fo:break-before="auto" fo:line-height="125%" fo:margin-top="0cm" style:writing-mode="lr-tb"/>
    </style:style>
    <style:style style:name="T67_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4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5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6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7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7_8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68" style:family="paragraph" style:parent-style-name="Standard">
      <style:paragraph-properties fo:text-align="justify" fo:break-before="auto" fo:text-indent="-0.75cm" fo:line-height="125%" fo:margin-top="0.212cm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8_1" style:family="text">
      <style:text-properties style:font-name="Arial" fo:font-size="10pt" style:font-name-asian="Arial" style:font-size-asian="10pt" style:font-name-complex="Arial" style:font-size-complex="10pt"/>
    </style:style>
    <style:style style:name="T68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68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69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9_1" style:family="text">
      <style:text-properties style:font-name="Arial" fo:font-size="10pt" style:font-name-asian="Arial" style:font-size-asian="10pt" style:font-name-complex="Arial" style:font-size-complex="10pt"/>
    </style:style>
    <style:style style:name="T69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9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70" style:family="paragraph" style:parent-style-name="Standard">
      <style:paragraph-properties fo:text-align="justify" fo:break-before="auto" fo:text-indent="-0.75cm" fo:line-height="125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70_1" style:family="text">
      <style:text-properties style:font-name="Arial" fo:font-size="10pt" style:font-name-asian="Arial" style:font-size-asian="10pt" style:font-name-complex="Arial" style:font-size-complex="10pt"/>
    </style:style>
    <style:style style:name="T70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70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71" style:family="paragraph" style:parent-style-name="Standard">
      <style:paragraph-properties fo:break-before="auto" fo:text-indent="0cm" fo:line-height="125%"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2" style:family="paragraph" style:parent-style-name="Standard">
      <style:paragraph-properties fo:text-align="justify" fo:break-before="auto" fo:line-height="125%" fo:margin-top="0cm" style:writing-mode="lr-tb"/>
    </style:style>
    <style:style style:name="T72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3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7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4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7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4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5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7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5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6" style:family="paragraph" style:parent-style-name="Standard">
      <style:paragraph-properties fo:text-align="justify" fo:break-before="auto" fo:text-indent="0cm" fo:line-height="125%" fo:margin-top="0cm" fo:margin-bottom="0cm" fo:margin-left="0.494cm" style:writing-mode="lr-tb"/>
    </style:style>
    <style:style style:name="T7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1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2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6_2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7" style:family="paragraph" style:parent-style-name="Standard">
      <style:paragraph-properties fo:text-align="justify" fo:break-before="auto" fo:text-indent="-0.75cm" fo:line-height="125%" fo:margin-left="1.998cm" style:writing-mode="lr-tb">
        <style:tab-stops>
          <style:tab-stop style:type="left" style:leader-style="none" style:position="-0.748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78" style:family="paragraph" style:parent-style-name="Standard">
      <style:paragraph-properties fo:text-align="justify" fo:break-before="auto" fo:line-height="125%" fo:margin-top="0cm" style:writing-mode="lr-tb"/>
    </style:style>
    <style:style style:name="T78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8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9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0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30" style:family="text">
      <style:text-properties style:font-name="Arial" fo:font-size="10pt" style:font-name-asian="Arial" style:font-size-asian="10pt" style:font-name-complex="Arial" style:font-size-complex="10pt"/>
    </style:style>
    <style:style style:name="T78_1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8_1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9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7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3" style:family="text">
      <style:text-properties style:font-name="Arial" fo:font-size="10pt" style:font-name-asian="Arial" style:font-size-asian="10pt" style:font-name-complex="Arial" style:font-size-complex="10pt"/>
    </style:style>
    <style:style style:name="T79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9_22" style:family="text">
      <style:text-properties fo:color="#ff0000" style:font-name="Arial" fo:font-size="10pt" style:font-name-asian="Arial" style:font-size-asian="10pt" style:font-name-complex="Arial" style:font-size-complex="10pt"/>
    </style:style>
    <style:style style:name="P80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8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0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1" style:family="paragraph" style:parent-style-name="Standard">
      <style:paragraph-properties fo:text-align="justify" fo:break-before="auto" fo:text-indent="0cm" fo:line-height="125%" fo:margin-top="0cm" fo:margin-left="0.494cm" style:writing-mode="lr-tb"/>
    </style:style>
    <style:style style:name="T8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1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2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3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4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1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2" style:family="paragraph" style:parent-style-name="Standard">
      <style:paragraph-properties fo:text-align="justify" fo:break-before="auto" fo:text-indent="0cm" fo:line-height="125%" fo:margin-top="0cm" fo:margin-left="0.49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3" style:family="paragraph" style:parent-style-name="Standard">
      <style:paragraph-properties fo:text-align="justify" fo:break-before="auto" fo:line-height="125%" fo:margin-top="0cm" style:writing-mode="lr-tb"/>
    </style:style>
    <style:style style:name="T8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7" style:family="text">
      <style:text-properties style:font-name="Arial" fo:font-size="10pt" style:font-name-asian="Arial" style:font-size-asian="10pt" style:font-name-complex="Arial" style:font-size-complex="10pt"/>
    </style:style>
    <style:style style:name="T8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3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4" style:family="paragraph" style:parent-style-name="Standard">
      <style:paragraph-properties fo:text-align="justify" fo:break-before="auto" fo:line-height="125%" fo:margin-top="0cm" style:writing-mode="lr-tb"/>
    </style:style>
    <style:style style:name="T84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4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5" style:family="paragraph" style:parent-style-name="Standard">
      <style:paragraph-properties fo:break-before="auto" fo:text-indent="0cm" fo:line-height="125%" fo:margin-top="0cm" fo:margin-left="1.27cm" style:writing-mode="lr-tb"/>
    </style:style>
    <style:style style:name="T8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6" style:family="paragraph" style:parent-style-name="Standard">
      <style:paragraph-properties fo:break-before="auto" fo:text-indent="0cm" fo:line-height="125%" fo:margin-top="0cm" fo:margin-left="1.27cm" style:writing-mode="lr-tb"/>
    </style:style>
    <style:style style:name="T8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6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7" style:family="paragraph" style:parent-style-name="Standard">
      <style:paragraph-properties fo:break-before="auto" fo:text-indent="0cm" fo:line-height="125%" fo:margin-top="0cm" fo:margin-left="1.27cm" style:writing-mode="lr-tb"/>
    </style:style>
    <style:style style:name="T8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7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8" style:family="paragraph" style:parent-style-name="Standard">
      <style:paragraph-properties fo:text-align="justify" fo:break-before="auto" fo:line-height="125%" fo:margin-top="0cm" style:writing-mode="lr-tb"/>
    </style:style>
    <style:style style:name="T88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88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9" style:family="paragraph" style:parent-style-name="Standard">
      <style:paragraph-properties fo:break-before="auto" fo:text-indent="0cm" fo:line-height="125%" fo:margin-top="0cm" fo:margin-left="1.27cm" style:writing-mode="lr-tb"/>
    </style:style>
    <style:style style:name="T89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0" style:family="paragraph" style:parent-style-name="Standard">
      <style:paragraph-properties fo:text-align="justify" fo:break-before="auto" fo:text-indent="0cm" fo:line-height="125%" fo:margin-top="0cm" fo:margin-left="0.49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1" style:family="paragraph" style:parent-style-name="Standard">
      <style:paragraph-properties fo:text-align="justify" fo:break-before="auto" fo:line-height="125%" fo:margin-top="0cm" style:writing-mode="lr-tb"/>
    </style:style>
    <style:style style:name="T91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1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2" style:family="paragraph" style:parent-style-name="Standard">
      <style:paragraph-properties fo:text-align="justify" fo:break-before="auto" fo:line-height="125%" fo:margin-top="0cm" style:writing-mode="lr-tb"/>
    </style:style>
    <style:style style:name="T92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4" style:family="text">
      <style:text-properties style:font-name="Arial" fo:font-size="10pt" style:font-name-asian="Arial" style:font-size-asian="10pt" style:font-name-complex="Arial" style:font-size-complex="10pt"/>
    </style:style>
    <style:style style:name="T92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2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3" style:family="paragraph" style:parent-style-name="Standard">
      <style:paragraph-properties fo:text-align="justify" fo:break-before="auto" fo:line-height="125%" fo:margin-top="0cm" style:writing-mode="lr-tb"/>
    </style:style>
    <style:style style:name="T9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4" style:family="paragraph" style:parent-style-name="Standard">
      <style:paragraph-properties fo:text-align="justify" fo:break-before="auto" fo:text-indent="0cm" fo:line-height="125%" fo:margin-top="0cm"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95" style:family="paragraph" style:parent-style-name="Standard">
      <style:paragraph-properties fo:text-align="justify" fo:break-before="auto" fo:text-indent="0cm" fo:line-height="125%" fo:margin-top="0cm" fo:margin-bottom="0cm"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Table1" style:family="table">
      <style:table-properties table:align="left" style:width="17.002cm" fo:margin-left="0cm"/>
    </style:style>
    <style:style style:name="Column1" style:family="table-column">
      <style:table-column-properties style:column-width="1.693cm"/>
    </style:style>
    <style:style style:name="Column2" style:family="table-column">
      <style:table-column-properties style:column-width="0.767cm"/>
    </style:style>
    <style:style style:name="Column3" style:family="table-column">
      <style:table-column-properties style:column-width="0.714cm"/>
    </style:style>
    <style:style style:name="Column4" style:family="table-column">
      <style:table-column-properties style:column-width="1.064cm"/>
    </style:style>
    <style:style style:name="Column5" style:family="table-column">
      <style:table-column-properties style:column-width="1.064cm"/>
    </style:style>
    <style:style style:name="Column6" style:family="table-column">
      <style:table-column-properties style:column-width="1.064cm"/>
    </style:style>
    <style:style style:name="Column7" style:family="table-column">
      <style:table-column-properties style:column-width="1.064cm"/>
    </style:style>
    <style:style style:name="Column8" style:family="table-column">
      <style:table-column-properties style:column-width="1.064cm"/>
    </style:style>
    <style:style style:name="Column9" style:family="table-column">
      <style:table-column-properties style:column-width="1.064cm"/>
    </style:style>
    <style:style style:name="Column10" style:family="table-column">
      <style:table-column-properties style:column-width="1.064cm"/>
    </style:style>
    <style:style style:name="Column11" style:family="table-column">
      <style:table-column-properties style:column-width="1.064cm"/>
    </style:style>
    <style:style style:name="Column12" style:family="table-column">
      <style:table-column-properties style:column-width="1.064cm"/>
    </style:style>
    <style:style style:name="Column13" style:family="table-column">
      <style:table-column-properties style:column-width="1.064cm"/>
    </style:style>
    <style:style style:name="Column14" style:family="table-column">
      <style:table-column-properties style:column-width="1.064cm"/>
    </style:style>
    <style:style style:name="Column15" style:family="table-column">
      <style:table-column-properties style:column-width="1.064cm"/>
    </style:style>
    <style:style style:name="Column16" style:family="table-column">
      <style:table-column-properties style:column-width="1.06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 style:parent-style-name="Standard"/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34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7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fo:background-color="#00ff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25%" fo:margin-top="0cm" fo:margin-left="0cm" style:writing-mode="lr-tb"/>
    </style:style>
    <style:style style:name="P146" style:family="paragraph" style:parent-style-name="Standard">
      <style:paragraph-properties fo:text-align="justify" fo:break-before="auto" fo:text-indent="0cm" fo:line-height="125%" fo:margin-top="0cm" fo:margin-left="0cm" style:writing-mode="lr-tb"/>
      <style:text-properties style:font-name="Arial" fo:font-size="10pt" style:font-name-asian="Arial" style:font-size-asian="10pt" style:font-name-complex="Arial" style:font-size-complex="10pt"/>
    </style:style>
    <style:style style:name="P147" style:family="paragraph" style:parent-style-name="Standard">
      <style:paragraph-properties fo:text-align="justify" fo:break-before="auto" fo:text-indent="0cm" fo:line-height="125%" fo:margin-top="0cm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148" style:family="paragraph" style:parent-style-name="Standard">
      <style:paragraph-properties fo:text-align="justify" fo:break-before="page" fo:text-indent="0cm" fo:line-height="125%" fo:margin-top="0cm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149" style:family="paragraph" style:parent-style-name="Standard">
      <style:paragraph-properties fo:text-align="justify" fo:break-before="auto" fo:line-height="125%" fo:margin-top="0cm" fo:margin-bottom="0cm" style:writing-mode="lr-tb"/>
    </style:style>
    <style:style style:name="T149_1" style:family="text" style:parent-style-name="Standard"/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0" style:family="text" style:parent-style-name="Standard"/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1" style:family="text" style:parent-style-name="Standard"/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1" style:family="text" style:parent-style-name="Standard"/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2" style:family="text" style:parent-style-name="Standard"/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3" style:family="text" style:parent-style-name="Standard"/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6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</office:automatic-styles>
  <office:body>
    <office:text>
      <text:list text:style-name="LS1" xml:id="list0">
        <text:list-item>
          <text:p text:style-name="P1"><text:span text:style-name="T1_1">Un</text:span><text:span text:style-name="T1_2"><text:s/></text:span><text:span text:style-name="T1_3">protocolo</text:span><text:span text:style-name="T1_4"><text:s/></text:span><text:span text:style-name="T1_5">de</text:span><text:span text:style-name="T1_6"><text:s/></text:span><text:span text:style-name="T1_7">red</text:span><text:span text:style-name="T1_8"><text:s/></text:span><text:span text:style-name="T1_9">es</text:span><text:span text:style-name="T1_10">:</text:span></text:p>
        </text:list-item>
      </text:list>
      <text:p text:style-name="P2"><text:span text:style-name="T2_1">☐<text:tab/></text:span><text:span text:style-name="T2_2">Definición</text:span><text:span text:style-name="T2_3"><text:s/></text:span><text:span text:style-name="T2_4">del</text:span><text:span text:style-name="T2_5"><text:s/></text:span><text:span text:style-name="T2_6">formato</text:span><text:span text:style-name="T2_7"><text:s/></text:span><text:span text:style-name="T2_8">de</text:span><text:span text:style-name="T2_9"><text:s/></text:span><text:span text:style-name="T2_10">los</text:span><text:span text:style-name="T2_11"><text:s/></text:span><text:span text:style-name="T2_12">mensajes</text:span><text:span text:style-name="T2_13"><text:s/></text:span><text:span text:style-name="T2_14">intercambiados</text:span><text:span text:style-name="T2_15"><text:s/></text:span><text:span text:style-name="T2_16">entre</text:span><text:span text:style-name="T2_17"><text:s/></text:span><text:span text:style-name="T2_18">las</text:span><text:span text:style-name="T2_19"><text:s/></text:span><text:span text:style-name="T2_20">entidades</text:span><text:span text:style-name="T2_21"><text:s/></text:span><text:span text:style-name="T2_22">de</text:span><text:span text:style-name="T2_23"><text:s/></text:span><text:span text:style-name="T2_24">la</text:span><text:span text:style-name="T2_25"><text:s/></text:span><text:span text:style-name="T2_26">red</text:span><text:span text:style-name="T2_27">.</text:span></text:p>
      <text:p text:style-name="P3"><text:span text:style-name="T3_1">☐<text:s text:c="2"/><text:tab/></text:span><text:span text:style-name="T3_2">Definición</text:span><text:span text:style-name="T3_3"><text:s/></text:span><text:span text:style-name="T3_4">de</text:span><text:span text:style-name="T3_5"><text:s/></text:span><text:span text:style-name="T3_6">las</text:span><text:span text:style-name="T3_7"><text:s/></text:span><text:span text:style-name="T3_8">acciones</text:span><text:span text:style-name="T3_9"><text:s/></text:span><text:span text:style-name="T3_10">a</text:span><text:span text:style-name="T3_11"><text:s/></text:span><text:span text:style-name="T3_12">tomar</text:span><text:span text:style-name="T3_13"><text:s/></text:span><text:span text:style-name="T3_14">ante</text:span><text:span text:style-name="T3_15"><text:s/></text:span><text:span text:style-name="T3_16">la</text:span><text:span text:style-name="T3_17"><text:s/></text:span><text:span text:style-name="T3_18">recepción</text:span><text:span text:style-name="T3_19"><text:s/></text:span><text:span text:style-name="T3_20">de</text:span><text:span text:style-name="T3_21"><text:s/></text:span><text:span text:style-name="T3_22">un</text:span><text:span text:style-name="T3_23"><text:s/></text:span><text:span text:style-name="T3_24">mensaje</text:span><text:span text:style-name="T3_25">.</text:span></text:p>
      <text:p text:style-name="P4"><text:span text:style-name="T4_1">☐<text:s/><text:tab/></text:span><text:span text:style-name="T4_2">Definición</text:span><text:span text:style-name="T4_3"><text:s/></text:span><text:span text:style-name="T4_4">del</text:span><text:span text:style-name="T4_5"><text:s/></text:span><text:span text:style-name="T4_6">formato</text:span><text:span text:style-name="T4_7"><text:s/></text:span><text:span text:style-name="T4_8">y</text:span><text:span text:style-name="T4_9"><text:s/></text:span><text:span text:style-name="T4_10">orden</text:span><text:span text:style-name="T4_11"><text:s/></text:span><text:span text:style-name="T4_12">de</text:span><text:span text:style-name="T4_13"><text:s/></text:span><text:span text:style-name="T4_14">los</text:span><text:span text:style-name="T4_15"><text:s/></text:span><text:span text:style-name="T4_16">mensajes</text:span><text:span text:style-name="T4_17"><text:s/></text:span><text:span text:style-name="T4_18">enviados</text:span><text:span text:style-name="T4_19"><text:s/></text:span><text:span text:style-name="T4_20">y</text:span><text:span text:style-name="T4_21"><text:s/></text:span><text:span text:style-name="T4_22">recibidos</text:span><text:span text:style-name="T4_23"><text:s/></text:span><text:span text:style-name="T4_24">entre</text:span><text:span text:style-name="T4_25"><text:s/></text:span><text:span text:style-name="T4_26">las</text:span><text:span text:style-name="T4_27"><text:s/></text:span><text:span text:style-name="T4_28">entidades</text:span><text:span text:style-name="T4_29"><text:s/></text:span><text:span text:style-name="T4_30">de</text:span><text:span text:style-name="T4_31"><text:s/></text:span><text:span text:style-name="T4_32">la</text:span><text:span text:style-name="T4_33"><text:s/></text:span><text:span text:style-name="T4_34">red</text:span><text:span text:style-name="T4_35">,<text:s/></text:span><text:span text:style-name="T4_36">y</text:span><text:span text:style-name="T4_37"><text:s/></text:span><text:span text:style-name="T4_38">las</text:span><text:span text:style-name="T4_39"><text:s/></text:span><text:span text:style-name="T4_40">acciones</text:span><text:span text:style-name="T4_41"><text:s/></text:span><text:span text:style-name="T4_42">a</text:span><text:span text:style-name="T4_43"><text:s/></text:span><text:span text:style-name="T4_44">tomar</text:span><text:span text:style-name="T4_45"><text:s/></text:span><text:span text:style-name="T4_46">ante</text:span><text:span text:style-name="T4_47"><text:s/></text:span><text:span text:style-name="T4_48">su</text:span><text:span text:style-name="T4_49"><text:s/></text:span><text:span text:style-name="T4_50">transmisión</text:span><text:span text:style-name="T4_51"><text:s/></text:span><text:span text:style-name="T4_52">o</text:span><text:span text:style-name="T4_53"><text:s/></text:span><text:span text:style-name="T4_54">recepción</text:span><text:span text:style-name="T4_55">.</text:span></text:p>
      <text:p text:style-name="P5"><text:span text:style-name="T5_1">☐<text:s/><text:tab/></text:span><text:span text:style-name="T5_2">Definición</text:span><text:span text:style-name="T5_3"><text:s/></text:span><text:span text:style-name="T5_4">del</text:span><text:span text:style-name="T5_5"><text:s/></text:span><text:span text:style-name="T5_6">formato</text:span><text:span text:style-name="T5_7"><text:s/></text:span><text:span text:style-name="T5_8">y</text:span><text:span text:style-name="T5_9"><text:s/></text:span><text:span text:style-name="T5_10">orden</text:span><text:span text:style-name="T5_11"><text:s/></text:span><text:span text:style-name="T5_12">de</text:span><text:span text:style-name="T5_13"><text:s/></text:span><text:span text:style-name="T5_14">los</text:span><text:span text:style-name="T5_15"><text:s/></text:span><text:span text:style-name="T5_16">mensajes</text:span><text:span text:style-name="T5_17"><text:s/></text:span><text:span text:style-name="T5_18">enviados</text:span><text:span text:style-name="T5_19"><text:s/></text:span><text:span text:style-name="T5_20">y</text:span><text:span text:style-name="T5_21"><text:s/></text:span><text:span text:style-name="T5_22">recibidos</text:span><text:span text:style-name="T5_23"><text:s/></text:span><text:span text:style-name="T5_24">entre</text:span><text:span text:style-name="T5_25"><text:s/></text:span><text:span text:style-name="T5_26">las</text:span><text:span text:style-name="T5_27"><text:s/></text:span><text:span text:style-name="T5_28">entidades</text:span><text:span text:style-name="T5_29"><text:s/></text:span><text:span text:style-name="T5_30">de</text:span><text:span text:style-name="T5_31"><text:s/></text:span><text:span text:style-name="T5_32">la</text:span><text:span text:style-name="T5_33"><text:s/></text:span><text:span text:style-name="T5_34">red</text:span><text:span text:style-name="T5_35">,<text:s/></text:span><text:span text:style-name="T5_36">y</text:span><text:span text:style-name="T5_37"><text:s/></text:span><text:span text:style-name="T5_38">las</text:span><text:span text:style-name="T5_39"><text:s/></text:span><text:span text:style-name="T5_40">acciones</text:span><text:span text:style-name="T5_41"><text:s/></text:span><text:span text:style-name="T5_42">a</text:span><text:span text:style-name="T5_43"><text:s/></text:span><text:span text:style-name="T5_44">tomar</text:span><text:span text:style-name="T5_45"><text:s/></text:span><text:span text:style-name="T5_46">ante</text:span><text:span text:style-name="T5_47"><text:s/></text:span><text:span text:style-name="T5_48">su</text:span><text:span text:style-name="T5_49"><text:s/></text:span><text:span text:style-name="T5_50">recepción</text:span><text:span text:style-name="T5_51"><text:s/></text:span><text:span text:style-name="T5_52">y</text:span><text:span text:style-name="T5_53"><text:s/></text:span><text:span text:style-name="T5_54">el</text:span><text:span text:style-name="T5_55"><text:s/></text:span><text:span text:style-name="T5_56">transcurso</text:span><text:span text:style-name="T5_57"><text:s/></text:span><text:span text:style-name="T5_58">de</text:span><text:span text:style-name="T5_59"><text:s/></text:span><text:span text:style-name="T5_60">un</text:span><text:span text:style-name="T5_61"><text:s/></text:span><text:span text:style-name="T5_62">intervalo</text:span><text:span text:style-name="T5_63"><text:s/></text:span><text:span text:style-name="T5_64">de</text:span><text:span text:style-name="T5_65"><text:s/></text:span><text:span text:style-name="T5_66">tiempo</text:span><text:span text:style-name="T5_67">.</text:span></text:p>
      <text:p text:style-name="P6"/>
      <text:list text:style-name="LS1" xml:id="list1" text:continue-list="list0">
        <text:list-item>
          <text:p text:style-name="P7"><text:span text:style-name="T7_1">Para</text:span><text:span text:style-name="T7_2"><text:s/></text:span><text:span text:style-name="T7_3">cada</text:span><text:span text:style-name="T7_4"><text:s/></text:span><text:span text:style-name="T7_5">una</text:span><text:span text:style-name="T7_6"><text:s/></text:span><text:span text:style-name="T7_7">de</text:span><text:span text:style-name="T7_8"><text:s/></text:span><text:span text:style-name="T7_9">las</text:span><text:span text:style-name="T7_10"><text:s/></text:span><text:span text:style-name="T7_11">opciones</text:span><text:span text:style-name="T7_12">,<text:s/></text:span><text:span text:style-name="T7_13">indique</text:span><text:span text:style-name="T7_14"><text:s/></text:span><text:span text:style-name="T7_15">a</text:span><text:span text:style-name="T7_16"><text:s/></text:span><text:span text:style-name="T7_17">qué</text:span><text:span text:style-name="T7_18"><text:s/></text:span><text:span text:style-name="T7_19">tipo</text:span><text:span text:style-name="T7_20"><text:s/></text:span><text:span text:style-name="T7_21">de</text:span><text:span text:style-name="T7_22"><text:s/></text:span><text:span text:style-name="T7_23">red</text:span><text:span text:style-name="T7_24"><text:s/></text:span><text:span text:style-name="T7_25">conmutada</text:span><text:span text:style-name="T7_26"><text:s/></text:span><text:span text:style-name="T7_27">corresponde</text:span><text:span text:style-name="T7_28">:</text:span></text:p>
          <text:list>
            <text:list-item>
              <text:p text:style-name="P8"><text:span text:style-name="T8_1">Multiplexado</text:span><text:span text:style-name="T8_2"><text:s/></text:span><text:span text:style-name="T8_3">estadístico</text:span><text:span text:style-name="T8_4"><text:s text:c="2"/><text:tab/><text:tab/><text:tab/><text:tab/>☐<text:s/></text:span><text:span text:style-name="T8_5">paquetes</text:span><text:span text:style-name="T8_6"><text:s/><text:tab/>☐<text:s/></text:span><text:span text:style-name="T8_7">circuitos</text:span></text:p>
            </text:list-item>
            <text:list-item>
              <text:p text:style-name="P9"><text:span text:style-name="T9_1">Multiplexado</text:span><text:span text:style-name="T9_2"><text:s/></text:span><text:span text:style-name="T9_3">por</text:span><text:span text:style-name="T9_4"><text:s/></text:span><text:span text:style-name="T9_5">división</text:span><text:span text:style-name="T9_6"><text:s/></text:span><text:span text:style-name="T9_7">de</text:span><text:span text:style-name="T9_8"><text:s/></text:span><text:span text:style-name="T9_9">tiempo</text:span><text:span text:style-name="T9_10"><text:s/><text:tab/><text:tab/><text:tab/>☐<text:s/></text:span><text:span text:style-name="T9_11">paquetes</text:span><text:span text:style-name="T9_12"><text:s/><text:tab/>☐<text:s/></text:span><text:span text:style-name="T9_13">circuitos</text:span></text:p>
            </text:list-item>
            <text:list-item>
              <text:p text:style-name="P10"><text:span text:style-name="T10_1">Encolamiento</text:span><text:span text:style-name="T10_2"><text:s/><text:tab/><text:tab/><text:tab/><text:tab/><text:tab/><text:tab/>☐<text:s/></text:span><text:span text:style-name="T10_3">paquetes</text:span><text:span text:style-name="T10_4"><text:s/><text:tab/>☐<text:s/></text:span><text:span text:style-name="T10_5">circuitos</text:span></text:p>
            </text:list-item>
            <text:list-item>
              <text:p text:style-name="P11"><text:span text:style-name="T11_1">Multiplexado</text:span><text:span text:style-name="T11_2"><text:s/></text:span><text:span text:style-name="T11_3">por</text:span><text:span text:style-name="T11_4"><text:s/></text:span><text:span text:style-name="T11_5">frecuencia</text:span><text:span text:style-name="T11_6"><text:s/><text:tab/><text:tab/><text:tab/><text:tab/>☐<text:s/></text:span><text:span text:style-name="T11_7">paquetes</text:span><text:span text:style-name="T11_8"><text:s/><text:tab/>☐<text:s/></text:span><text:span text:style-name="T11_9">circuitos</text:span></text:p>
            </text:list-item>
          </text:list>
        </text:list-item>
      </text:list>
      <text:p text:style-name="P12"/>
      <text:list text:style-name="LS1" xml:id="list6" text:continue-list="list0">
        <text:list-item>
          <text:p text:style-name="P13"><text:span text:style-name="T13_1">Considere</text:span><text:span text:style-name="T13_2"><text:s/></text:span><text:span text:style-name="T13_3">dos</text:span><text:span text:style-name="T13_4"><text:s/></text:span><text:span text:style-name="T13_5">hosts</text:span><text:span text:style-name="T13_6">,<text:s/></text:span><text:span text:style-name="T13_7">A</text:span><text:span text:style-name="T13_8"><text:s/></text:span><text:span text:style-name="T13_9">y</text:span><text:span text:style-name="T13_10"><text:s/></text:span><text:span text:style-name="T13_11">B</text:span><text:span text:style-name="T13_12">,<text:s/></text:span><text:span text:style-name="T13_13">conectados</text:span><text:span text:style-name="T13_14"><text:s/></text:span><text:span text:style-name="T13_15">por</text:span><text:span text:style-name="T13_16"><text:s/></text:span><text:span text:style-name="T13_17">un</text:span><text:span text:style-name="T13_18"><text:s/></text:span><text:span text:style-name="T13_19">enlace</text:span><text:span text:style-name="T13_20"><text:s/></text:span><text:span text:style-name="T13_21">de</text:span><text:span text:style-name="T13_22"><text:s/></text:span><text:span text:style-name="T13_23">fibra</text:span><text:span text:style-name="T13_24"><text:s/></text:span><text:span text:style-name="T13_25">óptica</text:span><text:span text:style-name="T13_26"><text:s/></text:span><text:span text:style-name="T13_27">que</text:span><text:span text:style-name="T13_28"><text:s/></text:span><text:span text:style-name="T13_29">tiene</text:span><text:span text:style-name="T13_30"><text:s/></text:span><text:span text:style-name="T13_31">una</text:span><text:span text:style-name="T13_32"><text:s/></text:span><text:span text:style-name="T13_33">tasa</text:span><text:span text:style-name="T13_34"><text:s/></text:span><text:span text:style-name="T13_35">de</text:span><text:span text:style-name="T13_36"><text:s/></text:span><text:span text:style-name="T13_37">transferencia</text:span><text:span text:style-name="T13_38"><text:s/></text:span><text:span text:style-name="T13_39">de</text:span><text:span text:style-name="T13_40"> 10<text:s/></text:span><text:span text:style-name="T13_41">Mbps</text:span><text:span text:style-name="T13_42"><text:s/></text:span><text:span text:style-name="T13_43">y</text:span><text:span text:style-name="T13_44"><text:s/></text:span><text:span text:style-name="T13_45">cuya</text:span><text:span text:style-name="T13_46"><text:s/></text:span><text:span text:style-name="T13_47">longitud</text:span><text:span text:style-name="T13_48"><text:s/></text:span><text:span text:style-name="T13_49">es</text:span><text:span text:style-name="T13_50"><text:s/></text:span><text:span text:style-name="T13_51">de</text:span><text:span text:style-name="T13_52"><text:s/>300<text:s/></text:span><text:span text:style-name="T13_53">km</text:span><text:span text:style-name="T13_54"><text:note text:note-class="footnote"><text:note-citation/><text:note-body><text:p text:style-name="P14"><text:span text:style-name="T14_1"><text:s/></text:span><text:span text:style-name="T14_2">L</text:span><text:span text:style-name="T14_3">a</text:span><text:span text:style-name="T14_4"><text:s/></text:span><text:span text:style-name="T14_5">velocidad</text:span><text:span text:style-name="T14_6"><text:s/></text:span><text:span text:style-name="T14_7">de</text:span><text:span text:style-name="T14_8"><text:s/></text:span><text:span text:style-name="T14_9">la</text:span><text:span text:style-name="T14_10"><text:s/></text:span><text:span text:style-name="T14_11">luz</text:span><text:span text:style-name="T14_12">,<text:s/></text:span><text:span text:style-name="T14_13">es</text:span><text:span text:style-name="T14_14"><text:s/></text:span><text:span text:style-name="T14_15">de</text:span><text:span text:style-name="T14_16"><text:s/>3<text:s/></text:span><text:span text:style-name="T14_17">x</text:span><text:span text:style-name="T14_18"><text:s/>10</text:span><text:span text:style-name="T14_19">8</text:span><text:span text:style-name="T14_20"> </text:span><text:span text:style-name="T14_21">m</text:span><text:span text:style-name="T14_22">/</text:span><text:span text:style-name="T14_23">s</text:span></text:p></text:note-body></text:note></text:span><text:span text:style-name="T14_24">.<text:s/></text:span><text:span text:style-name="T14_25">El</text:span><text:span text:style-name="T14_26"><text:s/></text:span><text:span text:style-name="T14_27">host</text:span><text:span text:style-name="T14_28"><text:s/></text:span><text:span text:style-name="T14_29">A</text:span><text:span text:style-name="T14_30"><text:s/></text:span><text:span text:style-name="T14_31">envía</text:span><text:span text:style-name="T14_32"><text:s/></text:span><text:span text:style-name="T14_33">un</text:span><text:span text:style-name="T14_34"><text:s/></text:span><text:span text:style-name="T14_35">paquete</text:span><text:span text:style-name="T14_36"><text:s/></text:span><text:span text:style-name="T14_37">de</text:span><text:span text:style-name="T14_38"> 1<text:s/></text:span><text:span text:style-name="T14_39">KB</text:span><text:span text:style-name="T14_40"><text:s/></text:span><text:span text:style-name="T14_41">al</text:span><text:span text:style-name="T14_42"><text:s/></text:span><text:span text:style-name="T14_43">host</text:span><text:span text:style-name="T14_44"><text:s/></text:span><text:span text:style-name="T14_45">B</text:span><text:span text:style-name="T14_46">. </text:span><text:span text:style-name="T14_47">Suponga</text:span><text:span text:style-name="T14_48"><text:s/></text:span><text:span text:style-name="T14_49">que</text:span><text:span text:style-name="T14_50"><text:s/></text:span><text:span text:style-name="T14_51">el</text:span><text:span text:style-name="T14_52"><text:s/></text:span><text:span text:style-name="T14_53">emisor</text:span><text:span text:style-name="T14_54"><text:s/></text:span><text:span text:style-name="T14_55">empieza</text:span><text:span text:style-name="T14_56"><text:s/></text:span><text:span text:style-name="T14_57">a</text:span><text:span text:style-name="T14_58"><text:s/></text:span><text:span text:style-name="T14_59">enviar</text:span><text:span text:style-name="T14_60"><text:s/></text:span><text:span text:style-name="T14_61">el</text:span><text:span text:style-name="T14_62"><text:s/></text:span><text:span text:style-name="T14_63">paquete</text:span><text:span text:style-name="T14_64"><text:s/></text:span><text:span text:style-name="T14_65">en</text:span><text:span text:style-name="T14_66"><text:s/></text:span><text:span text:style-name="T14_67">tiempo</text:span><text:span text:style-name="T14_68"><text:s/></text:span><text:span text:style-name="T14_69">igual</text:span><text:span text:style-name="T14_70"><text:s/></text:span><text:span text:style-name="T14_71">a</text:span><text:span text:style-name="T14_72"><text:s/>0.</text:span></text:p>
          <text:list>
            <text:list-item>
              <text:p text:style-name="P15"><text:span text:style-name="T15_1">El</text:span><text:span text:style-name="T15_2"><text:s/></text:span><text:span text:style-name="T15_3">tiempo</text:span><text:span text:style-name="T15_4"><text:s/></text:span><text:span text:style-name="T15_5">de</text:span><text:span text:style-name="T15_6"><text:s/></text:span><text:span text:style-name="T15_7">transferencia</text:span><text:span text:style-name="T15_8">,<text:s/></text:span><text:span text:style-name="T15_9">expresado</text:span><text:span text:style-name="T15_10"><text:s/></text:span><text:span text:style-name="T15_11">en</text:span><text:span text:style-name="T15_12"><text:s/></text:span><text:span text:style-name="T15_13">milisegundos</text:span><text:span text:style-name="T15_14">,<text:s/></text:span><text:span text:style-name="T15_15">es</text:span><text:span text:style-name="T15_16">:<text:s/>_______</text:span><text:span text:style-name="T15_17">1.8_________</text:span></text:p>
            </text:list-item>
            <text:list-item>
              <text:p text:style-name="P16"><text:span text:style-name="T16_1">En</text:span><text:span text:style-name="T16_2"><text:s/></text:span><text:span text:style-name="T16_3">tiempo</text:span><text:span text:style-name="T16_4"><text:s/></text:span><text:span text:style-name="T16_5">t</text:span><text:span text:style-name="T16_6"><text:s/>=<text:s/></text:span><text:span text:style-name="T16_7">tiempo</text:span><text:span text:style-name="T16_8"><text:s/></text:span><text:span text:style-name="T16_9">de</text:span><text:span text:style-name="T16_10"><text:s/></text:span><text:span text:style-name="T16_11">transmisión</text:span><text:span text:style-name="T16_12">,<text:s/></text:span><text:span text:style-name="T16_13">el</text:span><text:span text:style-name="T16_14"><text:s/></text:span><text:span text:style-name="T16_15">primer</text:span><text:span text:style-name="T16_16"><text:s/></text:span><text:span text:style-name="T16_17">bit</text:span><text:span text:style-name="T16_18"><text:s/></text:span><text:span text:style-name="T16_19">del</text:span><text:span text:style-name="T16_20"><text:s/></text:span><text:span text:style-name="T16_21">paquete</text:span><text:span text:style-name="T16_22">:</text:span></text:p>
            </text:list-item>
          </text:list>
        </text:list-item>
      </text:list>
      <text:p text:style-name="P17"><text:span text:style-name="T17_1">☐<text:tab/></text:span><text:span text:style-name="T17_2">Está</text:span><text:span text:style-name="T17_3"><text:s/></text:span><text:span text:style-name="T17_4">esperando</text:span><text:span text:style-name="T17_5"><text:s/></text:span><text:span text:style-name="T17_6">ser</text:span><text:span text:style-name="T17_7"><text:s/></text:span><text:span text:style-name="T17_8">transmitido</text:span><text:span text:style-name="T17_9"><text:s/></text:span><text:span text:style-name="T17_10">por</text:span><text:span text:style-name="T17_11"><text:s/></text:span><text:span text:style-name="T17_12">la</text:span><text:span text:style-name="T17_13"><text:s/></text:span><text:span text:style-name="T17_14">interfaz</text:span><text:span text:style-name="T17_15"><text:s/></text:span><text:span text:style-name="T17_16">del</text:span><text:span text:style-name="T17_17"><text:s/></text:span><text:span text:style-name="T17_18">host</text:span><text:span text:style-name="T17_19"><text:s/></text:span><text:span text:style-name="T17_20">A</text:span><text:span text:style-name="T17_21">.</text:span></text:p>
      <text:p text:style-name="P18"><text:span text:style-name="T18_1">☐<text:tab/></text:span><text:span text:style-name="T18_2">Está</text:span><text:span text:style-name="T18_3"><text:s/></text:span><text:span text:style-name="T18_4">en</text:span><text:span text:style-name="T18_5"><text:s/></text:span><text:span text:style-name="T18_6">tránsito</text:span><text:span text:style-name="T18_7"><text:s/></text:span><text:span text:style-name="T18_8">al</text:span><text:span text:style-name="T18_9"><text:s/></text:span><text:span text:style-name="T18_10">host</text:span><text:span text:style-name="T18_11"><text:s/></text:span><text:span text:style-name="T18_12">B</text:span><text:span text:style-name="T18_13">.</text:span></text:p>
      <text:p text:style-name="P19"><text:span text:style-name="T19_1">☐<text:tab/></text:span><text:span text:style-name="T19_2">Arribó</text:span><text:span text:style-name="T19_3"><text:s/></text:span><text:span text:style-name="T19_4">al</text:span><text:span text:style-name="T19_5"><text:s/></text:span><text:span text:style-name="T19_6">host</text:span><text:span text:style-name="T19_7"><text:s/></text:span><text:span text:style-name="T19_8">B</text:span><text:span text:style-name="T19_9">.</text:span></text:p>
      <text:list text:style-name="LS1" xml:id="list9" text:continue-list="list0">
        <text:list-item>
          <text:list>
            <text:list-item>
              <text:p text:style-name="P20"><text:span text:style-name="T20_1">En</text:span><text:span text:style-name="T20_2"><text:s/></text:span><text:span text:style-name="T20_3">tiempo</text:span><text:span text:style-name="T20_4"><text:s/></text:span><text:span text:style-name="T20_5">t</text:span><text:span text:style-name="T20_6"><text:s/>=<text:s/>0.7<text:s/></text:span><text:span text:style-name="T20_7">ms</text:span><text:span text:style-name="T20_8">,<text:s/></text:span><text:span text:style-name="T20_9">el</text:span><text:span text:style-name="T20_10"><text:s/></text:span><text:span text:style-name="T20_11">último</text:span><text:span text:style-name="T20_12"><text:s/></text:span><text:span text:style-name="T20_13">bit</text:span><text:span text:style-name="T20_14"><text:s/></text:span><text:span text:style-name="T20_15">del</text:span><text:span text:style-name="T20_16"><text:s/></text:span><text:span text:style-name="T20_17">paquete</text:span><text:span text:style-name="T20_18">:</text:span></text:p>
            </text:list-item>
          </text:list>
        </text:list-item>
      </text:list>
      <text:p text:style-name="P21"><text:span text:style-name="T21_1">☐<text:tab/></text:span><text:span text:style-name="T21_2">Está</text:span><text:span text:style-name="T21_3"><text:s/></text:span><text:span text:style-name="T21_4">esperando</text:span><text:span text:style-name="T21_5"><text:s/></text:span><text:span text:style-name="T21_6">ser</text:span><text:span text:style-name="T21_7"><text:s/></text:span><text:span text:style-name="T21_8">transmitido</text:span><text:span text:style-name="T21_9"><text:s/></text:span><text:span text:style-name="T21_10">por</text:span><text:span text:style-name="T21_11"><text:s/></text:span><text:span text:style-name="T21_12">la</text:span><text:span text:style-name="T21_13"><text:s/></text:span><text:span text:style-name="T21_14">interfaz</text:span><text:span text:style-name="T21_15"><text:s/></text:span><text:span text:style-name="T21_16">del</text:span><text:span text:style-name="T21_17"><text:s/></text:span><text:span text:style-name="T21_18">host</text:span><text:span text:style-name="T21_19"><text:s/></text:span><text:span text:style-name="T21_20">A</text:span><text:span text:style-name="T21_21">.</text:span></text:p>
      <text:p text:style-name="P22"><text:span text:style-name="T22_1">☐<text:tab/></text:span><text:span text:style-name="T22_2">Está</text:span><text:span text:style-name="T22_3"><text:s/></text:span><text:span text:style-name="T22_4">en</text:span><text:span text:style-name="T22_5"><text:s/></text:span><text:span text:style-name="T22_6">tránsito</text:span><text:span text:style-name="T22_7"><text:s/></text:span><text:span text:style-name="T22_8">al</text:span><text:span text:style-name="T22_9"><text:s/></text:span><text:span text:style-name="T22_10">host</text:span><text:span text:style-name="T22_11"><text:s/></text:span><text:span text:style-name="T22_12">B</text:span><text:span text:style-name="T22_13">.</text:span></text:p>
      <text:p text:style-name="P23"><text:span text:style-name="T23_1">☐<text:tab/></text:span><text:span text:style-name="T23_2">Arribó</text:span><text:span text:style-name="T23_3"><text:s/></text:span><text:span text:style-name="T23_4">al</text:span><text:span text:style-name="T23_5"><text:s/></text:span><text:span text:style-name="T23_6">host</text:span><text:span text:style-name="T23_7"><text:s/></text:span><text:span text:style-name="T23_8">B</text:span><text:span text:style-name="T23_9">.</text:span></text:p>
      <text:p text:style-name="P24"/>
      <text:list text:style-name="LS1" xml:id="list10" text:continue-list="list0">
        <text:list-item>
          <text:p text:style-name="P25"><text:span text:style-name="T25_1">La</text:span><text:span text:style-name="T25_2"><text:s/></text:span><text:span text:style-name="T25_3">aplicación</text:span><text:span text:style-name="T25_4"><text:s/></text:span><text:span text:style-name="T25_5">WhatsApp</text:span><text:span text:style-name="T25_6">:</text:span></text:p>
        </text:list-item>
      </text:list>
      <text:p text:style-name="P26"><text:span text:style-name="T26_1">☐<text:tab/></text:span><text:span text:style-name="T26_2">es</text:span><text:span text:style-name="T26_3"><text:s/></text:span><text:span text:style-name="T26_4">sensible</text:span><text:span text:style-name="T26_5"><text:s/></text:span><text:span text:style-name="T26_6">a</text:span><text:span text:style-name="T26_7"><text:s/></text:span><text:span text:style-name="T26_8">la</text:span><text:span text:style-name="T26_9"><text:s/></text:span><text:span text:style-name="T26_10">temporización</text:span><text:span text:style-name="T26_11">.</text:span></text:p>
      <text:p text:style-name="P27"><text:span text:style-name="T27_1">☐<text:tab/></text:span><text:span text:style-name="T27_2">tolera</text:span><text:span text:style-name="T27_3"><text:s/></text:span><text:span text:style-name="T27_4">pérdida</text:span><text:span text:style-name="T27_5"><text:s/></text:span><text:span text:style-name="T27_6">de</text:span><text:span text:style-name="T27_7"><text:s/></text:span><text:span text:style-name="T27_8">datos</text:span><text:span text:style-name="T27_9">.</text:span></text:p>
      <text:p text:style-name="P28"><text:span text:style-name="T28_1">☐<text:tab/></text:span><text:span text:style-name="T28_2">utiliza</text:span><text:span text:style-name="T28_3"><text:s/></text:span><text:span text:style-name="T28_4">transporte</text:span><text:span text:style-name="T28_5"><text:s/></text:span><text:span text:style-name="T28_6">confiable</text:span><text:span text:style-name="T28_7">.</text:span></text:p>
      <text:p text:style-name="P29"><text:span text:style-name="T29_1">☐<text:tab/></text:span><text:span text:style-name="T29_2">hace</text:span><text:span text:style-name="T29_3"><text:s/></text:span><text:span text:style-name="T29_4">tráfico</text:span><text:span text:style-name="T29_5"><text:s/></text:span><text:span text:style-name="T29_6">de</text:span><text:span text:style-name="T29_7"><text:s/></text:span><text:span text:style-name="T29_8">ancho</text:span><text:span text:style-name="T29_9"><text:s/></text:span><text:span text:style-name="T29_10">de</text:span><text:span text:style-name="T29_11"><text:s/></text:span><text:span text:style-name="T29_12">banda</text:span><text:span text:style-name="T29_13"><text:s/></text:span><text:span text:style-name="T29_14">fijo</text:span><text:span text:style-name="T29_15">.</text:span></text:p>
      <text:p text:style-name="P30"/>
      <text:list text:style-name="LS1" xml:id="list11" text:continue-list="list0">
        <text:list-item>
          <text:p text:style-name="P31"><text:span text:style-name="T31_1">El</text:span><text:span text:style-name="T31_2"><text:s/></text:span><text:span text:style-name="T31_3">protocolo</text:span><text:span text:style-name="T31_4"><text:s/></text:span><text:span text:style-name="T31_5">SNMP</text:span><text:span text:style-name="T31_6"><text:s/></text:span><text:span text:style-name="T31_7">define</text:span><text:span text:style-name="T31_8"><text:s/></text:span><text:span text:style-name="T31_9">mensajes</text:span><text:span text:style-name="T31_10"><text:s/></text:span><text:span text:style-name="T31_11">para</text:span><text:span text:style-name="T31_12">:</text:span></text:p>
        </text:list-item>
      </text:list>
      <text:p text:style-name="P32"><text:span text:style-name="T32_1">☐<text:tab/></text:span><text:span text:style-name="T32_2">consultar</text:span><text:span text:style-name="T32_3"><text:s/></text:span><text:span text:style-name="T32_4">valores</text:span><text:span text:style-name="T32_5"><text:s/></text:span><text:span text:style-name="T32_6">de</text:span><text:span text:style-name="T32_7"><text:s/></text:span><text:span text:style-name="T32_8">variables</text:span><text:span text:style-name="T32_9"><text:s/></text:span><text:span text:style-name="T32_10">de</text:span><text:span text:style-name="T32_11"><text:s/></text:span><text:span text:style-name="T32_12">objetos</text:span><text:span text:style-name="T32_13"><text:s/></text:span><text:span text:style-name="T32_14">administrados</text:span><text:span text:style-name="T32_15">.</text:span><text:span text:style-name="T32_16"><text:s/></text:span></text:p>
      <text:p text:style-name="P33"><text:span text:style-name="T33_1">☐<text:tab/></text:span><text:span text:style-name="T33_2">fijar</text:span><text:span text:style-name="T33_3"><text:s/></text:span><text:span text:style-name="T33_4">y</text:span><text:span text:style-name="T33_5"><text:s/></text:span><text:span text:style-name="T33_6">consultar</text:span><text:span text:style-name="T33_7"><text:s/></text:span><text:span text:style-name="T33_8">valores</text:span><text:span text:style-name="T33_9"><text:s/></text:span><text:span text:style-name="T33_10">de</text:span><text:span text:style-name="T33_11"><text:s/></text:span><text:span text:style-name="T33_12">variables</text:span><text:span text:style-name="T33_13"><text:s/></text:span><text:span text:style-name="T33_14">de</text:span><text:span text:style-name="T33_15"><text:s/></text:span><text:span text:style-name="T33_16">objetos</text:span><text:span text:style-name="T33_17"><text:s/></text:span><text:span text:style-name="T33_18">administrados</text:span><text:span text:style-name="T33_19">,<text:s/></text:span><text:span text:style-name="T33_20">y</text:span><text:span text:style-name="T33_21"><text:s/></text:span><text:span text:style-name="T33_22">establecer</text:span><text:span text:style-name="T33_23"><text:s/></text:span><text:span text:style-name="T33_24">traps</text:span><text:span text:style-name="T33_25"><text:s/></text:span><text:span text:style-name="T33_26">o</text:span><text:span text:style-name="T33_27"><text:s/></text:span><text:span text:style-name="T33_28">llamadas</text:span><text:span text:style-name="T33_29"><text:s/></text:span><text:span text:style-name="T33_30">automáticas</text:span><text:span text:style-name="T33_31"><text:s/></text:span><text:span text:style-name="T33_32">ante</text:span><text:span text:style-name="T33_33"><text:s/></text:span><text:span text:style-name="T33_34">determinados</text:span><text:span text:style-name="T33_35"><text:s/></text:span><text:span text:style-name="T33_36">sucesos</text:span><text:span text:style-name="T33_37">.</text:span></text:p>
      <text:p text:style-name="P34"><text:span text:style-name="T34_1">☐<text:tab/></text:span><text:span text:style-name="T34_2">establecer</text:span><text:span text:style-name="T34_3"><text:s/></text:span><text:span text:style-name="T34_4">traps</text:span><text:span text:style-name="T34_5"><text:s/></text:span><text:span text:style-name="T34_6">o</text:span><text:span text:style-name="T34_7"><text:s/></text:span><text:span text:style-name="T34_8">llamadas</text:span><text:span text:style-name="T34_9"><text:s/></text:span><text:span text:style-name="T34_10">automáticas</text:span><text:span text:style-name="T34_11"><text:s/></text:span><text:span text:style-name="T34_12">ante</text:span><text:span text:style-name="T34_13"><text:s/></text:span><text:span text:style-name="T34_14">determinados</text:span><text:span text:style-name="T34_15"><text:s/></text:span><text:span text:style-name="T34_16">sucesos</text:span><text:span text:style-name="T34_17">.</text:span></text:p>
      <text:p text:style-name="P35"><text:span text:style-name="T35_1">☐<text:tab/></text:span><text:span text:style-name="T35_2">fijar</text:span><text:span text:style-name="T35_3"><text:s/></text:span><text:span text:style-name="T35_4">valores</text:span><text:span text:style-name="T35_5"><text:s/></text:span><text:span text:style-name="T35_6">de</text:span><text:span text:style-name="T35_7"><text:s/></text:span><text:span text:style-name="T35_8">variables</text:span><text:span text:style-name="T35_9"><text:s/></text:span><text:span text:style-name="T35_10">de</text:span><text:span text:style-name="T35_11"><text:s/></text:span><text:span text:style-name="T35_12">objetos</text:span><text:span text:style-name="T35_13"><text:s/></text:span><text:span text:style-name="T35_14">administrados</text:span><text:span text:style-name="T35_15">.</text:span></text:p>
      <text:p text:style-name="P36"/>
      <text:list text:style-name="LS1" xml:id="list12" text:continue-list="list0">
        <text:list-item>
          <text:p text:style-name="P37"><text:span text:style-name="T37_1">Usted</text:span><text:span text:style-name="T37_2"><text:s/></text:span><text:span text:style-name="T37_3">está</text:span><text:span text:style-name="T37_4"><text:s/></text:span><text:span text:style-name="T37_5">usando</text:span><text:span text:style-name="T37_6"><text:s/></text:span><text:span text:style-name="T37_7">una</text:span><text:span text:style-name="T37_8"><text:s/></text:span><text:span text:style-name="T37_9">computadora</text:span><text:span text:style-name="T37_10"><text:s/></text:span><text:span text:style-name="T37_11">de</text:span><text:span text:style-name="T37_12"><text:s/></text:span><text:span text:style-name="T37_13">la</text:span><text:span text:style-name="T37_14"><text:s/></text:span><text:span text:style-name="T37_15">Universidad</text:span><text:span text:style-name="T37_16"><text:s/></text:span><text:span text:style-name="T37_17">y</text:span><text:span text:style-name="T37_18"><text:s/></text:span><text:span text:style-name="T37_19">usando</text:span><text:span text:style-name="T37_20"><text:s/></text:span><text:span text:style-name="T37_21">un</text:span><text:span text:style-name="T37_22"><text:s/></text:span><text:span text:style-name="T37_23">navegador</text:span><text:span text:style-name="T37_24"><text:s/></text:span><text:span text:style-name="T37_25">web</text:span><text:span text:style-name="T37_26"><text:s/></text:span><text:span text:style-name="T37_27">quiere</text:span><text:span text:style-name="T37_28"><text:s/></text:span><text:span text:style-name="T37_29">conectarse</text:span><text:span text:style-name="T37_30"><text:s/></text:span><text:span text:style-name="T37_31">a</text:span><text:span text:style-name="T37_32"><text:s/></text:span><text:span text:style-name="T37_33">www</text:span><text:span text:style-name="T37_34">.</text:span><text:span text:style-name="T37_35">google</text:span><text:span text:style-name="T37_36">.</text:span><text:span text:style-name="T37_37">com</text:span><text:span text:style-name="T37_38">.<text:s/></text:span><text:span text:style-name="T37_39">La</text:span><text:span text:style-name="T37_40"><text:s/></text:span><text:span text:style-name="T37_41">dirección</text:span><text:span text:style-name="T37_42"><text:s/></text:span><text:span text:style-name="T37_43">IP</text:span><text:span text:style-name="T37_44"><text:s/></text:span><text:span text:style-name="T37_45">a</text:span><text:span text:style-name="T37_46"><text:s/></text:span><text:span text:style-name="T37_47">donde</text:span><text:span text:style-name="T37_48"><text:s/></text:span><text:span text:style-name="T37_49">debe</text:span><text:span text:style-name="T37_50"><text:s/></text:span><text:span text:style-name="T37_51">conectarse</text:span><text:span text:style-name="T37_52"><text:s/></text:span><text:span text:style-name="T37_53">es</text:span><text:span text:style-name="T37_54"><text:s/></text:span><text:span text:style-name="T37_55">proporcionada</text:span><text:span text:style-name="T37_56"><text:s/></text:span><text:span text:style-name="T37_57">a</text:span><text:span text:style-name="T37_58"><text:s/></text:span><text:span text:style-name="T37_59">la</text:span><text:span text:style-name="T37_60"><text:s/></text:span><text:span text:style-name="T37_61">aplicación</text:span><text:span text:style-name="T37_62"><text:s/></text:span><text:span text:style-name="T37_63">por</text:span><text:span text:style-name="T37_64">:<text:s/></text:span></text:p>
        </text:list-item>
      </text:list>
      <text:p text:style-name="P38"><text:span text:style-name="T38_1">☐<text:tab/></text:span><text:span text:style-name="T38_2"><text:s/></text:span><text:span text:style-name="T38_3">El</text:span><text:span text:style-name="T38_4"><text:s/></text:span><text:span text:style-name="T38_5">servidor</text:span><text:span text:style-name="T38_6"><text:s/></text:span><text:span text:style-name="T38_7">DNS</text:span><text:span text:style-name="T38_8"><text:s/></text:span><text:span text:style-name="T38_9">local</text:span><text:span text:style-name="T38_10"><text:s/></text:span><text:span text:style-name="T38_11">de</text:span><text:span text:style-name="T38_12"><text:s/></text:span><text:span text:style-name="T38_13">la</text:span><text:span text:style-name="T38_14"><text:s/></text:span><text:span text:style-name="T38_15">Universidad</text:span><text:span text:style-name="T38_16">.</text:span></text:p>
      <text:p text:style-name="P39"><text:span text:style-name="T39_1">☐<text:tab/><text:s/></text:span><text:span text:style-name="T39_2">El</text:span><text:span text:style-name="T39_3"><text:s/></text:span><text:span text:style-name="T39_4">servidor</text:span><text:span text:style-name="T39_5"><text:s/></text:span><text:span text:style-name="T39_6">DNS</text:span><text:span text:style-name="T39_7"><text:s/></text:span><text:span text:style-name="T39_8">del</text:span><text:span text:style-name="T39_9"><text:s/></text:span><text:span text:style-name="T39_10">dominio</text:span><text:span text:style-name="T39_11"><text:s/></text:span><text:span text:style-name="T39_12">google</text:span><text:span text:style-name="T39_13">.</text:span><text:span text:style-name="T39_14">com</text:span><text:span text:style-name="T39_15">.</text:span></text:p>
      <text:p text:style-name="P40"><text:span text:style-name="T40_1">☐<text:tab/><text:s/></text:span><text:span text:style-name="T40_2">El</text:span><text:span text:style-name="T40_3"><text:s/></text:span><text:span text:style-name="T40_4">servidor</text:span><text:span text:style-name="T40_5"><text:s/></text:span><text:span text:style-name="T40_6">DNS</text:span><text:span text:style-name="T40_7"><text:s/></text:span><text:span text:style-name="T40_8">del</text:span><text:span text:style-name="T40_9"><text:s/></text:span><text:span text:style-name="T40_10">dominio</text:span><text:span text:style-name="T40_11"><text:s/>.</text:span><text:span text:style-name="T40_12">com</text:span><text:span text:style-name="T40_13">.<text:s/></text:span></text:p>
      <text:p text:style-name="P41"><text:span text:style-name="T41_1">☐<text:tab/><text:s/></text:span><text:span text:style-name="T41_2">Un</text:span><text:span text:style-name="T41_3"><text:s/></text:span><text:span text:style-name="T41_4">servidor</text:span><text:span text:style-name="T41_5"><text:s/></text:span><text:span text:style-name="T41_6">DNS</text:span><text:span text:style-name="T41_7"><text:s/></text:span><text:span text:style-name="T41_8">raíz</text:span><text:span text:style-name="T41_9"><text:s/></text:span><text:span text:style-name="T41_10">de</text:span><text:span text:style-name="T41_11"><text:s/></text:span><text:span text:style-name="T41_12">los</text:span><text:span text:style-name="T41_13"><text:s/></text:span><text:span text:style-name="T41_14">que</text:span><text:span text:style-name="T41_15"><text:s/></text:span><text:span text:style-name="T41_16">cubren</text:span><text:span text:style-name="T41_17"><text:s/></text:span><text:span text:style-name="T41_18">todas</text:span><text:span text:style-name="T41_19"><text:s/></text:span><text:span text:style-name="T41_20">las</text:span><text:span text:style-name="T41_21"><text:s/></text:span><text:span text:style-name="T41_22">posibles</text:span><text:span text:style-name="T41_23"><text:s/></text:span><text:span text:style-name="T41_24">direcciones</text:span><text:span text:style-name="T41_25">.</text:span></text:p>
      <text:p text:style-name="P42"/>
      <text:list text:style-name="LS1" xml:id="list13" text:continue-list="list0">
        <text:list-item>
          <text:p text:style-name="P43"><text:span text:style-name="T43_1">En</text:span><text:span text:style-name="T43_2"><text:s/></text:span><text:span text:style-name="T43_3">la</text:span><text:span text:style-name="T43_4"><text:s/></text:span><text:span text:style-name="T43_5">computadora</text:span><text:span text:style-name="T43_6"><text:s/></text:span><text:span text:style-name="T43_7">de</text:span><text:span text:style-name="T43_8"><text:s/></text:span><text:span text:style-name="T43_9">un</text:span><text:span text:style-name="T43_10"><text:s/></text:span><text:span text:style-name="T43_11">desarrollador</text:span><text:span text:style-name="T43_12"><text:s/></text:span><text:span text:style-name="T43_13">web</text:span><text:span text:style-name="T43_14"><text:s/></text:span><text:span text:style-name="T43_15">se</text:span><text:span text:style-name="T43_16"><text:s/></text:span><text:span text:style-name="T43_17">encuentra</text:span><text:span text:style-name="T43_18"><text:s/></text:span><text:span text:style-name="T43_19">en</text:span><text:span text:style-name="T43_20"><text:s/></text:span><text:span text:style-name="T43_21">ejecución</text:span><text:span text:style-name="T43_22"><text:s/></text:span><text:span text:style-name="T43_23">un</text:span><text:span text:style-name="T43_24"><text:s/></text:span><text:span text:style-name="T43_25">servidor</text:span><text:span text:style-name="T43_26"><text:s/></text:span><text:span text:style-name="T43_27">web</text:span><text:span text:style-name="T43_28"><text:s/></text:span><text:span text:style-name="T43_29">multithreaded</text:span><text:span text:style-name="T43_30">,<text:s/></text:span><text:span text:style-name="T43_31">uno</text:span><text:span text:style-name="T43_32"><text:s/></text:span><text:span text:style-name="T43_33">de</text:span><text:span text:style-name="T43_34"><text:s/></text:span><text:span text:style-name="T43_35">cuyos</text:span><text:span text:style-name="T43_36"><text:s/></text:span><text:span text:style-name="T43_37">threads</text:span><text:span text:style-name="T43_38"><text:s/></text:span><text:span text:style-name="T43_39">está</text:span><text:span text:style-name="T43_40"><text:s/></text:span><text:span text:style-name="T43_41">escuchando</text:span><text:span text:style-name="T43_42"><text:s/></text:span><text:span text:style-name="T43_43">en</text:span><text:span text:style-name="T43_44"><text:s/></text:span><text:span text:style-name="T43_45">el</text:span><text:span text:style-name="T43_46"><text:s/></text:span><text:span text:style-name="T43_47">puerto</text:span><text:span text:style-name="T43_48"><text:s/>80<text:s/>(</text:span><text:span text:style-name="T43_49">http</text:span><text:span text:style-name="T43_50">)<text:s/></text:span><text:span text:style-name="T43_51">y</text:span><text:span text:style-name="T43_52"><text:s/></text:span><text:span text:style-name="T43_53">otro</text:span><text:span text:style-name="T43_54"><text:s/></text:span><text:span text:style-name="T43_55">en</text:span><text:span text:style-name="T43_56"><text:s/></text:span><text:span text:style-name="T43_57">el</text:span><text:span text:style-name="T43_58"><text:s/></text:span><text:span text:style-name="T43_59">443<text:s/>(</text:span><text:span text:style-name="T43_60">https</text:span><text:span text:style-name="T43_61">).<text:s/></text:span><text:span text:style-name="T43_62">Al</text:span><text:span text:style-name="T43_63"><text:s/></text:span><text:span text:style-name="T43_64">momento</text:span><text:span text:style-name="T43_65"><text:s/></text:span><text:span text:style-name="T43_66">de</text:span><text:span text:style-name="T43_67"><text:s/></text:span><text:span text:style-name="T43_68">realizar</text:span><text:span text:style-name="T43_69"><text:s/></text:span><text:span text:style-name="T43_70">pruebas</text:span><text:span text:style-name="T43_71">,<text:s/></text:span><text:span text:style-name="T43_72">el</text:span><text:span text:style-name="T43_73"><text:s/></text:span><text:span text:style-name="T43_74">desarrollador</text:span><text:span text:style-name="T43_75"><text:s/></text:span><text:span text:style-name="T43_76">utiliza</text:span><text:span text:style-name="T43_77"><text:s/></text:span><text:span text:style-name="T43_78">dos</text:span><text:span text:style-name="T43_79"><text:s/></text:span><text:span text:style-name="T43_80">navegadores</text:span><text:span text:style-name="T43_81"><text:s/></text:span><text:span text:style-name="T43_82">distintos</text:span><text:span text:style-name="T43_83"><text:s/></text:span><text:span text:style-name="T43_84">corriendo</text:span><text:span text:style-name="T43_85"><text:s/></text:span><text:span text:style-name="T43_86">en</text:span><text:span text:style-name="T43_87"><text:s/></text:span><text:span text:style-name="T43_88">el</text:span><text:span text:style-name="T43_89"><text:s/></text:span><text:span text:style-name="T43_90">mismo</text:span><text:span text:style-name="T43_91"><text:s/></text:span><text:span text:style-name="T43_92">equipo</text:span><text:span text:style-name="T43_93">,<text:s/></text:span><text:span text:style-name="T43_94">para</text:span><text:span text:style-name="T43_95"><text:s/></text:span><text:span text:style-name="T43_96">conectarse</text:span><text:span text:style-name="T43_97"><text:s/></text:span><text:span text:style-name="T43_98">simultáneamente</text:span><text:span text:style-name="T43_99"><text:s/></text:span><text:span text:style-name="T43_100">por</text:span><text:span text:style-name="T43_101"><text:s/></text:span><text:span text:style-name="T43_102">http</text:span><text:span text:style-name="T43_103"><text:s/></text:span><text:span text:style-name="T43_104">y</text:span><text:span text:style-name="T43_105"><text:s/></text:span><text:span text:style-name="T43_106">https</text:span><text:span text:style-name="T43_107">.<text:s/></text:span><text:span text:style-name="T43_108">La</text:span><text:span text:style-name="T43_109"><text:s/></text:span><text:span text:style-name="T43_110">cantidad</text:span><text:span text:style-name="T43_111"><text:s/></text:span><text:span text:style-name="T43_112">de</text:span><text:span text:style-name="T43_113"><text:s/></text:span><text:span text:style-name="T43_114">puertos</text:span><text:span text:style-name="T43_115">,<text:s/></text:span><text:span text:style-name="T43_116">ocupa</text:span><text:span text:style-name="T43_117">dos</text:span><text:span text:style-name="T43_118"><text:s/></text:span><text:span text:style-name="T43_119">por</text:span><text:span text:style-name="T43_120"><text:s/></text:span><text:span text:style-name="T43_121">todas</text:span><text:span text:style-name="T43_122"><text:s/></text:span><text:span text:style-name="T43_123">las</text:span><text:span text:style-name="T43_124"><text:s/></text:span><text:span text:style-name="T43_125">apli</text:span><text:span text:style-name="T43_126">caciones</text:span><text:span text:style-name="T43_127"><text:s/></text:span><text:span text:style-name="T43_128">mencionadas</text:span><text:span text:style-name="T43_129">,<text:s/></text:span><text:span text:style-name="T43_130">durante</text:span><text:span text:style-name="T43_131"><text:s/></text:span><text:span text:style-name="T43_132">estas</text:span><text:span text:style-name="T43_133"><text:s/></text:span><text:span text:style-name="T43_134">pruebas</text:span><text:span text:style-name="T43_135"><text:s/></text:span><text:span text:style-name="T43_136"><office:annotation><dc:creator/><text:p text:style-name="P44"><text:span text:style-name="T44_1">Acá</text:span><text:span text:style-name="T44_2"><text:s/></text:span><text:span text:style-name="T44_3">el</text:span><text:span text:style-name="T44_4"><text:s/></text:span><text:span text:style-name="T44_5">ambas</text:span><text:span text:style-name="T44_6"><text:s/></text:span><text:span text:style-name="T44_7">puede</text:span><text:span text:style-name="T44_8"><text:s/></text:span><text:span text:style-name="T44_9">llevar</text:span><text:span text:style-name="T44_10"><text:s/></text:span><text:span text:style-name="T44_11">a</text:span><text:span text:style-name="T44_12"><text:s/></text:span><text:span text:style-name="T44_13">que</text:span><text:span text:style-name="T44_14"><text:s/></text:span><text:span text:style-name="T44_15">piensen</text:span><text:span text:style-name="T44_16"><text:s/></text:span><text:span text:style-name="T44_17">solo</text:span><text:span text:style-name="T44_18"><text:s/></text:span><text:span text:style-name="T44_19">en</text:span><text:span text:style-name="T44_20"><text:s/></text:span><text:span text:style-name="T44_21">las</text:span><text:span text:style-name="T44_22"><text:s/></text:span><text:span text:style-name="T44_23">aplicaciones</text:span><text:span text:style-name="T44_24"><text:s/></text:span><text:span text:style-name="T44_25">correspondientes</text:span><text:span text:style-name="T44_26"><text:s/></text:span><text:span text:style-name="T44_27">a</text:span><text:span text:style-name="T44_28"><text:s/></text:span><text:span text:style-name="T44_29">los</text:span><text:span text:style-name="T44_30"><text:s/></text:span><text:span text:style-name="T44_31">navegadores</text:span><text:span text:style-name="T44_32">.<text:s/>¿</text:span><text:span text:style-name="T44_33">Se</text:span><text:span text:style-name="T44_34"><text:s/></text:span><text:span text:style-name="T44_35">solucionará</text:span><text:span text:style-name="T44_36"><text:s/></text:span><text:span text:style-name="T44_37">con</text:span><text:span text:style-name="T44_38"><text:s/></text:span><text:span text:style-name="T44_39">la</text:span><text:span text:style-name="T44_40"><text:s/></text:span><text:span text:style-name="T44_41">expresión</text:span><text:span text:style-name="T44_42"><text:s/>"</text:span><text:span text:style-name="T44_43">todas</text:span><text:span text:style-name="T44_44"><text:s/></text:span><text:span text:style-name="T44_45">las</text:span><text:span text:style-name="T44_46"><text:s/></text:span><text:span text:style-name="T44_47">aplicaciones</text:span><text:span text:style-name="T44_48">"?</text:span></text:p></office:annotation></text:span><text:span text:style-name="T44_49"><office:annotation><dc:creator/><text:p text:style-name="P45"><text:span text:style-name="T45_1">"</text:span><text:span text:style-name="T45_2">Todas</text:span><text:span text:style-name="T45_3"><text:s/></text:span><text:span text:style-name="T45_4">las</text:span><text:span text:style-name="T45_5"><text:s/></text:span><text:span text:style-name="T45_6">aplicaciones</text:span><text:span text:style-name="T45_7"><text:s/></text:span><text:span text:style-name="T45_8">mencionadas</text:span><text:span text:style-name="T45_9">"?</text:span></text:p></office:annotation></text:span><text:span text:style-name="T45_10"><office:annotation><dc:creator/><text:p text:style-name="P46"><text:span text:style-name="T46_1">Ahí</text:span><text:span text:style-name="T46_2"><text:s/></text:span><text:span text:style-name="T46_3">me</text:span><text:span text:style-name="T46_4"><text:s/></text:span><text:span text:style-name="T46_5">parece</text:span><text:span text:style-name="T46_6"><text:s/></text:span><text:span text:style-name="T46_7">que</text:span><text:span text:style-name="T46_8"><text:s/></text:span><text:span text:style-name="T46_9">queda</text:span><text:span text:style-name="T46_10"><text:s/></text:span><text:span text:style-name="T46_11">mas</text:span><text:span text:style-name="T46_12"><text:s/></text:span><text:span text:style-name="T46_13">claro</text:span></text:p></office:annotation></text:span><text:span text:style-name="T46_14">es</text:span><text:span text:style-name="T46_15">:</text:span></text:p>
        </text:list-item>
      </text:list>
      <text:p text:style-name="P47"><text:span text:style-name="T47_1">☐<text:s/>1<text:s/><text:tab/>☐<text:s/>2<text:tab/>☐<text:s/>3<text:tab/>☐<text:s/></text:span><text:span text:style-name="T47_2">4</text:span></text:p>
      <text:p text:style-name="P48"/>
      <text:list text:style-name="LS1" xml:id="list14" text:continue-list="list0">
        <text:list-item>
          <text:p text:style-name="P49"><text:span text:style-name="T49_1">Se</text:span><text:span text:style-name="T49_2"><text:s/></text:span><text:span text:style-name="T49_3">establece</text:span><text:span text:style-name="T49_4"><text:s/></text:span><text:span text:style-name="T49_5">una</text:span><text:span text:style-name="T49_6"><text:s/></text:span><text:span text:style-name="T49_7">conexión</text:span><text:span text:style-name="T49_8"><text:s/></text:span><text:span text:style-name="T49_9">TCP</text:span><text:span text:style-name="T49_10"><text:s/></text:span><text:span text:style-name="T49_11">entre</text:span><text:span text:style-name="T49_12"><text:s/></text:span><text:span text:style-name="T49_13">dos</text:span><text:span text:style-name="T49_14"><text:s/></text:span><text:span text:style-name="T49_15">hosts</text:span><text:span text:style-name="T49_16">,<text:s/></text:span><text:span text:style-name="T49_17">A</text:span><text:span text:style-name="T49_18"><text:s/></text:span><text:span text:style-name="T49_19">y</text:span><text:span text:style-name="T49_20"><text:s/></text:span><text:span text:style-name="T49_21">B</text:span><text:span text:style-name="T49_22">,<text:s/></text:span><text:span text:style-name="T49_23">para</text:span><text:span text:style-name="T49_24"><text:s/></text:span><text:span text:style-name="T49_25">transferir</text:span><text:span text:style-name="T49_26"><text:s/></text:span><text:span text:style-name="T49_27">mediante</text:span><text:span text:style-name="T49_28"><text:s/></text:span><text:span text:style-name="T49_29">FTP</text:span><text:span text:style-name="T49_30"><text:s/></text:span><text:span text:style-name="T49_31">un</text:span><text:span text:style-name="T49_32"><text:s/></text:span><text:span text:style-name="T49_33">fichero</text:span><text:span text:style-name="T49_34"><text:s/></text:span><text:span text:style-name="T49_35">de</text:span><text:span text:style-name="T49_36"><text:s/>10<text:s/></text:span><text:span text:style-name="T49_37">MB</text:span><text:span text:style-name="T49_38"><text:s/></text:span><text:span text:style-name="T49_39">de</text:span><text:span text:style-name="T49_40"><text:s/></text:span><text:span text:style-name="T49_41">A</text:span><text:span text:style-name="T49_42"><text:s/></text:span><text:span text:style-name="T49_43">hacia</text:span><text:span text:style-name="T49_44"><text:s/></text:span><text:span text:style-name="T49_45">B</text:span><text:span text:style-name="T49_46">.<text:s/></text:span><text:span text:style-name="T49_47">Una</text:span><text:span text:style-name="T49_48"><text:s/></text:span><text:span text:style-name="T49_49">vez</text:span><text:span text:style-name="T49_50"><text:s/></text:span><text:span text:style-name="T49_51">establecida</text:span><text:span text:style-name="T49_52"><text:s/></text:span><text:span text:style-name="T49_53">la</text:span><text:span text:style-name="T49_54"><text:s/></text:span><text:span text:style-name="T49_55">conexión</text:span><text:span text:style-name="T49_56"><text:s/></text:span><text:span text:style-name="T49_57">se</text:span><text:span text:style-name="T49_58"><text:s/></text:span><text:span text:style-name="T49_59">produce</text:span><text:span text:style-name="T49_60"><text:s/></text:span><text:span text:style-name="T49_61">un</text:span><text:span text:style-name="T49_62"><text:s/></text:span><text:span text:style-name="T49_63">problema</text:span><text:span text:style-name="T49_64"><text:s/></text:span><text:span text:style-name="T49_65">en</text:span><text:span text:style-name="T49_66"><text:s/></text:span><text:span text:style-name="T49_67">la</text:span><text:span text:style-name="T49_68"><text:s/></text:span><text:span text:style-name="T49_69">red</text:span><text:span text:style-name="T49_70"><text:s/></text:span><text:span text:style-name="T49_71">que</text:span><text:span text:style-name="T49_72"><text:s/></text:span><text:span text:style-name="T49_73">provoca</text:span><text:span text:style-name="T49_74"><text:s/></text:span><text:span text:style-name="T49_75">que</text:span><text:span text:style-name="T49_76"><text:s/></text:span><text:span text:style-name="T49_77">lleguen</text:span><text:span text:style-name="T49_78"><text:s/></text:span><text:span text:style-name="T49_79">duplicados</text:span><text:span text:style-name="T49_80"><text:s/></text:span><text:span text:style-name="T49_81">todos</text:span><text:span text:style-name="T49_82"><text:s/></text:span><text:span text:style-name="T49_83">los</text:span><text:span text:style-name="T49_84"><text:s/></text:span><text:span text:style-name="T49_85">paquetes</text:span><text:span text:style-name="T49_86"><text:s/></text:span><text:span text:style-name="T49_87">enviados</text:span><text:span text:style-name="T49_88"><text:s/></text:span><text:span text:style-name="T49_89">desde</text:span><text:span text:style-name="T49_90"><text:s/></text:span><text:span text:style-name="T49_91">A</text:span><text:span text:style-name="T49_92"><text:s/></text:span><text:span text:style-name="T49_93">hacia</text:span><text:span text:style-name="T49_94"><text:s/></text:span><text:span text:style-name="T49_95">B</text:span><text:span text:style-name="T49_96"><text:s/>(</text:span><text:span text:style-name="T49_97">pero</text:span><text:span text:style-name="T49_98"><text:s/></text:span><text:span text:style-name="T49_99">no</text:span><text:span text:style-name="T49_100"><text:s/></text:span><text:span text:style-name="T49_101">en</text:span><text:span text:style-name="T49_102"><text:s/></text:span><text:span text:style-name="T49_103">sentido</text:span><text:span text:style-name="T49_104"><text:s/></text:span><text:span text:style-name="T49_105">contrario</text:span><text:span text:style-name="T49_106">).<text:s/></text:span><text:span text:style-name="T49_107">En</text:span><text:span text:style-name="T49_108"><text:s/></text:span><text:span text:style-name="T49_109">la</text:span><text:span text:style-name="T49_110"><text:s/></text:span><text:span text:style-name="T49_111">transmisión</text:span><text:span text:style-name="T49_112"><text:s/></text:span><text:span text:style-name="T49_113">no</text:span><text:span text:style-name="T49_114"><text:s/></text:span><text:span text:style-name="T49_115">hay</text:span><text:span text:style-name="T49_116"><text:s/></text:span><text:span text:style-name="T49_117">ningún</text:span><text:span text:style-name="T49_118"><text:s/></text:span><text:span text:style-name="T49_119">paquete</text:span><text:span text:style-name="T49_120"><text:s/></text:span><text:span text:style-name="T49_121">perdido</text:span><text:span text:style-name="T49_122"><text:s/></text:span><text:span text:style-name="T49_123">ni</text:span><text:span text:style-name="T49_124"><text:s/></text:span><text:span text:style-name="T49_125">defectuoso</text:span><text:span text:style-name="T49_126">.<text:s/></text:span><text:span text:style-name="T49_127">El</text:span><text:span text:style-name="T49_128"><text:s/></text:span><text:span text:style-name="T49_129">resultado</text:span><text:span text:style-name="T49_130"><text:s/></text:span><text:span text:style-name="T49_131">será</text:span><text:span text:style-name="T49_132"><text:s/></text:span><text:span text:style-name="T49_133">que</text:span><text:span text:style-name="T49_134">:</text:span></text:p>
        </text:list-item>
      </text:list>
      <text:p text:style-name="P50"><text:span text:style-name="T50_1">☐<text:s/></text:span><text:span text:style-name="T50_2">La</text:span><text:span text:style-name="T50_3"><text:s/></text:span><text:span text:style-name="T50_4">conexión</text:span><text:span text:style-name="T50_5"><text:s/></text:span><text:span text:style-name="T50_6">abortará</text:span><text:span text:style-name="T50_7"><text:s/></text:span><text:span text:style-name="T50_8">y</text:span><text:span text:style-name="T50_9"><text:s/></text:span><text:span text:style-name="T50_10">el</text:span><text:span text:style-name="T50_11"><text:s/></text:span><text:span text:style-name="T50_12">fichero</text:span><text:span text:style-name="T50_13"><text:s/></text:span><text:span text:style-name="T50_14">no</text:span><text:span text:style-name="T50_15"><text:s/></text:span><text:span text:style-name="T50_16">será</text:span><text:span text:style-name="T50_17"><text:s/></text:span><text:span text:style-name="T50_18">transferido</text:span></text:p>
      <text:p text:style-name="P51"><text:span text:style-name="T51_1">☐<text:s/></text:span><text:span text:style-name="T51_2">La</text:span><text:span text:style-name="T51_3"><text:s/></text:span><text:span text:style-name="T51_4">conexión</text:span><text:span text:style-name="T51_5"><text:s/></text:span><text:span text:style-name="T51_6">funcionará</text:span><text:span text:style-name="T51_7"><text:s/></text:span><text:span text:style-name="T51_8">y</text:span><text:span text:style-name="T51_9"><text:s/></text:span><text:span text:style-name="T51_10">se</text:span><text:span text:style-name="T51_11"><text:s/></text:span><text:span text:style-name="T51_12">obtendrá</text:span><text:span text:style-name="T51_13"><text:s/></text:span><text:span text:style-name="T51_14">un</text:span><text:span text:style-name="T51_15"><text:s/></text:span><text:span text:style-name="T51_16">fichero</text:span><text:span text:style-name="T51_17"><text:s/></text:span><text:span text:style-name="T51_18">de</text:span><text:span text:style-name="T51_19"><text:s/>10<text:s/></text:span><text:span text:style-name="T51_20">MB</text:span><text:span text:style-name="T51_21">,<text:s/></text:span><text:span text:style-name="T51_22">idéntico</text:span><text:span text:style-name="T51_23"><text:s/></text:span><text:span text:style-name="T51_24">al</text:span><text:span text:style-name="T51_25"><text:s/></text:span><text:span text:style-name="T51_26">original</text:span><text:span text:style-name="T51_27">.</text:span></text:p>
      <text:p text:style-name="P52"><text:span text:style-name="T52_1">☐<text:s/></text:span><text:span text:style-name="T52_2">La</text:span><text:span text:style-name="T52_3"><text:s/></text:span><text:span text:style-name="T52_4">conexión</text:span><text:span text:style-name="T52_5"><text:s/></text:span><text:span text:style-name="T52_6">funcionará</text:span><text:span text:style-name="T52_7"><text:s/></text:span><text:span text:style-name="T52_8">y</text:span><text:span text:style-name="T52_9"><text:s/></text:span><text:span text:style-name="T52_10">se</text:span><text:span text:style-name="T52_11"><text:s/></text:span><text:span text:style-name="T52_12">obtendrán</text:span><text:span text:style-name="T52_13"><text:s/></text:span><text:span text:style-name="T52_14">dos</text:span><text:span text:style-name="T52_15"><text:s/></text:span><text:span text:style-name="T52_16">ficheros</text:span><text:span text:style-name="T52_17"><text:s/></text:span><text:span text:style-name="T52_18">de</text:span><text:span text:style-name="T52_19"><text:s/>10<text:s/></text:span><text:span text:style-name="T52_20">MB</text:span><text:span text:style-name="T52_21">,<text:s/></text:span><text:span text:style-name="T52_22">cada</text:span><text:span text:style-name="T52_23"><text:s/></text:span><text:span text:style-name="T52_24">uno</text:span><text:span text:style-name="T52_25"><text:s/></text:span><text:span text:style-name="T52_26">idéntico</text:span><text:span text:style-name="T52_27"><text:s/></text:span><text:span text:style-name="T52_28">al</text:span><text:span text:style-name="T52_29"><text:s/></text:span><text:span text:style-name="T52_30">original</text:span></text:p>
      <text:p text:style-name="P53"><text:span text:style-name="T53_1">☐<text:s/></text:span><text:span text:style-name="T53_2">La</text:span><text:span text:style-name="T53_3"><text:s/></text:span><text:span text:style-name="T53_4">conexión</text:span><text:span text:style-name="T53_5"><text:s/></text:span><text:span text:style-name="T53_6">funcionará</text:span><text:span text:style-name="T53_7"><text:s/></text:span><text:span text:style-name="T53_8">y</text:span><text:span text:style-name="T53_9"><text:s/></text:span><text:span text:style-name="T53_10">se</text:span><text:span text:style-name="T53_11"><text:s/></text:span><text:span text:style-name="T53_12">obtendrá</text:span><text:span text:style-name="T53_13"><text:s/></text:span><text:span text:style-name="T53_14">un</text:span><text:span text:style-name="T53_15"><text:s/></text:span><text:span text:style-name="T53_16">fichero</text:span><text:span text:style-name="T53_17"><text:s/></text:span><text:span text:style-name="T53_18">de</text:span><text:span text:style-name="T53_19"><text:s/>20<text:s/></text:span><text:span text:style-name="T53_20">MB</text:span><text:span text:style-name="T53_21">,<text:s/></text:span><text:span text:style-name="T53_22">con</text:span><text:span text:style-name="T53_23"><text:s/></text:span><text:span text:style-name="T53_24">los</text:span><text:span text:style-name="T53_25"><text:s/></text:span><text:span text:style-name="T53_26">datos</text:span><text:span text:style-name="T53_27"><text:s/></text:span><text:span text:style-name="T53_28">duplicados</text:span><text:span text:style-name="T53_29">.<text:tab/><text:tab/></text:span></text:p>
      <text:p text:style-name="P54"/>
      <text:list text:style-name="LS1" xml:id="list15" text:continue-list="list0">
        <text:list-item>
          <text:p text:style-name="P55"><text:span text:style-name="T55_1">Suponga</text:span><text:span text:style-name="T55_2"><text:s/></text:span><text:span text:style-name="T55_3">que</text:span><text:span text:style-name="T55_4"><text:s/></text:span><text:span text:style-name="T55_5">se</text:span><text:span text:style-name="T55_6"><text:s/></text:span><text:span text:style-name="T55_7">envían</text:span><text:span text:style-name="T55_8"><text:s/></text:span><text:span text:style-name="T55_9">varios</text:span><text:span text:style-name="T55_10"><text:s/></text:span><text:span text:style-name="T55_11">datagramas</text:span><text:span text:style-name="T55_12"><text:s/></text:span><text:span text:style-name="T55_13">UDP</text:span><text:span text:style-name="T55_14"><text:s/></text:span><text:span text:style-name="T55_15">a</text:span><text:span text:style-name="T55_16"><text:s/></text:span><text:span text:style-name="T55_17">un</text:span><text:span text:style-name="T55_18"><text:s/></text:span><text:span text:style-name="T55_19">mismo</text:span><text:span text:style-name="T55_20"><text:s/></text:span><text:span text:style-name="T55_21">puerto</text:span><text:span text:style-name="T55_22"><text:s/></text:span><text:span text:style-name="T55_23">y</text:span><text:span text:style-name="T55_24"><text:s/></text:span><text:span text:style-name="T55_25">una</text:span><text:span text:style-name="T55_26"><text:s/></text:span><text:span text:style-name="T55_27">misma</text:span><text:span text:style-name="T55_28"><text:s/></text:span><text:span text:style-name="T55_29">IP</text:span><text:span text:style-name="T55_30"><text:s/></text:span><text:span text:style-name="T55_31">de</text:span><text:span text:style-name="T55_32"><text:s/></text:span><text:span text:style-name="T55_33">destino</text:span><text:span text:style-name="T55_34">,<text:s/></text:span><text:span text:style-name="T55_35">pero</text:span><text:span text:style-name="T55_36"><text:s/></text:span><text:span text:style-name="T55_37">al</text:span><text:span text:style-name="T55_38"><text:s/></text:span><text:span text:style-name="T55_39">arribar</text:span><text:span text:style-name="T55_40"><text:s/></text:span><text:span text:style-name="T55_41">al</text:span><text:span text:style-name="T55_42"><text:s/></text:span><text:span text:style-name="T55_43">destino</text:span><text:span text:style-name="T55_44"><text:s/></text:span><text:span text:style-name="T55_45">llegan</text:span><text:span text:style-name="T55_46"><text:s/></text:span><text:span text:style-name="T55_47">en</text:span><text:span text:style-name="T55_48"><text:s/></text:span><text:span text:style-name="T55_49">un</text:span><text:span text:style-name="T55_50"><text:s/></text:span><text:span text:style-name="T55_51">orden</text:span><text:span text:style-name="T55_52"><text:s/></text:span><text:span text:style-name="T55_53">distinto</text:span><text:span text:style-name="T55_54"><text:s/></text:span><text:span text:style-name="T55_55">al</text:span><text:span text:style-name="T55_56"><text:s/></text:span><text:span text:style-name="T55_57">de</text:span><text:span text:style-name="T55_58"><text:s/></text:span><text:span text:style-name="T55_59">salida</text:span><text:span text:style-name="T55_60">:</text:span></text:p>
        </text:list-item>
      </text:list>
      <text:p text:style-name="P56"><text:span text:style-name="T56_1">☐<text:s/><text:tab/></text:span><text:span text:style-name="T56_2">En</text:span><text:span text:style-name="T56_3"><text:s/></text:span><text:span text:style-name="T56_4">el</text:span><text:span text:style-name="T56_5"><text:s/></text:span><text:span text:style-name="T56_6">receptor</text:span><text:span text:style-name="T56_7">,<text:s/></text:span><text:span text:style-name="T56_8">la</text:span><text:span text:style-name="T56_9"><text:s/></text:span><text:span text:style-name="T56_10">capa</text:span><text:span text:style-name="T56_11"><text:s/></text:span><text:span text:style-name="T56_12">de</text:span><text:span text:style-name="T56_13"><text:s/></text:span><text:span text:style-name="T56_14">aplicación</text:span><text:span text:style-name="T56_15"><text:s/></text:span><text:span text:style-name="T56_16">ordena</text:span><text:span text:style-name="T56_17"><text:s/></text:span><text:span text:style-name="T56_18">los</text:span><text:span text:style-name="T56_19"><text:s/></text:span><text:span text:style-name="T56_20">datagramas</text:span><text:span text:style-name="T56_21"><text:s/></text:span><text:span text:style-name="T56_22">en</text:span><text:span text:style-name="T56_23"><text:s/></text:span><text:span text:style-name="T56_24">el</text:span><text:span text:style-name="T56_25"><text:s/></text:span><text:span text:style-name="T56_26">orden</text:span><text:span text:style-name="T56_27"><text:s/></text:span><text:span text:style-name="T56_28">correcto</text:span><text:span text:style-name="T56_29">.</text:span></text:p>
      <text:p text:style-name="P57"><text:span text:style-name="T57_1">☐<text:s/><text:tab/></text:span><text:span text:style-name="T57_2">En</text:span><text:span text:style-name="T57_3"><text:s/></text:span><text:span text:style-name="T57_4">el</text:span><text:span text:style-name="T57_5"><text:s/></text:span><text:span text:style-name="T57_6">receptor</text:span><text:span text:style-name="T57_7">,<text:s/></text:span><text:span text:style-name="T57_8">la</text:span><text:span text:style-name="T57_9"><text:s/></text:span><text:span text:style-name="T57_10">capa</text:span><text:span text:style-name="T57_11"><text:s/></text:span><text:span text:style-name="T57_12">de</text:span><text:span text:style-name="T57_13"><text:s/></text:span><text:span text:style-name="T57_14">transporte</text:span><text:span text:style-name="T57_15"><text:s/></text:span><text:span text:style-name="T57_16">reordena</text:span><text:span text:style-name="T57_17"><text:s/></text:span><text:span text:style-name="T57_18">los</text:span><text:span text:style-name="T57_19"><text:s/></text:span><text:span text:style-name="T57_20">datagramas</text:span><text:span text:style-name="T57_21"><text:s/></text:span><text:span text:style-name="T57_22">y</text:span><text:span text:style-name="T57_23"><text:s/></text:span><text:span text:style-name="T57_24">los</text:span><text:span text:style-name="T57_25"><text:s/></text:span><text:span text:style-name="T57_26">entrega</text:span><text:span text:style-name="T57_27"><text:s/></text:span><text:span text:style-name="T57_28">en</text:span><text:span text:style-name="T57_29"><text:s/></text:span><text:span text:style-name="T57_30">el</text:span><text:span text:style-name="T57_31"><text:s/></text:span><text:span text:style-name="T57_32">orden</text:span><text:span text:style-name="T57_33"><text:s/></text:span><text:span text:style-name="T57_34">correcto</text:span><text:span text:style-name="T57_35"><text:s/></text:span><text:span text:style-name="T57_36">al</text:span><text:span text:style-name="T57_37"><text:s/></text:span><text:span text:style-name="T57_38">proceso</text:span><text:span text:style-name="T57_39"><text:s/></text:span><text:span text:style-name="T57_40">de</text:span><text:span text:style-name="T57_41"><text:s/></text:span><text:span text:style-name="T57_42">la</text:span><text:span text:style-name="T57_43"><text:s/></text:span><text:span text:style-name="T57_44">capa</text:span><text:span text:style-name="T57_45"><text:s/></text:span><text:span text:style-name="T57_46">de</text:span><text:span text:style-name="T57_47"><text:s/></text:span><text:span text:style-name="T57_48">aplicación</text:span><text:span text:style-name="T57_49"><text:s/></text:span><text:span text:style-name="T57_50">que</text:span><text:span text:style-name="T57_51"><text:s/></text:span><text:span text:style-name="T57_52">está</text:span><text:span text:style-name="T57_53"><text:s/></text:span><text:span text:style-name="T57_54">escuchando</text:span><text:span text:style-name="T57_55"><text:s/></text:span><text:span text:style-name="T57_56">en</text:span><text:span text:style-name="T57_57"><text:s/></text:span><text:span text:style-name="T57_58">ese</text:span><text:span text:style-name="T57_59"><text:s/></text:span><text:span text:style-name="T57_60">puerto</text:span><text:span text:style-name="T57_61">.<text:s/></text:span></text:p>
      <text:p text:style-name="P58"><text:span text:style-name="T58_1">☐<text:tab/></text:span><text:span text:style-name="T58_2">En</text:span><text:span text:style-name="T58_3"><text:s/></text:span><text:span text:style-name="T58_4">el</text:span><text:span text:style-name="T58_5"><text:s/></text:span><text:span text:style-name="T58_6">receptor</text:span><text:span text:style-name="T58_7">,<text:s/></text:span><text:span text:style-name="T58_8">la</text:span><text:span text:style-name="T58_9"><text:s/></text:span><text:span text:style-name="T58_10">capa</text:span><text:span text:style-name="T58_11"><text:s/></text:span><text:span text:style-name="T58_12">de</text:span><text:span text:style-name="T58_13"><text:s/></text:span><text:span text:style-name="T58_14">transporte</text:span><text:span text:style-name="T58_15"><text:s/></text:span><text:span text:style-name="T58_16">entrega</text:span><text:span text:style-name="T58_17"><text:s/></text:span><text:span text:style-name="T58_18">desordenados</text:span><text:span text:style-name="T58_19"><text:s/></text:span><text:span text:style-name="T58_20">los</text:span><text:span text:style-name="T58_21"><text:s/></text:span><text:span text:style-name="T58_22">datagramas</text:span><text:span text:style-name="T58_23"><text:s/></text:span><text:span text:style-name="T58_24">al</text:span><text:span text:style-name="T58_25"><text:s/></text:span><text:span text:style-name="T58_26">proceso</text:span><text:span text:style-name="T58_27"><text:s/></text:span><text:span text:style-name="T58_28">que</text:span><text:span text:style-name="T58_29"><text:s/></text:span><text:span text:style-name="T58_30">está</text:span><text:span text:style-name="T58_31"><text:s/></text:span><text:span text:style-name="T58_32">escuchando</text:span><text:span text:style-name="T58_33"><text:s/></text:span><text:span text:style-name="T58_34">en</text:span><text:span text:style-name="T58_35"><text:s/></text:span><text:span text:style-name="T58_36">ese</text:span><text:span text:style-name="T58_37"><text:s/></text:span><text:span text:style-name="T58_38">puerto</text:span><text:span text:style-name="T58_39">.</text:span><text:span text:style-name="T58_40"><text:s/></text:span></text:p>
      <text:p text:style-name="P59"><text:span text:style-name="T59_1">☐<text:tab/></text:span><text:span text:style-name="T59_2">Esto</text:span><text:span text:style-name="T59_3"><text:s/></text:span><text:span text:style-name="T59_4">no</text:span><text:span text:style-name="T59_5"><text:s/></text:span><text:span text:style-name="T59_6">puede</text:span><text:span text:style-name="T59_7"><text:s/></text:span><text:span text:style-name="T59_8">ocurrir</text:span><text:span text:style-name="T59_9"><text:s/></text:span><text:span text:style-name="T59_10">ya</text:span><text:span text:style-name="T59_11"><text:s/></text:span><text:span text:style-name="T59_12">que</text:span><text:span text:style-name="T59_13"><text:s/></text:span><text:span text:style-name="T59_14">en</text:span><text:span text:style-name="T59_15"><text:s/></text:span><text:span text:style-name="T59_16">UDP</text:span><text:span text:style-name="T59_17"><text:s/></text:span><text:span text:style-name="T59_18">siempre</text:span><text:span text:style-name="T59_19"><text:s/></text:span><text:span text:style-name="T59_20">se</text:span><text:span text:style-name="T59_21"><text:s/></text:span><text:span text:style-name="T59_22">respeta</text:span><text:span text:style-name="T59_23"><text:s/></text:span><text:span text:style-name="T59_24">el</text:span><text:span text:style-name="T59_25"><text:s/></text:span><text:span text:style-name="T59_26">orden</text:span><text:span text:style-name="T59_27"><text:s/></text:span><text:span text:style-name="T59_28">de</text:span><text:span text:style-name="T59_29"><text:s/></text:span><text:span text:style-name="T59_30">los</text:span><text:span text:style-name="T59_31"><text:s/></text:span><text:span text:style-name="T59_32">datagramas</text:span><text:span text:style-name="T59_33">.<text:s/></text:span></text:p>
      <text:p text:style-name="P60"/>
      <text:list text:style-name="LS1" xml:id="list16" text:continue-list="list0">
        <text:list-item>
          <text:p text:style-name="P61"><text:span text:style-name="T61_1">La</text:span><text:span text:style-name="T61_2"><text:s/></text:span><text:span text:style-name="T61_3">ventaja</text:span><text:span text:style-name="T61_4"><text:s/></text:span><text:span text:style-name="T61_5">que</text:span><text:span text:style-name="T61_6"><text:s/></text:span><text:span text:style-name="T61_7">tiene</text:span><text:span text:style-name="T61_8"><text:s/></text:span><text:span text:style-name="T61_9">TCP</text:span><text:span text:style-name="T61_10"><text:s/></text:span><text:span text:style-name="T61_11">sobre</text:span><text:span text:style-name="T61_12"><text:s/></text:span><text:span text:style-name="T61_13">UDP</text:span><text:span text:style-name="T61_14"><text:s/></text:span><text:span text:style-name="T61_15">es</text:span><text:span text:style-name="T61_16"><text:s/></text:span><text:span text:style-name="T61_17">que</text:span><text:span text:style-name="T61_18">:</text:span></text:p>
        </text:list-item>
      </text:list>
      <text:p text:style-name="P62"><text:span text:style-name="T62_1">☐<text:tab/></text:span><text:span text:style-name="T62_2">Permite</text:span><text:span text:style-name="T62_3"><text:s/></text:span><text:span text:style-name="T62_4">la</text:span><text:span text:style-name="T62_5"><text:s/></text:span><text:span text:style-name="T62_6">multiplexación</text:span><text:span text:style-name="T62_7">,<text:s/></text:span><text:span text:style-name="T62_8">es</text:span><text:span text:style-name="T62_9"><text:s/></text:span><text:span text:style-name="T62_10">decir</text:span><text:span text:style-name="T62_11"><text:s/></text:span><text:span text:style-name="T62_12">la</text:span><text:span text:style-name="T62_13"><text:s/></text:span><text:span text:style-name="T62_14">comunicación</text:span><text:span text:style-name="T62_15"><text:s/></text:span><text:span text:style-name="T62_16">simultánea</text:span><text:span text:style-name="T62_17"><text:s/></text:span><text:span text:style-name="T62_18">de</text:span><text:span text:style-name="T62_19"><text:s/></text:span><text:span text:style-name="T62_20">múltiples</text:span><text:span text:style-name="T62_21"><text:s/></text:span><text:span text:style-name="T62_22">procesos</text:span><text:span text:style-name="T62_23"><text:s/></text:span><text:span text:style-name="T62_24">del</text:span><text:span text:style-name="T62_25"><text:s/></text:span><text:span text:style-name="T62_26">nivel</text:span><text:span text:style-name="T62_27"><text:s/></text:span><text:span text:style-name="T62_28">de</text:span><text:span text:style-name="T62_29"><text:s/></text:span><text:span text:style-name="T62_30">aplicación</text:span><text:span text:style-name="T62_31"><text:s/></text:span><text:span text:style-name="T62_32">utilizando</text:span><text:span text:style-name="T62_33"><text:s/></text:span><text:span text:style-name="T62_34">un</text:span><text:span text:style-name="T62_35"><text:s/></text:span><text:span text:style-name="T62_36">único</text:span><text:span text:style-name="T62_37"><text:s/></text:span><text:span text:style-name="T62_38">proceso</text:span><text:span text:style-name="T62_39"><text:s/></text:span><text:span text:style-name="T62_40">del</text:span><text:span text:style-name="T62_41"><text:s/></text:span><text:span text:style-name="T62_42">nivel</text:span><text:span text:style-name="T62_43"><text:s/></text:span><text:span text:style-name="T62_44">de</text:span><text:span text:style-name="T62_45"><text:s/></text:span><text:span text:style-name="T62_46">transporte</text:span><text:span text:style-name="T62_47">.</text:span></text:p>
      <text:p text:style-name="P63"><text:span text:style-name="T63_1">☐<text:s/></text:span><text:span text:style-name="T63_2">Garantiza</text:span><text:span text:style-name="T63_3"><text:s/></text:span><text:span text:style-name="T63_4">la</text:span><text:span text:style-name="T63_5"><text:s/></text:span><text:span text:style-name="T63_6">recepción</text:span><text:span text:style-name="T63_7"><text:s/></text:span><text:span text:style-name="T63_8">correcta</text:span><text:span text:style-name="T63_9"><text:s/></text:span><text:span text:style-name="T63_10">de</text:span><text:span text:style-name="T63_11"><text:s/></text:span><text:span text:style-name="T63_12">los</text:span><text:span text:style-name="T63_13"><text:s/></text:span><text:span text:style-name="T63_14">datos</text:span><text:span text:style-name="T63_15">,<text:s/></text:span><text:span text:style-name="T63_16">aun</text:span><text:span text:style-name="T63_17"><text:s/></text:span><text:span text:style-name="T63_18">en</text:span><text:span text:style-name="T63_19"><text:s/></text:span><text:span text:style-name="T63_20">el</text:span><text:span text:style-name="T63_21"><text:s/></text:span><text:span text:style-name="T63_22">caso</text:span><text:span text:style-name="T63_23"><text:s/></text:span><text:span text:style-name="T63_24">de</text:span><text:span text:style-name="T63_25"><text:s/></text:span><text:span text:style-name="T63_26">que</text:span><text:span text:style-name="T63_27"><text:s/></text:span><text:span text:style-name="T63_28">se</text:span><text:span text:style-name="T63_29"><text:s/></text:span><text:span text:style-name="T63_30">pierdan</text:span><text:span text:style-name="T63_31"><text:s/></text:span><text:span text:style-name="T63_32">paquetes</text:span><text:span text:style-name="T63_33">.</text:span></text:p>
      <text:p text:style-name="P64"><text:span text:style-name="T64_1">☐<text:s/></text:span><text:span text:style-name="T64_2">Es</text:span><text:span text:style-name="T64_3"><text:s/></text:span><text:span text:style-name="T64_4">más</text:span><text:span text:style-name="T64_5"><text:s/></text:span><text:span text:style-name="T64_6">ligero</text:span><text:span text:style-name="T64_7">,<text:s/></text:span><text:span text:style-name="T64_8">y</text:span><text:span text:style-name="T64_9"><text:s/></text:span><text:span text:style-name="T64_10">por</text:span><text:span text:style-name="T64_11"><text:s/></text:span><text:span text:style-name="T64_12">tanto</text:span><text:span text:style-name="T64_13"><text:s/></text:span><text:span text:style-name="T64_14">más</text:span><text:span text:style-name="T64_15"><text:s/></text:span><text:span text:style-name="T64_16">eficiente</text:span><text:span text:style-name="T64_17">.<text:s/></text:span></text:p>
      <text:p text:style-name="P65"><text:span text:style-name="T65_1">☐<text:s/></text:span><text:span text:style-name="T65_2">Utiliza</text:span><text:span text:style-name="T65_3"><text:s/></text:span><text:span text:style-name="T65_4">una</text:span><text:span text:style-name="T65_5"><text:s/></text:span><text:span text:style-name="T65_6">cabecera</text:span><text:span text:style-name="T65_7"><text:s/></text:span><text:span text:style-name="T65_8">más</text:span><text:span text:style-name="T65_9"><text:s/></text:span><text:span text:style-name="T65_10">pequeña</text:span><text:span text:style-name="T65_11">,<text:s/></text:span><text:span text:style-name="T65_12">lo</text:span><text:span text:style-name="T65_13"><text:s/></text:span><text:span text:style-name="T65_14">cual</text:span><text:span text:style-name="T65_15"><text:s/></text:span><text:span text:style-name="T65_16">reduce</text:span><text:span text:style-name="T65_17"><text:s/></text:span><text:span text:style-name="T65_18">el</text:span><text:span text:style-name="T65_19"><text:s/></text:span><text:span text:style-name="T65_20">overhead</text:span><text:span text:style-name="T65_21">.</text:span></text:p>
      <text:p text:style-name="P66"/>
      <text:list text:style-name="LS1" xml:id="list17" text:continue-list="list0">
        <text:list-item>
          <text:p text:style-name="P67"><text:span text:style-name="T67_1">En</text:span><text:span text:style-name="T67_2"><text:s/></text:span><text:span text:style-name="T67_3">una</text:span><text:span text:style-name="T67_4"><text:s/></text:span><text:span text:style-name="T67_5">conexión</text:span><text:span text:style-name="T67_6"><text:s/></text:span><text:span text:style-name="T67_7">TCP</text:span><text:span text:style-name="T67_8">,<text:s/></text:span><text:span text:style-name="T67_9">durante</text:span><text:span text:style-name="T67_10"><text:s/></text:span><text:span text:style-name="T67_11">el</text:span><text:span text:style-name="T67_12"><text:s/></text:span><text:span text:style-name="T67_13">acuerdo</text:span><text:span text:style-name="T67_14"><text:s/></text:span><text:span text:style-name="T67_15">de</text:span><text:span text:style-name="T67_16"><text:s/></text:span><text:span text:style-name="T67_17">tres</text:span><text:span text:style-name="T67_18"><text:s/></text:span><text:span text:style-name="T67_19">vías</text:span><text:span text:style-name="T67_20">,<text:s/></text:span><text:span text:style-name="T67_21">se</text:span><text:span text:style-name="T67_22"><text:s/></text:span><text:span text:style-name="T67_23">acuerda</text:span><text:span text:style-name="T67_24"><text:s/></text:span><text:span text:style-name="T67_25">que</text:span><text:span text:style-name="T67_26"><text:s/></text:span><text:span text:style-name="T67_27">el</text:span><text:span text:style-name="T67_28"><text:s/></text:span><text:span text:style-name="T67_29">cliente</text:span><text:span text:style-name="T67_30"><text:s/></text:span><text:span text:style-name="T67_31">va</text:span><text:span text:style-name="T67_32"><text:s/></text:span><text:span text:style-name="T67_33">a</text:span><text:span text:style-name="T67_34"><text:s/></text:span><text:span text:style-name="T67_35">comenzar</text:span><text:span text:style-name="T67_36"><text:s/></text:span><text:span text:style-name="T67_37">con</text:span><text:span text:style-name="T67_38"><text:s/></text:span><text:span text:style-name="T67_39">un</text:span><text:span text:style-name="T67_40"><text:s/></text:span><text:span text:style-name="T67_41">número</text:span><text:span text:style-name="T67_42"><text:s/></text:span><text:span text:style-name="T67_43">de</text:span><text:span text:style-name="T67_44"><text:s/></text:span><text:span text:style-name="T67_45">secuencia</text:span><text:span text:style-name="T67_46"><text:s/>100,<text:s/></text:span><text:span text:style-name="T67_47">mientras</text:span><text:span text:style-name="T67_48"><text:s/></text:span><text:span text:style-name="T67_49">que</text:span><text:span text:style-name="T67_50"><text:s/></text:span><text:span text:style-name="T67_51">el</text:span><text:span text:style-name="T67_52"><text:s/></text:span><text:span text:style-name="T67_53">servidor</text:span><text:span text:style-name="T67_54"><text:s/></text:span><text:span text:style-name="T67_55">comenzará</text:span><text:span text:style-name="T67_56"><text:s/></text:span><text:span text:style-name="T67_57">con</text:span><text:span text:style-name="T67_58"><text:s/></text:span><text:span text:style-name="T67_59">un</text:span><text:span text:style-name="T67_60"><text:s/></text:span><text:span text:style-name="T67_61">número</text:span><text:span text:style-name="T67_62"><text:s/></text:span><text:span text:style-name="T67_63">de</text:span><text:span text:style-name="T67_64"><text:s/></text:span><text:span text:style-name="T67_65">secuencia</text:span><text:span text:style-name="T67_66"><text:s/>200.<text:s/></text:span><text:span text:style-name="T67_67">Cuando</text:span><text:span text:style-name="T67_68"><text:s/></text:span><text:span text:style-name="T67_69">el</text:span><text:span text:style-name="T67_70"><text:s/></text:span><text:span text:style-name="T67_71">cliente</text:span><text:span text:style-name="T67_72"><text:s/></text:span><text:span text:style-name="T67_73">cierre</text:span><text:span text:style-name="T67_74"><text:s/></text:span><text:span text:style-name="T67_75">el</text:span><text:span text:style-name="T67_76"><text:s/></text:span><text:span text:style-name="T67_77">acuerdo</text:span><text:span text:style-name="T67_78">,<text:s/></text:span><text:span text:style-name="T67_79">enviará</text:span><text:span text:style-name="T67_80"><text:s/></text:span><text:span text:style-name="T67_81">un</text:span><text:span text:style-name="T67_82"><text:s/></text:span><text:span text:style-name="T67_83">segmento</text:span><text:span text:style-name="T67_84">:</text:span></text:p>
        </text:list-item>
      </text:list>
      <text:p text:style-name="P68"><text:span text:style-name="T68_1">☐<text:s text:c="2"/><text:tab/></text:span><text:span text:style-name="T68_2">con</text:span><text:span text:style-name="T68_3"><text:s/></text:span><text:span text:style-name="T68_4">flags</text:span><text:span text:style-name="T68_5"><text:s/></text:span><text:span text:style-name="T68_6">SYN</text:span><text:span text:style-name="T68_7"><text:s/></text:span><text:span text:style-name="T68_8">y</text:span><text:span text:style-name="T68_9"><text:s/></text:span><text:span text:style-name="T68_10">ACK</text:span><text:span text:style-name="T68_11"><text:s/></text:span><text:span text:style-name="T68_12">activados</text:span><text:span text:style-name="T68_13">,<text:s/></text:span><text:span text:style-name="T68_14">número</text:span><text:span text:style-name="T68_15"><text:s/></text:span><text:span text:style-name="T68_16">de</text:span><text:span text:style-name="T68_17"><text:s/></text:span><text:span text:style-name="T68_18">secuencia</text:span><text:span text:style-name="T68_19"><text:s/>101<text:s/></text:span><text:span text:style-name="T68_20">y</text:span><text:span text:style-name="T68_21"><text:s/></text:span><text:span text:style-name="T68_22">número</text:span><text:span text:style-name="T68_23"><text:s/></text:span><text:span text:style-name="T68_24">de</text:span><text:span text:style-name="T68_25"><text:s/></text:span><text:span text:style-name="T68_26">ACK</text:span><text:span text:style-name="T68_27"><text:s/>101.</text:span></text:p>
      <text:p text:style-name="P69"><text:span text:style-name="T69_1">☐<text:tab/></text:span><text:span text:style-name="T69_2">con</text:span><text:span text:style-name="T69_3"><text:s/></text:span><text:span text:style-name="T69_4">el</text:span><text:span text:style-name="T69_5"><text:s/></text:span><text:span text:style-name="T69_6">flag</text:span><text:span text:style-name="T69_7"><text:s/></text:span><text:span text:style-name="T69_8">SYN</text:span><text:span text:style-name="T69_9"><text:s/></text:span><text:span text:style-name="T69_10">desactivado</text:span><text:span text:style-name="T69_11"><text:s/></text:span><text:span text:style-name="T69_12">y</text:span><text:span text:style-name="T69_13"><text:s/></text:span><text:span text:style-name="T69_14">el</text:span><text:span text:style-name="T69_15"><text:s/></text:span><text:span text:style-name="T69_16">ACK</text:span><text:span text:style-name="T69_17"><text:s/></text:span><text:span text:style-name="T69_18">activado</text:span><text:span text:style-name="T69_19">,<text:s/></text:span><text:span text:style-name="T69_20">número</text:span><text:span text:style-name="T69_21"><text:s/></text:span><text:span text:style-name="T69_22">de</text:span><text:span text:style-name="T69_23"><text:s/></text:span><text:span text:style-name="T69_24">secuencia</text:span><text:span text:style-name="T69_25"><text:s/>101<text:s/></text:span><text:span text:style-name="T69_26">y</text:span><text:span text:style-name="T69_27"><text:s/></text:span><text:span text:style-name="T69_28">número</text:span><text:span text:style-name="T69_29"><text:s/></text:span><text:span text:style-name="T69_30">de</text:span><text:span text:style-name="T69_31"><text:s/></text:span><text:span text:style-name="T69_32">ACK</text:span><text:span text:style-name="T69_33"><text:s/>201</text:span><text:span text:style-name="T69_34">.</text:span></text:p>
      <text:p text:style-name="P70"><text:span text:style-name="T70_1">☐<text:tab/></text:span><text:span text:style-name="T70_2">con</text:span><text:span text:style-name="T70_3"><text:s/></text:span><text:span text:style-name="T70_4">el</text:span><text:span text:style-name="T70_5"><text:s/></text:span><text:span text:style-name="T70_6">flag</text:span><text:span text:style-name="T70_7"><text:s/></text:span><text:span text:style-name="T70_8">SYN</text:span><text:span text:style-name="T70_9"><text:s/></text:span><text:span text:style-name="T70_10">desactivado</text:span><text:span text:style-name="T70_11"><text:s/></text:span><text:span text:style-name="T70_12">y</text:span><text:span text:style-name="T70_13"><text:s/></text:span><text:span text:style-name="T70_14">el</text:span><text:span text:style-name="T70_15"><text:s/></text:span><text:span text:style-name="T70_16">ACK</text:span><text:span text:style-name="T70_17"><text:s/></text:span><text:span text:style-name="T70_18">activado</text:span><text:span text:style-name="T70_19">,<text:s/></text:span><text:span text:style-name="T70_20">número</text:span><text:span text:style-name="T70_21"><text:s/></text:span><text:span text:style-name="T70_22">de</text:span><text:span text:style-name="T70_23"><text:s/></text:span><text:span text:style-name="T70_24">secuencia</text:span><text:span text:style-name="T70_25"><text:s/>201<text:s/></text:span><text:span text:style-name="T70_26">y</text:span><text:span text:style-name="T70_27"><text:s/></text:span><text:span text:style-name="T70_28">número</text:span><text:span text:style-name="T70_29"><text:s/></text:span><text:span text:style-name="T70_30">de</text:span><text:span text:style-name="T70_31"><text:s/></text:span><text:span text:style-name="T70_32">ACK</text:span><text:span text:style-name="T70_33"><text:s/>101.</text:span></text:p>
      <text:p text:style-name="P71"/>
      <text:list text:style-name="LS1" xml:id="list18" text:continue-list="list0">
        <text:list-item>
          <text:p text:style-name="P72"><text:span text:style-name="T72_1">Un</text:span><text:span text:style-name="T72_2"><text:s/></text:span><text:span text:style-name="T72_3">segmento</text:span><text:span text:style-name="T72_4"><text:s/></text:span><text:span text:style-name="T72_5">con</text:span><text:span text:style-name="T72_6"><text:s/></text:span><text:span text:style-name="T72_7">número</text:span><text:span text:style-name="T72_8"><text:s/></text:span><text:span text:style-name="T72_9">de</text:span><text:span text:style-name="T72_10"><text:s/></text:span><text:span text:style-name="T72_11">ACK</text:span><text:span text:style-name="T72_12"><text:s/>15000<text:s/></text:span><text:span text:style-name="T72_13">recibido</text:span><text:span text:style-name="T72_14"><text:s/></text:span><text:span text:style-name="T72_15">por</text:span><text:span text:style-name="T72_16"><text:s/></text:span><text:span text:style-name="T72_17">un</text:span><text:span text:style-name="T72_18"><text:s/></text:span><text:span text:style-name="T72_19">emisor</text:span><text:span text:style-name="T72_20"><text:s/></text:span><text:span text:style-name="T72_21">TCP</text:span><text:span text:style-name="T72_22"><text:s/></text:span><text:span text:style-name="T72_23">implica</text:span><text:span text:style-name="T72_24"><text:s/></text:span><text:span text:style-name="T72_25">que</text:span><text:span text:style-name="T72_26"><text:s/></text:span><text:span text:style-name="T72_27">el</text:span><text:span text:style-name="T72_28"><text:s/></text:span><text:span text:style-name="T72_29">receptor</text:span><text:span text:style-name="T72_30"><text:s/></text:span><text:span text:style-name="T72_31">está</text:span><text:span text:style-name="T72_32"><text:s/></text:span><text:span text:style-name="T72_33">reconociendo</text:span><text:span text:style-name="T72_34"><text:s/></text:span><text:span text:style-name="T72_35">haber</text:span><text:span text:style-name="T72_36"><text:s/></text:span><text:span text:style-name="T72_37">recibido</text:span><text:span text:style-name="T72_38"><text:s/></text:span><text:span text:style-name="T72_39">correctamente</text:span></text:p>
        </text:list-item>
      </text:list>
      <text:p text:style-name="P73"><text:span text:style-name="T73_1">☐<text:s/></text:span><text:span text:style-name="T73_2">el</text:span><text:span text:style-name="T73_3"><text:s/></text:span><text:span text:style-name="T73_4">segmento</text:span><text:span text:style-name="T73_5"><text:s/></text:span><text:span text:style-name="T73_6">que</text:span><text:span text:style-name="T73_7"><text:s/></text:span><text:span text:style-name="T73_8">comienza</text:span><text:span text:style-name="T73_9"><text:s/></text:span><text:span text:style-name="T73_10">en</text:span><text:span text:style-name="T73_11"><text:s/></text:span><text:span text:style-name="T73_12">el</text:span><text:span text:style-name="T73_13"><text:s/></text:span><text:span text:style-name="T73_14">byte</text:span><text:span text:style-name="T73_15"><text:s/>15000</text:span></text:p>
      <text:p text:style-name="P74"><text:span text:style-name="T74_1">☐<text:s/></text:span><text:span text:style-name="T74_2">el</text:span><text:span text:style-name="T74_3"><text:s/></text:span><text:span text:style-name="T74_4">segmento</text:span><text:span text:style-name="T74_5"><text:s/></text:span><text:span text:style-name="T74_6">anterior</text:span><text:span text:style-name="T74_7"><text:s/></text:span><text:span text:style-name="T74_8">al</text:span><text:span text:style-name="T74_9"><text:s/></text:span><text:span text:style-name="T74_10">byte</text:span><text:span text:style-name="T74_11"><text:s/>15000<text:s/></text:span><text:span text:style-name="T74_12">pero</text:span><text:span text:style-name="T74_13"><text:s/></text:span><text:span text:style-name="T74_14">no</text:span><text:span text:style-name="T74_15"><text:s/></text:span><text:span text:style-name="T74_16">necesariamente</text:span><text:span text:style-name="T74_17"><text:s/></text:span><text:span text:style-name="T74_18">otros</text:span><text:span text:style-name="T74_19"><text:s/></text:span><text:span text:style-name="T74_20">anteriores</text:span></text:p>
      <text:p text:style-name="P75"><text:span text:style-name="T75_1">☐<text:s/></text:span><text:span text:style-name="T75_2">el</text:span><text:span text:style-name="T75_3"><text:s/></text:span><text:span text:style-name="T75_4">segmento</text:span><text:span text:style-name="T75_5"><text:s/></text:span><text:span text:style-name="T75_6">que</text:span><text:span text:style-name="T75_7"><text:s/></text:span><text:span text:style-name="T75_8">comienza</text:span><text:span text:style-name="T75_9"><text:s/></text:span><text:span text:style-name="T75_10">en</text:span><text:span text:style-name="T75_11"><text:s/></text:span><text:span text:style-name="T75_12">el</text:span><text:span text:style-name="T75_13"><text:s/></text:span><text:span text:style-name="T75_14">byte</text:span><text:span text:style-name="T75_15"><text:s/>(15000<text:s/>-<text:s/></text:span><text:span text:style-name="T75_16">número</text:span><text:span text:style-name="T75_17"><text:s/></text:span><text:span text:style-name="T75_18">de</text:span><text:span text:style-name="T75_19"><text:s/></text:span><text:span text:style-name="T75_20">secuencia</text:span><text:span text:style-name="T75_21"><text:s/></text:span><text:span text:style-name="T75_22">inicial</text:span><text:span text:style-name="T75_23">)</text:span></text:p>
      <text:p text:style-name="P76"><text:span text:style-name="T76_1">☐<text:s/></text:span><text:span text:style-name="T76_2">todos</text:span><text:span text:style-name="T76_3"><text:s/></text:span><text:span text:style-name="T76_4">los</text:span><text:span text:style-name="T76_5"><text:s/></text:span><text:span text:style-name="T76_6">segmentos</text:span><text:span text:style-name="T76_7"><text:s/></text:span><text:span text:style-name="T76_8">emitidos</text:span><text:span text:style-name="T76_9"><text:s/></text:span><text:span text:style-name="T76_10">hasta</text:span><text:span text:style-name="T76_11"><text:s/></text:span><text:span text:style-name="T76_12">el</text:span><text:span text:style-name="T76_13"><text:s/></text:span><text:span text:style-name="T76_14">que</text:span><text:span text:style-name="T76_15"><text:s/></text:span><text:span text:style-name="T76_16">contiene</text:span><text:span text:style-name="T76_17"><text:s/></text:span><text:span text:style-name="T76_18">el</text:span><text:span text:style-name="T76_19"><text:s/></text:span><text:span text:style-name="T76_20">byte</text:span><text:span text:style-name="T76_21"><text:s/>14999</text:span></text:p>
      <text:p text:style-name="P77"/>
      <text:list text:style-name="LS1" xml:id="list19" text:continue-list="list0">
        <text:list-item>
          <text:p text:style-name="P78"><text:span text:style-name="T78_1">Un</text:span><text:span text:style-name="T78_2"><text:s/></text:span><text:span text:style-name="T78_3">emisor</text:span><text:span text:style-name="T78_4"><text:s/></text:span><text:span text:style-name="T78_5">que</text:span><text:span text:style-name="T78_6"><text:s/></text:span><text:span text:style-name="T78_7">utiliza</text:span><text:span text:style-name="T78_8"><text:s/></text:span><text:span text:style-name="T78_9">un</text:span><text:span text:style-name="T78_10"><text:s/></text:span><text:span text:style-name="T78_11">protocolo</text:span><text:span text:style-name="T78_12"><text:s/></text:span><text:span text:style-name="T78_13">de</text:span><text:span text:style-name="T78_14"><text:s/></text:span><text:span text:style-name="T78_15">ventana</text:span><text:span text:style-name="T78_16"><text:s/></text:span><text:span text:style-name="T78_17">deslizante</text:span><text:span text:style-name="T78_18">,<text:s/></text:span><text:span text:style-name="T78_19">con</text:span><text:span text:style-name="T78_20"><text:s/></text:span><text:span text:style-name="T78_21">ventana</text:span><text:span text:style-name="T78_22"><text:s/></text:span><text:span text:style-name="T78_23">de</text:span><text:span text:style-name="T78_24"><text:s/></text:span><text:span text:style-name="T78_25">tamaño</text:span><text:span text:style-name="T78_26"><text:s/>10,<text:s/></text:span><text:span text:style-name="T78_27">transmite</text:span><text:span text:style-name="T78_28"><text:s/></text:span><text:span text:style-name="T78_29">paquetes</text:span><text:span text:style-name="T78_30"><text:s/></text:span><text:span text:style-name="T78_31">de</text:span><text:span text:style-name="T78_32"><text:s/>256<text:s/></text:span><text:span text:style-name="T78_33">bytes</text:span><text:span text:style-name="T78_34">.<text:s/></text:span><text:span text:style-name="T78_35">Suponga</text:span><text:span text:style-name="T78_36"><text:s/></text:span><text:span text:style-name="T78_37">que</text:span><text:span text:style-name="T78_38"><text:s/></text:span><text:span text:style-name="T78_39">el</text:span><text:span text:style-name="T78_40"><text:s/></text:span><text:span text:style-name="T78_41">emisor</text:span><text:span text:style-name="T78_42"><text:s/></text:span><text:span text:style-name="T78_43">envía</text:span><text:span text:style-name="T78_44"><text:s/></text:span><text:span text:style-name="T78_45">la</text:span><text:span text:style-name="T78_46"><text:s/></text:span><text:span text:style-name="T78_47">cantidad</text:span><text:span text:style-name="T78_48"><text:s/></text:span><text:span text:style-name="T78_49">máxima</text:span><text:span text:style-name="T78_50"><text:s/></text:span><text:span text:style-name="T78_51">de</text:span><text:span text:style-name="T78_52"><text:s/></text:span><text:span text:style-name="T78_53">paquetes</text:span><text:span text:style-name="T78_54"><text:s/></text:span><text:span text:style-name="T78_55">y</text:span><text:span text:style-name="T78_56"><text:s/></text:span><text:span text:style-name="T78_57">que</text:span><text:span text:style-name="T78_58"><text:s/></text:span><text:span text:style-name="T78_59">los</text:span><text:span text:style-name="T78_60"><text:s/></text:span><text:span text:style-name="T78_61">paquetes</text:span><text:span text:style-name="T78_62"><text:s/></text:span><text:span text:style-name="T78_63">llegan</text:span><text:span text:style-name="T78_64"><text:s/></text:span><text:span text:style-name="T78_65">en</text:span><text:span text:style-name="T78_66"><text:s/></text:span><text:span text:style-name="T78_67">orden</text:span><text:span text:style-name="T78_68">.<text:s/></text:span><text:span text:style-name="T78_69">El</text:span><text:span text:style-name="T78_70"><text:s/></text:span><text:span text:style-name="T78_71">receptor</text:span><text:span text:style-name="T78_72"><text:s/></text:span><text:span text:style-name="T78_73">envía</text:span><text:span text:style-name="T78_74"><text:s/></text:span><text:span text:style-name="T78_75">el</text:span><text:span text:style-name="T78_76"><text:s/></text:span><text:span text:style-name="T78_77">ACK</text:span><text:span text:style-name="T78_78"><text:s/></text:span><text:span text:style-name="T78_79">de</text:span><text:span text:style-name="T78_80"><text:s/></text:span><text:span text:style-name="T78_81">cada</text:span><text:span text:style-name="T78_82"><text:s/></text:span><text:span text:style-name="T78_83">uno</text:span><text:span text:style-name="T78_84"><text:s/></text:span><text:span text:style-name="T78_85">de</text:span><text:span text:style-name="T78_86"><text:s/></text:span><text:span text:style-name="T78_87">los</text:span><text:span text:style-name="T78_88"><text:s/></text:span><text:span text:style-name="T78_89">paquetes</text:span><text:span text:style-name="T78_90"><text:s/></text:span><text:span text:style-name="T78_91">los</text:span><text:span text:style-name="T78_92"><text:s/></text:span><text:span text:style-name="T78_93">cuales</text:span><text:span text:style-name="T78_94"><text:s/></text:span><text:span text:style-name="T78_95">llegan</text:span><text:span text:style-name="T78_96"><text:s/></text:span><text:span text:style-name="T78_97">al</text:span><text:span text:style-name="T78_98"><text:s/></text:span><text:span text:style-name="T78_99">emisor</text:span><text:span text:style-name="T78_100"><text:s/></text:span><text:span text:style-name="T78_101">con</text:span><text:span text:style-name="T78_102"><text:s/></text:span><text:span text:style-name="T78_103">excepción</text:span><text:span text:style-name="T78_104"><text:s/></text:span><text:span text:style-name="T78_105">del</text:span><text:span text:style-name="T78_106"><text:s/></text:span><text:span text:style-name="T78_107">ACK</text:span><text:span text:style-name="T78_108"><text:s/></text:span><text:span text:style-name="T78_109">del</text:span><text:span text:style-name="T78_110"><text:s/></text:span><text:span text:style-name="T78_111">primer</text:span><text:span text:style-name="T78_112"><text:s/></text:span><text:span text:style-name="T78_113">paquete</text:span><text:span text:style-name="T78_114">.<text:s/></text:span><text:span text:style-name="T78_115">En</text:span><text:span text:style-name="T78_116"><text:s/></text:span><text:span text:style-name="T78_117">esa</text:span><text:span text:style-name="T78_118"><text:s/></text:span><text:span text:style-name="T78_119">situación</text:span><text:span text:style-name="T78_120">,<text:s/></text:span><text:span text:style-name="T78_121">si</text:span><text:span text:style-name="T78_122"><text:s/></text:span><text:span text:style-name="T78_123">se</text:span><text:span text:style-name="T78_124"><text:s/></text:span><text:span text:style-name="T78_125">utiliza</text:span><text:span text:style-name="T78_126"><text:s/></text:span><text:span text:style-name="T78_127">Go</text:span><text:span text:style-name="T78_128">-</text:span><text:span text:style-name="T78_129">Back</text:span><text:span text:style-name="T78_130">-</text:span><text:span text:style-name="T78_131">N</text:span><text:span text:style-name="T78_132">:</text:span></text:p>
        </text:list-item>
      </text:list>
      <text:p text:style-name="P79"><text:span text:style-name="T79_1">☐<text:s/></text:span><text:span text:style-name="T79_2">El</text:span><text:span text:style-name="T79_3"><text:s/></text:span><text:span text:style-name="T79_4">emisor</text:span><text:span text:style-name="T79_5"><text:s/></text:span><text:span text:style-name="T79_6">vuelve</text:span><text:span text:style-name="T79_7"><text:s/></text:span><text:span text:style-name="T79_8">a</text:span><text:span text:style-name="T79_9"><text:s/></text:span><text:span text:style-name="T79_10">enviar</text:span><text:span text:style-name="T79_11"><text:s/></text:span><text:span text:style-name="T79_12">s</text:span><text:span text:style-name="T79_13">ó</text:span><text:span text:style-name="T79_14">lo</text:span><text:span text:style-name="T79_15"><text:s/></text:span><text:span text:style-name="T79_16">el</text:span><text:span text:style-name="T79_17"><text:s/></text:span><text:span text:style-name="T79_18">primer</text:span><text:span text:style-name="T79_19"><text:s/></text:span><text:span text:style-name="T79_20">paquete</text:span><text:span text:style-name="T79_21"><text:s/></text:span><text:span text:style-name="T79_22"><text:s/></text:span></text:p>
      <text:p text:style-name="P80"><text:span text:style-name="T80_1">☐<text:s/></text:span><text:span text:style-name="T80_2">El</text:span><text:span text:style-name="T80_3"><text:s/></text:span><text:span text:style-name="T80_4">emisor</text:span><text:span text:style-name="T80_5"><text:s/></text:span><text:span text:style-name="T80_6">vuelve</text:span><text:span text:style-name="T80_7"><text:s/></text:span><text:span text:style-name="T80_8">a</text:span><text:span text:style-name="T80_9"><text:s/></text:span><text:span text:style-name="T80_10">enviar</text:span><text:span text:style-name="T80_11"><text:s/></text:span><text:span text:style-name="T80_12">la</text:span><text:span text:style-name="T80_13"><text:s/></text:span><text:span text:style-name="T80_14">totalidad</text:span><text:span text:style-name="T80_15"><text:s/></text:span><text:span text:style-name="T80_16">de</text:span><text:span text:style-name="T80_17"><text:s/></text:span><text:span text:style-name="T80_18">los</text:span><text:span text:style-name="T80_19"><text:s/></text:span><text:span text:style-name="T80_20">paquetes</text:span></text:p>
      <text:p text:style-name="P81"><text:span text:style-name="T81_1">☐<text:s/></text:span><text:span text:style-name="T81_2">El</text:span><text:span text:style-name="T81_3"><text:s/></text:span><text:span text:style-name="T81_4">emisor</text:span><text:span text:style-name="T81_5"><text:s/></text:span><text:span text:style-name="T81_6">no</text:span><text:span text:style-name="T81_7"><text:s/></text:span><text:span text:style-name="T81_8">repite</text:span><text:span text:style-name="T81_9"><text:s/></text:span><text:span text:style-name="T81_10">la</text:span><text:span text:style-name="T81_11"><text:s/></text:span><text:span text:style-name="T81_12">transmisión</text:span><text:span text:style-name="T81_13"><text:s/></text:span><text:span text:style-name="T81_14">de</text:span><text:span text:style-name="T81_15"><text:s/></text:span><text:span text:style-name="T81_16">ninguno</text:span><text:span text:style-name="T81_17"><text:s/></text:span><text:span text:style-name="T81_18">de</text:span><text:span text:style-name="T81_19"><text:s/></text:span><text:span text:style-name="T81_20">los</text:span><text:span text:style-name="T81_21"><text:s/></text:span><text:span text:style-name="T81_22">paquetes</text:span><text:span text:style-name="T81_23"><text:s/></text:span><text:span text:style-name="T81_24">y</text:span><text:span text:style-name="T81_25"><text:s/></text:span><text:span text:style-name="T81_26">adelanta</text:span><text:span text:style-name="T81_27"><text:s/></text:span><text:span text:style-name="T81_28">la</text:span><text:span text:style-name="T81_29"><text:s/></text:span><text:span text:style-name="T81_30">ventana</text:span><text:span text:style-name="T81_31"><text:s/></text:span><text:span text:style-name="T81_32">para</text:span><text:span text:style-name="T81_33"><text:s/></text:span><text:span text:style-name="T81_34">enviar</text:span><text:span text:style-name="T81_35"><text:s/></text:span><text:span text:style-name="T81_36">los</text:span><text:span text:style-name="T81_37"><text:s/></text:span><text:span text:style-name="T81_38">siguientes</text:span><text:span text:style-name="T81_39"><text:s/>10<text:s/></text:span><text:span text:style-name="T81_40">paquetes</text:span><text:span text:style-name="T81_41">.</text:span></text:p>
      <text:p text:style-name="P82"/>
      <text:list text:style-name="LS1" xml:id="list20" text:continue-list="list0">
        <text:list-item>
          <text:p text:style-name="P83"><text:span text:style-name="T83_1">Un</text:span><text:span text:style-name="T83_2"><text:s/></text:span><text:span text:style-name="T83_3">canal</text:span><text:span text:style-name="T83_4"><text:s/></text:span><text:span text:style-name="T83_5">satelital</text:span><text:span text:style-name="T83_6"><text:s/></text:span><text:span text:style-name="T83_7">de</text:span><text:span text:style-name="T83_8"><text:s/></text:span><text:span text:style-name="T83_9">comunicación</text:span><text:span text:style-name="T83_10"><text:s/></text:span><text:span text:style-name="T83_11">se</text:span><text:span text:style-name="T83_12"><text:s/></text:span><text:span text:style-name="T83_13">caracteriza</text:span><text:span text:style-name="T83_14"><text:s/></text:span><text:span text:style-name="T83_15">por</text:span><text:span text:style-name="T83_16"><text:s/></text:span><text:span text:style-name="T83_17">una</text:span><text:span text:style-name="T83_18"><text:s/></text:span><text:span text:style-name="T83_19">velocidad</text:span><text:span text:style-name="T83_20"><text:s/></text:span><text:span text:style-name="T83_21">de</text:span><text:span text:style-name="T83_22"><text:s/></text:span><text:span text:style-name="T83_23">transmisión</text:span><text:span text:style-name="T83_24"><text:s/></text:span><text:span text:style-name="T83_25">de</text:span><text:span text:style-name="T83_26"><text:s/>100<text:s/></text:span><text:span text:style-name="T83_27">k</text:span><text:span text:style-name="T83_28">bps</text:span><text:span text:style-name="T83_29"><text:s/></text:span><text:span text:style-name="T83_30">y</text:span><text:span text:style-name="T83_31"><text:s/></text:span><text:span text:style-name="T83_32">un</text:span><text:span text:style-name="T83_33"><text:s/></text:span><text:span text:style-name="T83_34">tiempo</text:span><text:span text:style-name="T83_35"><text:s/></text:span><text:span text:style-name="T83_36">de</text:span><text:span text:style-name="T83_37"><text:s/></text:span><text:span text:style-name="T83_38">propagación</text:span><text:span text:style-name="T83_39"><text:s/></text:span><text:span text:style-name="T83_40">de</text:span><text:span text:style-name="T83_41"><text:s/>290<text:s/></text:span><text:span text:style-name="T83_42">ms</text:span><text:span text:style-name="T83_43">.<text:s/></text:span><text:span text:style-name="T83_44">Para</text:span><text:span text:style-name="T83_45"><text:s/></text:span><text:span text:style-name="T83_46">transmitir</text:span><text:span text:style-name="T83_47"><text:s/></text:span><text:span text:style-name="T83_48">en</text:span><text:span text:style-name="T83_49"><text:s/></text:span><text:span text:style-name="T83_50">ese</text:span><text:span text:style-name="T83_51"><text:s/></text:span><text:span text:style-name="T83_52">canal</text:span><text:span text:style-name="T83_53"><text:s/></text:span><text:span text:style-name="T83_54">se</text:span><text:span text:style-name="T83_55"><text:s/></text:span><text:span text:style-name="T83_56">utilizan</text:span><text:span text:style-name="T83_57"><text:s/></text:span><text:span text:style-name="T83_58">paquetes</text:span><text:span text:style-name="T83_59"><text:s/></text:span><text:span text:style-name="T83_60">de</text:span><text:span text:style-name="T83_61"><text:s/>500<text:s/></text:span><text:span text:style-name="T83_62">bytes</text:span><text:span text:style-name="T83_63">.</text:span></text:p>
        </text:list-item>
      </text:list>
      <text:list text:style-name="LS2" xml:id="list21">
        <text:list-item>
          <text:p text:style-name="P84"><text:span text:style-name="T84_1">Si</text:span><text:span text:style-name="T84_2"><text:s/></text:span><text:span text:style-name="T84_3">se</text:span><text:span text:style-name="T84_4"><text:s/></text:span><text:span text:style-name="T84_5">utiliza</text:span><text:span text:style-name="T84_6"><text:s/></text:span><text:span text:style-name="T84_7">el</text:span><text:span text:style-name="T84_8"><text:s/></text:span><text:span text:style-name="T84_9">protocolo</text:span><text:span text:style-name="T84_10"><text:s/></text:span><text:span text:style-name="T84_11">de</text:span><text:span text:style-name="T84_12"><text:s/></text:span><text:span text:style-name="T84_13">Parada</text:span><text:span text:style-name="T84_14"><text:s/></text:span><text:span text:style-name="T84_15">y</text:span><text:span text:style-name="T84_16"><text:s/></text:span><text:span text:style-name="T84_17">Espera</text:span><text:span text:style-name="T84_18">:</text:span></text:p>
        </text:list-item>
      </text:list>
      <text:p text:style-name="P85"><text:span text:style-name="T85_1">☐<text:s/></text:span><text:span text:style-name="T85_2">El</text:span><text:span text:style-name="T85_3"><text:s/></text:span><text:span text:style-name="T85_4">canal</text:span><text:span text:style-name="T85_5"><text:s/></text:span><text:span text:style-name="T85_6">se</text:span><text:span text:style-name="T85_7"><text:s/></text:span><text:span text:style-name="T85_8">aprovecha</text:span><text:span text:style-name="T85_9"><text:s/></text:span><text:span text:style-name="T85_10">totalmente</text:span><text:span text:style-name="T85_11">.<text:tab/></text:span></text:p>
      <text:p text:style-name="P86"><text:span text:style-name="T86_1">☐<text:s/></text:span><text:span text:style-name="T86_2">La</text:span><text:span text:style-name="T86_3"><text:s/></text:span><text:span text:style-name="T86_4">utilización</text:span><text:span text:style-name="T86_5"><text:s/></text:span><text:span text:style-name="T86_6">del</text:span><text:span text:style-name="T86_7"><text:s/></text:span><text:span text:style-name="T86_8">canal</text:span><text:span text:style-name="T86_9"><text:s/></text:span><text:span text:style-name="T86_10">se</text:span><text:span text:style-name="T86_11"><text:s/></text:span><text:span text:style-name="T86_12">reduce</text:span><text:span text:style-name="T86_13"><text:s/></text:span><text:span text:style-name="T86_14">a</text:span><text:span text:style-name="T86_15"><text:s/></text:span><text:span text:style-name="T86_16">un</text:span><text:span text:style-name="T86_17"><text:s/>6%<text:s/></text:span><text:span text:style-name="T86_18">aproximadamente</text:span><text:span text:style-name="T86_19">.</text:span></text:p>
      <text:p text:style-name="P87"><text:span text:style-name="T87_1">☐<text:s/></text:span><text:span text:style-name="T87_2">La</text:span><text:span text:style-name="T87_3"><text:s/></text:span><text:span text:style-name="T87_4">utilización</text:span><text:span text:style-name="T87_5"><text:s/></text:span><text:span text:style-name="T87_6">del</text:span><text:span text:style-name="T87_7"><text:s/></text:span><text:span text:style-name="T87_8">canal</text:span><text:span text:style-name="T87_9"><text:s/></text:span><text:span text:style-name="T87_10">se</text:span><text:span text:style-name="T87_11"><text:s/></text:span><text:span text:style-name="T87_12">reduce</text:span><text:span text:style-name="T87_13"><text:s/></text:span><text:span text:style-name="T87_14">solo</text:span><text:span text:style-name="T87_15"><text:s/></text:span><text:span text:style-name="T87_16">en</text:span><text:span text:style-name="T87_17"><text:s/></text:span><text:span text:style-name="T87_18">un</text:span><text:span text:style-name="T87_19"><text:s/>20%.</text:span></text:p>
      <text:list text:style-name="LS2" xml:id="list22" text:continue-list="list21">
        <text:list-item>
          <text:p text:style-name="P88"><text:span text:style-name="T88_1">El</text:span><text:span text:style-name="T88_2"><text:s/></text:span><text:span text:style-name="T88_3">tamaño</text:span><text:span text:style-name="T88_4"><text:s/></text:span><text:span text:style-name="T88_5">de</text:span><text:span text:style-name="T88_6"><text:s/></text:span><text:span text:style-name="T88_7">la</text:span><text:span text:style-name="T88_8"><text:s/></text:span><text:span text:style-name="T88_9">ventana</text:span><text:span text:style-name="T88_10"><text:s/></text:span><text:span text:style-name="T88_11">de</text:span><text:span text:style-name="T88_12"><text:s/></text:span><text:span text:style-name="T88_13">transmisión</text:span><text:span text:style-name="T88_14"><text:s/></text:span><text:span text:style-name="T88_15">de</text:span><text:span text:style-name="T88_16"><text:s/></text:span><text:span text:style-name="T88_17">un</text:span><text:span text:style-name="T88_18"><text:s/></text:span><text:span text:style-name="T88_19">protocolo</text:span><text:span text:style-name="T88_20"><text:s/></text:span><text:span text:style-name="T88_21">pipeline</text:span><text:span text:style-name="T88_22"><text:s/></text:span><text:span text:style-name="T88_23">que</text:span><text:span text:style-name="T88_24"><text:s/></text:span><text:span text:style-name="T88_25">permite</text:span><text:span text:style-name="T88_26"><text:s text:c="2"/></text:span><text:span text:style-name="T88_27">maximizar</text:span><text:span text:style-name="T88_28"><text:s/></text:span><text:span text:style-name="T88_29">la</text:span><text:span text:style-name="T88_30"><text:s/></text:span><text:span text:style-name="T88_31">utilización</text:span><text:span text:style-name="T88_32"><text:s/></text:span><text:span text:style-name="T88_33">del</text:span><text:span text:style-name="T88_34"><text:s/></text:span><text:span text:style-name="T88_35">canal</text:span><text:span text:style-name="T88_36"><text:s/></text:span><text:span text:style-name="T88_37">es</text:span><text:span text:style-name="T88_38">:</text:span></text:p>
        </text:list-item>
      </text:list>
      <text:p text:style-name="P89"><text:span text:style-name="T89_1">☐<text:s/>16<text:tab/>☐<text:s/>10<text:tab/>☐<text:s/>5<text:s/><text:tab/>☐<text:tab/>3</text:span></text:p>
      <text:p text:style-name="P90"/>
      <text:list text:style-name="LS1" xml:id="list23" text:continue-list="list0">
        <text:list-item>
          <text:p text:style-name="P91"><text:span text:style-name="T91_1">Analice</text:span><text:span text:style-name="T91_2"><text:s/></text:span><text:span text:style-name="T91_3">las</text:span><text:span text:style-name="T91_4"><text:s/></text:span><text:span text:style-name="T91_5">siguientes</text:span><text:span text:style-name="T91_6"><text:s/></text:span><text:span text:style-name="T91_7">frases</text:span><text:span text:style-name="T91_8">:</text:span></text:p>
          <text:list>
            <text:list-item>
              <text:p text:style-name="P92"><text:span text:style-name="T92_1">Un</text:span><text:span text:style-name="T92_2"><text:s/></text:span><text:span text:style-name="T92_3">campo</text:span><text:span text:style-name="T92_4"><text:s/></text:span><text:span text:style-name="T92_5">de</text:span><text:span text:style-name="T92_6"><text:s/></text:span><text:span text:style-name="T92_7">la</text:span><text:span text:style-name="T92_8"><text:s/></text:span><text:span text:style-name="T92_9">cabecera</text:span><text:span text:style-name="T92_10"><text:s/></text:span><text:span text:style-name="T92_11">de</text:span><text:span text:style-name="T92_12"><text:s/></text:span><text:span text:style-name="T92_13">un</text:span><text:span text:style-name="T92_14"><text:s/></text:span><text:span text:style-name="T92_15">segmento</text:span><text:span text:style-name="T92_16"><text:s/></text:span><text:span text:style-name="T92_17">TCP</text:span><text:span text:style-name="T92_18"><text:s/></text:span><text:span text:style-name="T92_19">se</text:span><text:span text:style-name="T92_20"><text:s/></text:span><text:span text:style-name="T92_21">utiliza</text:span><text:span text:style-name="T92_22"><text:s/></text:span><text:span text:style-name="T92_23">para</text:span><text:span text:style-name="T92_24"><text:s/></text:span><text:span text:style-name="T92_25">establecer</text:span><text:span text:style-name="T92_26"><text:s/></text:span><text:span text:style-name="T92_27">el</text:span><text:span text:style-name="T92_28"><text:s/></text:span><text:span text:style-name="T92_29">control</text:span><text:span text:style-name="T92_30"><text:s/></text:span><text:span text:style-name="T92_31">de</text:span><text:span text:style-name="T92_32"><text:s/></text:span><text:span text:style-name="T92_33">congestión</text:span><text:span text:style-name="T92_34"><text:s/></text:span><text:span text:style-name="T92_35">en</text:span><text:span text:style-name="T92_36"><text:s/></text:span><text:span text:style-name="T92_37">el</text:span><text:span text:style-name="T92_38"><text:s/></text:span><text:span text:style-name="T92_39">mecanismo</text:span><text:span text:style-name="T92_40"><text:s/></text:span><text:span text:style-name="T92_41">conocido</text:span><text:span text:style-name="T92_42"><text:s/></text:span><text:span text:style-name="T92_43">como</text:span><text:span text:style-name="T92_44"><text:s/>“</text:span><text:span text:style-name="T92_45">arranque</text:span><text:span text:style-name="T92_46"><text:s/></text:span><text:span text:style-name="T92_47">lento</text:span><text:span text:style-name="T92_48">”<text:s/>(</text:span><text:span text:style-name="T92_49">slow</text:span><text:span text:style-name="T92_50">-</text:span><text:span text:style-name="T92_51">start</text:span><text:span text:style-name="T92_52">)<text:s/></text:span><text:span text:style-name="T92_53">y</text:span><text:span text:style-name="T92_54"><text:s/>“</text:span><text:span text:style-name="T92_55">evitación</text:span><text:span text:style-name="T92_56"><text:s/></text:span><text:span text:style-name="T92_57">de</text:span><text:span text:style-name="T92_58"><text:s/></text:span><text:span text:style-name="T92_59">la</text:span><text:span text:style-name="T92_60"><text:s/></text:span><text:span text:style-name="T92_61">congestión</text:span><text:span text:style-name="T92_62">”<text:s/>(</text:span><text:span text:style-name="T92_63">congesti</text:span><text:span text:style-name="T92_64">o</text:span><text:span text:style-name="T92_65">n</text:span><text:span text:style-name="T92_66"><text:s/></text:span><text:span text:style-name="T92_67">avoidance</text:span><text:span text:style-name="T92_68">).</text:span></text:p>
            </text:list-item>
            <text:list-item>
              <text:p text:style-name="P93"><text:span text:style-name="T93_1">"</text:span><text:span text:style-name="T93_2">La</text:span><text:span text:style-name="T93_3"><text:s/></text:span><text:span text:style-name="T93_4">congestión</text:span><text:span text:style-name="T93_5"><text:s/></text:span><text:span text:style-name="T93_6">de</text:span><text:span text:style-name="T93_7"><text:s/></text:span><text:span text:style-name="T93_8">la</text:span><text:span text:style-name="T93_9"><text:s/></text:span><text:span text:style-name="T93_10">red</text:span><text:span text:style-name="T93_11"><text:s/></text:span><text:span text:style-name="T93_12">es</text:span><text:span text:style-name="T93_13"><text:s/></text:span><text:span text:style-name="T93_14">producida</text:span><text:span text:style-name="T93_15"><text:s/></text:span><text:span text:style-name="T93_16">cuando</text:span><text:span text:style-name="T93_17"><text:s/></text:span><text:span text:style-name="T93_18">demasiados</text:span><text:span text:style-name="T93_19"><text:s/></text:span><text:span text:style-name="T93_20">nodos</text:span><text:span text:style-name="T93_21"><text:s/></text:span><text:span text:style-name="T93_22">transmiten</text:span><text:span text:style-name="T93_23"><text:s/></text:span><text:span text:style-name="T93_24">datos</text:span><text:span text:style-name="T93_25"><text:s/></text:span><text:span text:style-name="T93_26">a</text:span><text:span text:style-name="T93_27"><text:s/></text:span><text:span text:style-name="T93_28">una</text:span><text:span text:style-name="T93_29"><text:s/></text:span><text:span text:style-name="T93_30">tasa</text:span><text:span text:style-name="T93_31"><text:s/></text:span><text:span text:style-name="T93_32">elevada</text:span><text:span text:style-name="T93_33"><text:s/></text:span><text:span text:style-name="T93_34">y</text:span><text:span text:style-name="T93_35"><text:s/></text:span><text:span text:style-name="T93_36">los</text:span><text:span text:style-name="T93_37"><text:s/></text:span><text:span text:style-name="T93_38">routers</text:span><text:span text:style-name="T93_39"><text:s/></text:span><text:span text:style-name="T93_40">de</text:span><text:span text:style-name="T93_41"><text:s/></text:span><text:span text:style-name="T93_42">la</text:span><text:span text:style-name="T93_43"><text:s/></text:span><text:span text:style-name="T93_44">red</text:span><text:span text:style-name="T93_45"><text:s/></text:span><text:span text:style-name="T93_46">no</text:span><text:span text:style-name="T93_47"><text:s/></text:span><text:span text:style-name="T93_48">pueden</text:span><text:span text:style-name="T93_49"><text:s/></text:span><text:span text:style-name="T93_50">encaminar</text:span><text:span text:style-name="T93_51"><text:s/></text:span><text:span text:style-name="T93_52">tan</text:span><text:span text:style-name="T93_53"><text:s/></text:span><text:span text:style-name="T93_54">rápido</text:span><text:span text:style-name="T93_55">".</text:span></text:p>
            </text:list-item>
          </text:list>
        </text:list-item>
      </text:list>
      <text:p text:style-name="P94"/>
      <text:p text:style-name="P9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1">
          <table:table-cell table:style-name="Cell1">
            <text:p text:style-name="P96"><text:span text:style-name="T96_1"><office:annotation><dc:creator/><text:p text:style-name="P97"><text:span text:style-name="T97_1">Te</text:span><text:span text:style-name="T97_2"><text:s/></text:span><text:span text:style-name="T97_3">parece</text:span><text:span text:style-name="T97_4"><text:s/></text:span><text:span text:style-name="T97_5">este</text:span><text:span text:style-name="T97_6"><text:s/></text:span><text:span text:style-name="T97_7">puntaje</text:span><text:span text:style-name="T97_8"><text:s/></text:span><text:span text:style-name="T97_9">para</text:span><text:span text:style-name="T97_10"><text:s/></text:span><text:span text:style-name="T97_11">los</text:span><text:span text:style-name="T97_12"><text:s/></text:span><text:span text:style-name="T97_13">ejercicios</text:span><text:span text:style-name="T97_14">?</text:span></text:p></office:annotation></text:span><text:span text:style-name="T97_15">ejer</text:span></text:p>
          </table:table-cell>
          <table:table-cell table:style-name="Cell2">
            <text:p text:style-name="P98"><text:span text:style-name="T98_1">1</text:span></text:p>
          </table:table-cell>
          <table:table-cell table:style-name="Cell3">
            <text:p text:style-name="P99"><text:span text:style-name="T99_1">2</text:span></text:p>
          </table:table-cell>
          <table:table-cell table:style-name="Cell4">
            <text:p text:style-name="P100"><text:span text:style-name="T100_1">3</text:span></text:p>
          </table:table-cell>
          <table:table-cell table:style-name="Cell5">
            <text:p text:style-name="P101"><text:span text:style-name="T101_1">4</text:span></text:p>
          </table:table-cell>
          <table:table-cell table:style-name="Cell6">
            <text:p text:style-name="P102"><text:span text:style-name="T102_1">5</text:span></text:p>
          </table:table-cell>
          <table:table-cell table:style-name="Cell7">
            <text:p text:style-name="P103"><text:span text:style-name="T103_1">6</text:span></text:p>
          </table:table-cell>
          <table:table-cell table:style-name="Cell8">
            <text:p text:style-name="P104"><text:span text:style-name="T104_1">7</text:span></text:p>
          </table:table-cell>
          <table:table-cell table:style-name="Cell9">
            <text:p text:style-name="P105"><text:span text:style-name="T105_1">8</text:span></text:p>
          </table:table-cell>
          <table:table-cell table:style-name="Cell10">
            <text:p text:style-name="P106"><text:span text:style-name="T106_1">9</text:span></text:p>
          </table:table-cell>
          <table:table-cell table:style-name="Cell11">
            <text:p text:style-name="P107"><text:span text:style-name="T107_1">10</text:span></text:p>
          </table:table-cell>
          <table:table-cell table:style-name="Cell12">
            <text:p text:style-name="P108"><text:span text:style-name="T108_1">11</text:span></text:p>
          </table:table-cell>
          <table:table-cell table:style-name="Cell13">
            <text:p text:style-name="P109"><text:span text:style-name="T109_1">12</text:span></text:p>
          </table:table-cell>
          <table:table-cell table:style-name="Cell14">
            <text:p text:style-name="P110"><text:span text:style-name="T110_1">13</text:span></text:p>
          </table:table-cell>
          <table:table-cell table:style-name="Cell15">
            <text:p text:style-name="P111"><text:span text:style-name="T111_1">14</text:span></text:p>
          </table:table-cell>
          <table:table-cell table:style-name="Cell16">
            <text:p text:style-name="P112"><text:span text:style-name="T112_1">15</text:span></text:p>
          </table:table-cell>
        </table:table-row>
        <table:table-row table:style-name="Row2">
          <table:table-cell table:style-name="Cell17">
            <text:p text:style-name="P113"><text:span text:style-name="T113_1">Punt</text:span><text:span text:style-name="T113_2">.</text:span></text:p>
          </table:table-cell>
          <table:table-cell table:style-name="Cell18">
            <text:p text:style-name="P114"><text:span text:style-name="T114_1">4</text:span></text:p>
          </table:table-cell>
          <table:table-cell table:style-name="Cell19">
            <text:p text:style-name="P115"><text:span text:style-name="T115_1">8</text:span></text:p>
          </table:table-cell>
          <table:table-cell table:style-name="Cell20">
            <text:p text:style-name="P116"><text:span text:style-name="T116_1">9</text:span></text:p>
          </table:table-cell>
          <table:table-cell table:style-name="Cell21">
            <text:p text:style-name="P117"><text:span text:style-name="T117_1">7</text:span></text:p>
          </table:table-cell>
          <table:table-cell table:style-name="Cell22">
            <text:p text:style-name="P118"><text:span text:style-name="T118_1">7</text:span></text:p>
          </table:table-cell>
          <table:table-cell table:style-name="Cell23">
            <text:p text:style-name="P119"><text:span text:style-name="T119_1">7</text:span></text:p>
          </table:table-cell>
          <table:table-cell table:style-name="Cell24">
            <text:p text:style-name="P120"><text:span text:style-name="T120_1">7</text:span></text:p>
          </table:table-cell>
          <table:table-cell table:style-name="Cell25">
            <text:p text:style-name="P121"><text:span text:style-name="T121_1">7</text:span></text:p>
          </table:table-cell>
          <table:table-cell table:style-name="Cell26">
            <text:p text:style-name="P122"><text:span text:style-name="T122_1">6</text:span></text:p>
          </table:table-cell>
          <table:table-cell table:style-name="Cell27">
            <text:p text:style-name="P123"><text:span text:style-name="T123_1">6</text:span></text:p>
          </table:table-cell>
          <table:table-cell table:style-name="Cell28">
            <text:p text:style-name="P124"><text:span text:style-name="T124_1">5</text:span></text:p>
          </table:table-cell>
          <table:table-cell table:style-name="Cell29">
            <text:p text:style-name="P125"><text:span text:style-name="T125_1">5</text:span></text:p>
          </table:table-cell>
          <table:table-cell table:style-name="Cell30">
            <text:p text:style-name="P126"><text:span text:style-name="T126_1">6</text:span></text:p>
          </table:table-cell>
          <table:table-cell table:style-name="Cell31">
            <text:p text:style-name="P127"><text:span text:style-name="T127_1">6</text:span></text:p>
          </table:table-cell>
          <table:table-cell table:style-name="Cell32">
            <text:p text:style-name="P128"><text:span text:style-name="T128_1">10</text:span></text:p>
          </table:table-cell>
        </table:table-row>
        <table:table-row table:style-name="Row3">
          <table:table-cell table:style-name="Cell33">
            <text:p text:style-name="P129"><text:span text:style-name="T129_1">Nuevo</text:span><text:span text:style-name="T129_2"><text:s/></text:span><text:span text:style-name="T129_3">P</text:span></text:p>
          </table:table-cell>
          <table:table-cell table:style-name="Cell34">
            <text:p text:style-name="P130"><text:span text:style-name="T130_1">4</text:span></text:p>
          </table:table-cell>
          <table:table-cell table:style-name="Cell35">
            <text:p text:style-name="P131"><text:span text:style-name="T131_1">4</text:span></text:p>
          </table:table-cell>
          <table:table-cell table:style-name="Cell36">
            <text:p text:style-name="P132"><text:span text:style-name="T132_1">12</text:span></text:p>
          </table:table-cell>
          <table:table-cell table:style-name="Cell37">
            <text:p text:style-name="P133"><text:span text:style-name="T133_1">7</text:span></text:p>
          </table:table-cell>
          <table:table-cell table:style-name="Cell38">
            <text:p text:style-name="P134"><text:span text:style-name="T134_1">7</text:span></text:p>
          </table:table-cell>
          <table:table-cell table:style-name="Cell39">
            <text:p text:style-name="P135"><text:span text:style-name="T135_1">7</text:span></text:p>
          </table:table-cell>
          <table:table-cell table:style-name="Cell40">
            <text:p text:style-name="P136"><text:span text:style-name="T136_1">7</text:span></text:p>
          </table:table-cell>
          <table:table-cell table:style-name="Cell41">
            <text:p text:style-name="P137"><text:span text:style-name="T137_1">7</text:span></text:p>
          </table:table-cell>
          <table:table-cell table:style-name="Cell42">
            <text:p text:style-name="P138"><text:span text:style-name="T138_1">7</text:span></text:p>
          </table:table-cell>
          <table:table-cell table:style-name="Cell43">
            <text:p text:style-name="P139"><text:span text:style-name="T139_1">7</text:span></text:p>
          </table:table-cell>
          <table:table-cell table:style-name="Cell44">
            <text:p text:style-name="P140"><text:span text:style-name="T140_1">6</text:span></text:p>
          </table:table-cell>
          <table:table-cell table:style-name="Cell45">
            <text:p text:style-name="P141"><text:span text:style-name="T141_1">6</text:span></text:p>
          </table:table-cell>
          <table:table-cell table:style-name="Cell46">
            <text:p text:style-name="P142"><text:span text:style-name="T142_1">7</text:span></text:p>
          </table:table-cell>
          <table:table-cell table:style-name="Cell47">
            <text:p text:style-name="P143"><text:span text:style-name="T143_1">6</text:span></text:p>
          </table:table-cell>
          <table:table-cell table:style-name="Cell48">
            <text:p text:style-name="P144"><text:span text:style-name="T144_1">6</text:span></text:p>
          </table:table-cell>
        </table:table-row>
      </table:table>
      <text:p text:style-name="P145"/>
      <text:p text:style-name="P146"/>
      <text:p text:style-name="P147"/>
      <text:p text:style-name="P148"/>
      <text:list text:style-name="LS1" xml:id="list26" text:continue-list="list0">
        <text:list-item>
          <text:list>
            <text:list-item>
              <text:p text:style-name="P149"><text:span text:style-name="T149_1"><office:annotation><dc:creator/><text:p text:style-name="P150"><text:span text:style-name="T150_1">La</text:span><text:span text:style-name="T150_2"><text:s/></text:span><text:span text:style-name="T150_3">rta</text:span><text:span text:style-name="T150_4">.<text:s/></text:span><text:span text:style-name="T150_5">esperada</text:span><text:span text:style-name="T150_6"><text:s/></text:span><text:span text:style-name="T150_7">podría</text:span><text:span text:style-name="T150_8"><text:s/></text:span><text:span text:style-name="T150_9">incluir</text:span><text:span text:style-name="T150_10"><text:s/></text:span><text:span text:style-name="T150_11">que</text:span><text:span text:style-name="T150_12"><text:s/></text:span><text:span text:style-name="T150_13">la</text:span><text:span text:style-name="T150_14"><text:s/></text:span><text:span text:style-name="T150_15">frase</text:span><text:span text:style-name="T150_16"><text:s/></text:span><text:span text:style-name="T150_17">habla</text:span><text:span text:style-name="T150_18"><text:s/></text:span><text:span text:style-name="T150_19">de</text:span><text:span text:style-name="T150_20"><text:s/></text:span><text:span text:style-name="T150_21">mecanismos</text:span><text:span text:style-name="T150_22"><text:s/></text:span><text:span text:style-name="T150_23">de</text:span><text:span text:style-name="T150_24"><text:s/></text:span><text:span text:style-name="T150_25">control</text:span><text:span text:style-name="T150_26"><text:s/></text:span><text:span text:style-name="T150_27">de</text:span><text:span text:style-name="T150_28"><text:s/></text:span><text:span text:style-name="T150_29">congestión</text:span><text:span text:style-name="T150_30"><text:s/></text:span><text:span text:style-name="T150_31">sin</text:span><text:span text:style-name="T150_32"><text:s/></text:span><text:span text:style-name="T150_33">asistencia</text:span><text:span text:style-name="T150_34"><text:s/></text:span><text:span text:style-name="T150_35">de</text:span><text:span text:style-name="T150_36"><text:s/></text:span><text:span text:style-name="T150_37">la</text:span><text:span text:style-name="T150_38"><text:s/></text:span><text:span text:style-name="T150_39">red</text:span><text:span text:style-name="T150_40">,<text:s/></text:span><text:span text:style-name="T150_41">y</text:span><text:span text:style-name="T150_42"><text:s/></text:span><text:span text:style-name="T150_43">más</text:span><text:span text:style-name="T150_44"><text:s/></text:span><text:span text:style-name="T150_45">específicamente</text:span><text:span text:style-name="T150_46"><text:s/></text:span><text:span text:style-name="T150_47">de</text:span><text:span text:style-name="T150_48"><text:s/></text:span><text:span text:style-name="T150_49">TCP</text:span></text:p></office:annotation></text:span><text:span text:style-name="T150_50"><office:annotation><dc:creator/><text:p text:style-name="P151"><text:span text:style-name="T151_1">Cuando</text:span><text:span text:style-name="T151_2"><text:s/></text:span><text:span text:style-name="T151_3">incorporé</text:span><text:span text:style-name="T151_4"><text:s/></text:span><text:span text:style-name="T151_5">esta</text:span><text:span text:style-name="T151_6"><text:s/></text:span><text:span text:style-name="T151_7">pregunta</text:span><text:span text:style-name="T151_8">,<text:s/></text:span><text:span text:style-name="T151_9">pensaba</text:span><text:span text:style-name="T151_10"><text:s/></text:span><text:span text:style-name="T151_11">descartar</text:span><text:span text:style-name="T151_12"><text:s/></text:span><text:span text:style-name="T151_13">alguna</text:span><text:span text:style-name="T151_14"><text:s/></text:span><text:span text:style-name="T151_15">de</text:span><text:span text:style-name="T151_16"><text:s/></text:span><text:span text:style-name="T151_17">las</text:span><text:span text:style-name="T151_18"><text:s/>3.<text:s/></text:span><text:span text:style-name="T151_19">Me</text:span><text:span text:style-name="T151_20"><text:s/></text:span><text:span text:style-name="T151_21">parece</text:span><text:span text:style-name="T151_22"><text:s/></text:span><text:span text:style-name="T151_23">que</text:span><text:span text:style-name="T151_24"><text:s/></text:span><text:span text:style-name="T151_25">en</text:span><text:span text:style-name="T151_26"><text:s/></text:span><text:span text:style-name="T151_27">relación</text:span><text:span text:style-name="T151_28"><text:s/></text:span><text:span text:style-name="T151_29">a</text:span><text:span text:style-name="T151_30"><text:s/></text:span><text:span text:style-name="T151_31">esta</text:span><text:span text:style-name="T151_32"><text:s/></text:span><text:span text:style-name="T151_33">frase</text:span><text:span text:style-name="T151_34"><text:s/></text:span><text:span text:style-name="T151_35">van</text:span><text:span text:style-name="T151_36"><text:s/></text:span><text:span text:style-name="T151_37">a</text:span><text:span text:style-name="T151_38"><text:s/></text:span><text:span text:style-name="T151_39">escribir</text:span><text:span text:style-name="T151_40"><text:s/></text:span><text:span text:style-name="T151_41">algo</text:span><text:span text:style-name="T151_42"><text:s/></text:span><text:span text:style-name="T151_43">que</text:span><text:span text:style-name="T151_44"><text:s/></text:span><text:span text:style-name="T151_45">ya</text:span><text:span text:style-name="T151_46"><text:s/></text:span><text:span text:style-name="T151_47">hayan</text:span><text:span text:style-name="T151_48"><text:s/></text:span><text:span text:style-name="T151_49">mencionado</text:span><text:span text:style-name="T151_50"><text:s/></text:span><text:span text:style-name="T151_51">en</text:span><text:span text:style-name="T151_52"><text:s/></text:span><text:span text:style-name="T151_53">las</text:span><text:span text:style-name="T151_54"><text:s/></text:span><text:span text:style-name="T151_55">anteriores</text:span><text:span text:style-name="T151_56">,<text:s/></text:span><text:span text:style-name="T151_57">principalmente</text:span><text:span text:style-name="T151_58"><text:s/></text:span><text:span text:style-name="T151_59">por</text:span><text:span text:style-name="T151_60"><text:s/></text:span><text:span text:style-name="T151_61">lo</text:span><text:span text:style-name="T151_62"><text:s/></text:span><text:span text:style-name="T151_63">que</text:span><text:span text:style-name="T151_64"><text:s/></text:span><text:span text:style-name="T151_65">mencionas</text:span><text:span text:style-name="T151_66"><text:s/></text:span><text:span text:style-name="T151_67">de</text:span><text:span text:style-name="T151_68"><text:s/></text:span><text:span text:style-name="T151_69">que</text:span><text:span text:style-name="T151_70"><text:s/></text:span><text:span text:style-name="T151_71">la</text:span><text:span text:style-name="T151_72"><text:s/></text:span><text:span text:style-name="T151_73">frase</text:span><text:span text:style-name="T151_74"><text:s/></text:span><text:span text:style-name="T151_75">apunta</text:span><text:span text:style-name="T151_76"><text:s/></text:span><text:span text:style-name="T151_77">a</text:span><text:span text:style-name="T151_78"><text:s/></text:span><text:span text:style-name="T151_79">mecanismos</text:span><text:span text:style-name="T151_80"><text:s/></text:span><text:span text:style-name="T151_81">de</text:span><text:span text:style-name="T151_82"><text:s/></text:span><text:span text:style-name="T151_83">TCP</text:span><text:span text:style-name="T151_84">.<text:s/></text:span><text:span text:style-name="T151_85">Vos</text:span><text:span text:style-name="T151_86"><text:s/></text:span><text:span text:style-name="T151_87">que</text:span><text:span text:style-name="T151_88"><text:s/></text:span><text:span text:style-name="T151_89">tenés</text:span><text:span text:style-name="T151_90"><text:s/></text:span><text:span text:style-name="T151_91">mas</text:span><text:span text:style-name="T151_92"><text:s/></text:span><text:span text:style-name="T151_93">experiencia</text:span><text:span text:style-name="T151_94">,<text:s/>¿</text:span><text:span text:style-name="T151_95">qué</text:span><text:span text:style-name="T151_96"><text:s/></text:span><text:span text:style-name="T151_97">te</text:span><text:span text:style-name="T151_98"><text:s/></text:span><text:span text:style-name="T151_99">parece</text:span><text:span text:style-name="T151_100">?</text:span></text:p></office:annotation></text:span><text:span text:style-name="T151_101"><office:annotation><dc:creator/><text:p text:style-name="P152"><text:span text:style-name="T152_1">Yo</text:span><text:span text:style-name="T152_2"><text:s/></text:span><text:span text:style-name="T152_3">dejaría</text:span><text:span text:style-name="T152_4"><text:s/></text:span><text:span text:style-name="T152_5">las</text:span><text:span text:style-name="T152_6"><text:s/></text:span><text:span text:style-name="T152_7">dos</text:span><text:span text:style-name="T152_8"><text:s/></text:span><text:span text:style-name="T152_9">primeras</text:span><text:span text:style-name="T152_10">.<text:s/></text:span><text:span text:style-name="T152_11">Por</text:span><text:span text:style-name="T152_12"><text:s/></text:span><text:span text:style-name="T152_13">otro</text:span><text:span text:style-name="T152_14"><text:s/></text:span><text:span text:style-name="T152_15">lado</text:span><text:span text:style-name="T152_16"><text:s/></text:span><text:span text:style-name="T152_17">me</text:span><text:span text:style-name="T152_18"><text:s/></text:span><text:span text:style-name="T152_19">pregunto</text:span><text:span text:style-name="T152_20"><text:s/></text:span><text:span text:style-name="T152_21">si</text:span><text:span text:style-name="T152_22"><text:s/></text:span><text:span text:style-name="T152_23">no</text:span><text:span text:style-name="T152_24"><text:s/></text:span><text:span text:style-name="T152_25">son</text:span><text:span text:style-name="T152_26"><text:s/></text:span><text:span text:style-name="T152_27">demasiados</text:span><text:span text:style-name="T152_28"><text:s/></text:span><text:span text:style-name="T152_29">ejercicios</text:span><text:span text:style-name="T152_30">...</text:span><text:span text:style-name="T152_31">El</text:span><text:span text:style-name="T152_32"><text:s/>3<text:s/></text:span><text:span text:style-name="T152_33">me</text:span><text:span text:style-name="T152_34"><text:s/></text:span><text:span text:style-name="T152_35">parece</text:span><text:span text:style-name="T152_36"><text:s/></text:span><text:span text:style-name="T152_37">demasiado</text:span><text:span text:style-name="T152_38"><text:s/></text:span><text:span text:style-name="T152_39">laburo</text:span><text:span text:style-name="T152_40">.</text:span></text:p><text:p text:style-name="P153"><text:span text:style-name="T153_1">Yo</text:span><text:span text:style-name="T153_2"><text:s/></text:span><text:span text:style-name="T153_3">lo</text:span><text:span text:style-name="T153_4"><text:s/></text:span><text:span text:style-name="T153_5">dejaría</text:span><text:span text:style-name="T153_6"><text:s/></text:span><text:span text:style-name="T153_7">en</text:span><text:span text:style-name="T153_8"><text:s/></text:span><text:span text:style-name="T153_9">unos</text:span><text:span text:style-name="T153_10"><text:s/>12/14<text:s/>(</text:span><text:span text:style-name="T153_11">así</text:span><text:span text:style-name="T153_12"><text:s/></text:span><text:span text:style-name="T153_13">de</text:span><text:span text:style-name="T153_14"><text:s/></text:span><text:span text:style-name="T153_15">paso</text:span><text:span text:style-name="T153_16"><text:s/></text:span><text:span text:style-name="T153_17">nos</text:span><text:span text:style-name="T153_18"><text:s/></text:span><text:span text:style-name="T153_19">quedan</text:span><text:span text:style-name="T153_20"><text:s/></text:span><text:span text:style-name="T153_21">algunos</text:span><text:span text:style-name="T153_22"><text:s/></text:span><text:span text:style-name="T153_23">hechos</text:span><text:span text:style-name="T153_24"><text:s/></text:span><text:span text:style-name="T153_25">para</text:span><text:span text:style-name="T153_26"><text:s/></text:span><text:span text:style-name="T153_27">el</text:span><text:span text:style-name="T153_28"><text:s/></text:span><text:span text:style-name="T153_29">recu</text:span><text:span text:style-name="T153_30">)</text:span></text:p></office:annotation></text:span><text:span text:style-name="T153_31"><office:annotation><dc:creator/><text:p text:style-name="P154"><text:span text:style-name="T154_1">También</text:span><text:span text:style-name="T154_2"><text:s/></text:span><text:span text:style-name="T154_3">habría</text:span><text:span text:style-name="T154_4"><text:s/></text:span><text:span text:style-name="T154_5">que</text:span><text:span text:style-name="T154_6"><text:s/></text:span><text:span text:style-name="T154_7">adjuntar</text:span><text:span text:style-name="T154_8"><text:s/></text:span><text:span text:style-name="T154_9">un</text:span><text:span text:style-name="T154_10"><text:s/></text:span><text:span text:style-name="T154_11">esquema</text:span><text:span text:style-name="T154_12"><text:s/></text:span><text:span text:style-name="T154_13">de</text:span><text:span text:style-name="T154_14"><text:s/></text:span><text:span text:style-name="T154_15">puntuación</text:span><text:span text:style-name="T154_16"><text:s/></text:span><text:span text:style-name="T154_17">para</text:span><text:span text:style-name="T154_18"><text:s/></text:span><text:span text:style-name="T154_19">que</text:span><text:span text:style-name="T154_20"><text:s/></text:span><text:span text:style-name="T154_21">sepan</text:span><text:span text:style-name="T154_22"><text:s/>(</text:span><text:span text:style-name="T154_23">y</text:span><text:span text:style-name="T154_24"><text:s/></text:span><text:span text:style-name="T154_25">sepamos</text:span><text:span text:style-name="T154_26">)<text:s/></text:span><text:span text:style-name="T154_27">a</text:span><text:span text:style-name="T154_28"><text:s/></text:span><text:span text:style-name="T154_29">qué</text:span><text:span text:style-name="T154_30"><text:s/></text:span><text:span text:style-name="T154_31">atenerse</text:span></text:p></office:annotation></text:span><text:span text:style-name="T154_32"><office:annotation><dc:creator/><text:p text:style-name="P155"><text:span text:style-name="T155_1">También</text:span><text:span text:style-name="T155_2"><text:s/></text:span><text:span text:style-name="T155_3">tenía</text:span><text:span text:style-name="T155_4"><text:s/></text:span><text:span text:style-name="T155_5">duda</text:span><text:span text:style-name="T155_6"><text:s/></text:span><text:span text:style-name="T155_7">en</text:span><text:span text:style-name="T155_8"><text:s/></text:span><text:span text:style-name="T155_9">cuanto</text:span><text:span text:style-name="T155_10"><text:s/></text:span><text:span text:style-name="T155_11">a</text:span><text:span text:style-name="T155_12"><text:s/></text:span><text:span text:style-name="T155_13">la</text:span><text:span text:style-name="T155_14"><text:s/></text:span><text:span text:style-name="T155_15">extensión</text:span><text:span text:style-name="T155_16">.<text:s/></text:span><text:span text:style-name="T155_17">Del</text:span><text:span text:style-name="T155_18"><text:s/>3<text:s/></text:span><text:span text:style-name="T155_19">dejaría</text:span><text:span text:style-name="T155_20"><text:s/></text:span><text:span text:style-name="T155_21">hasta</text:span><text:span text:style-name="T155_22"><text:s/></text:span><text:span text:style-name="T155_23">la</text:span><text:span text:style-name="T155_24"><text:s/></text:span><text:span text:style-name="T155_25">opción</text:span><text:span text:style-name="T155_26"><text:s/></text:span><text:span text:style-name="T155_27">c</text:span><text:span text:style-name="T155_28">).<text:s/></text:span><text:span text:style-name="T155_29">El</text:span><text:span text:style-name="T155_30"><text:s/>11<text:s/></text:span><text:span text:style-name="T155_31">y</text:span><text:span text:style-name="T155_32"><text:s/></text:span><text:span text:style-name="T155_33">el</text:span><text:span text:style-name="T155_34"><text:s/>15<text:s/></text:span><text:span text:style-name="T155_35">lo</text:span><text:span text:style-name="T155_36"><text:s/></text:span><text:span text:style-name="T155_37">sacaría</text:span><text:span text:style-name="T155_38">,<text:s/></text:span><text:span text:style-name="T155_39">así</text:span><text:span text:style-name="T155_40"><text:s/></text:span><text:span text:style-name="T155_41">como</text:span><text:span text:style-name="T155_42"><text:s/></text:span><text:span text:style-name="T155_43">también</text:span><text:span text:style-name="T155_44"><text:s/></text:span><text:span text:style-name="T155_45">la</text:span><text:span text:style-name="T155_46"><text:s/></text:span><text:span text:style-name="T155_47">última</text:span><text:span text:style-name="T155_48"><text:s/></text:span><text:span text:style-name="T155_49">frase</text:span><text:span text:style-name="T155_50"><text:s/></text:span><text:span text:style-name="T155_51">del</text:span><text:span text:style-name="T155_52"><text:s/>17,<text:s/></text:span><text:span text:style-name="T155_53">te</text:span><text:span text:style-name="T155_54"><text:s/></text:span><text:span text:style-name="T155_55">parece</text:span><text:span text:style-name="T155_56"><text:s/></text:span><text:span text:style-name="T155_57">bien</text:span><text:span text:style-name="T155_58"><text:s/></text:span><text:span text:style-name="T155_59">esa</text:span><text:span text:style-name="T155_60"><text:s/></text:span><text:span text:style-name="T155_61">elección</text:span><text:span text:style-name="T155_62">?</text:span></text:p></office:annotation></text:span><text:span text:style-name="T155_63"><office:annotation><dc:creator/><text:p text:style-name="P156"><text:span text:style-name="T156_1">Dale</text:span><text:span text:style-name="T156_2"><text:s/></text:span><text:span text:style-name="T156_3">dale</text:span></text:p></office:annotation></text:span><text:span text:style-name="T156_4">"</text:span><text:span text:style-name="T156_5">Los</text:span><text:span text:style-name="T156_6"><text:s/></text:span><text:span text:style-name="T156_7">mecanismos</text:span><text:span text:style-name="T156_8"><text:s/></text:span><text:span text:style-name="T156_9">de</text:span><text:span text:style-name="T156_10"><text:s/></text:span><text:span text:style-name="T156_11">control</text:span><text:span text:style-name="T156_12"><text:s/></text:span><text:span text:style-name="T156_13">de</text:span><text:span text:style-name="T156_14"><text:s/></text:span><text:span text:style-name="T156_15">congestión</text:span><text:span text:style-name="T156_16"><text:s/></text:span><text:span text:style-name="T156_17">se</text:span><text:span text:style-name="T156_18"><text:s/></text:span><text:span text:style-name="T156_19">activan</text:span><text:span text:style-name="T156_20"><text:s/></text:span><text:span text:style-name="T156_21">ante</text:span><text:span text:style-name="T156_22"><text:s/></text:span><text:span text:style-name="T156_23">determinados</text:span><text:span text:style-name="T156_24"><text:s/></text:span><text:span text:style-name="T156_25">eventos</text:span><text:span text:style-name="T156_26">,<text:s/></text:span><text:span text:style-name="T156_27">por</text:span><text:span text:style-name="T156_28"><text:s/></text:span><text:span text:style-name="T156_29">ejemplo</text:span><text:span text:style-name="T156_30"><text:s/></text:span><text:span text:style-name="T156_31">un</text:span><text:span text:style-name="T156_32"><text:s/></text:span><text:span text:style-name="T156_33">timeout</text:span><text:span text:style-name="T156_34"><text:s/></text:span><text:span text:style-name="T156_35">o</text:span><text:span text:style-name="T156_36"><text:s/></text:span><text:span text:style-name="T156_37">la</text:span><text:span text:style-name="T156_38"><text:s/></text:span><text:span text:style-name="T156_39">pérdida</text:span><text:span text:style-name="T156_40"><text:s/></text:span><text:span text:style-name="T156_41">de</text:span><text:span text:style-name="T156_42"><text:s/></text:span><text:span text:style-name="T156_43">tres</text:span><text:span text:style-name="T156_44"><text:s/></text:span><text:span text:style-name="T156_45">acks</text:span><text:span text:style-name="T156_46"><text:s/>(</text:span><text:span text:style-name="T156_47">reconocimientos</text:span><text:span text:style-name="T156_48">).<text:s/></text:span><text:span text:style-name="T156_49">Básicamente</text:span><text:span text:style-name="T156_50"><text:s/></text:span><text:span text:style-name="T156_51">lo</text:span><text:span text:style-name="T156_52"><text:s/></text:span><text:span text:style-name="T156_53">que</text:span><text:span text:style-name="T156_54"><text:s/></text:span><text:span text:style-name="T156_55">hacen</text:span><text:span text:style-name="T156_56"><text:s/></text:span><text:span text:style-name="T156_57">es</text:span><text:span text:style-name="T156_58"><text:s/></text:span><text:span text:style-name="T156_59">disminuir</text:span><text:span text:style-name="T156_60"><text:s/></text:span><text:span text:style-name="T156_61">el</text:span><text:span text:style-name="T156_62"><text:s/></text:span><text:span text:style-name="T156_63">ancho</text:span><text:span text:style-name="T156_64"><text:s/></text:span><text:span text:style-name="T156_65">de</text:span><text:span text:style-name="T156_66"><text:s/></text:span><text:span text:style-name="T156_67">banda</text:span><text:span text:style-name="T156_68"><text:s/></text:span><text:span text:style-name="T156_69">del</text:span><text:span text:style-name="T156_70"><text:s/></text:span><text:span text:style-name="T156_71">emisor</text:span><text:span text:style-name="T156_72">"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  <style:font-face style:name="Tahoma" svg:font-family="Tahom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.63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53cm" fo:margin-bottom="0cm" fo:margin-left="0.63cm" fo:keep-with-next="always" fo:keep-together="always" style:writing-mode="lr-tb"/>
      <style:text-properties fo:color="#4f81bd" style:font-name="Cambria" fo:font-size="13pt" style:font-name-asian="Cambria" style:font-size-asian="13pt" style:font-name-complex="Cambria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font-name="Arial" fo:font-size="10pt" style:font-name-asian="Arial" style:font-size-asian="10pt" style:font-name-complex="Arial" style:font-size-complex="10pt"/>
    </style:style>
    <text:list-style style:name="LS1">
      <text:list-level-style-number style:num-format="1" text:style-name="List1Level0" style:num-suffix=")" text:level="1">
        <style:list-level-properties text:space-before="0.635cm" text:min-label-width="-0.141cm" fo:text-align="start"/>
        <style:text-properties fo:color="#000000" style:font-name="Arial" fo:font-size="10pt" style:font-name-asian="Arial" style:font-size-asian="10pt" style:font-name-complex="Arial" style:font-size-complex="10pt"/>
      </text:list-level-style-number>
      <text:list-level-style-number style:num-format="a" text:style-name="List1Level1" style:num-suffix="." text:level="2">
        <style:list-level-properties text:space-before="1.905cm" text:min-label-width="-0.141cm" fo:text-align="start"/>
      </text:list-level-style-number>
      <text:list-level-style-number style:num-format="i" text:style-name="List1Level2" style:num-suffix="." text:level="3">
        <style:list-level-properties text:min-label-width="3.034cm" text:min-label-distance="-0.459cm" fo:text-align="end"/>
      </text:list-level-style-number>
      <text:list-level-style-number style:num-format="1" text:style-name="List1Level3" style:num-suffix="." text:level="4">
        <style:list-level-properties text:space-before="4.445cm" text:min-label-width="-0.141cm" fo:text-align="start"/>
      </text:list-level-style-number>
      <text:list-level-style-number style:num-format="a" text:style-name="List1Level4" style:num-suffix="." text:level="5">
        <style:list-level-properties text:space-before="5.715cm" text:min-label-width="-0.141cm" fo:text-align="start"/>
      </text:list-level-style-number>
      <text:list-level-style-number style:num-format="i" text:style-name="List1Level5" style:num-suffix="." text:level="6">
        <style:list-level-properties text:min-label-width="6.844cm" text:min-label-distance="-0.459cm" fo:text-align="end"/>
      </text:list-level-style-number>
      <text:list-level-style-number style:num-format="1" text:style-name="List1Level6" style:num-suffix="." text:level="7">
        <style:list-level-properties text:space-before="8.255cm" text:min-label-width="-0.141cm" fo:text-align="start"/>
      </text:list-level-style-number>
      <text:list-level-style-number style:num-format="a" text:style-name="List1Level7" style:num-suffix="." text:level="8">
        <style:list-level-properties text:space-before="9.525cm" text:min-label-width="-0.141cm" fo:text-align="start"/>
      </text:list-level-style-number>
      <text:list-level-style-number style:num-format="i" text:style-name="List1Level8" style:num-suffix="." text:level="9">
        <style:list-level-properties text:min-label-width="10.654cm" text:min-label-distance="-0.459cm" fo:text-align="end"/>
      </text:list-level-style-number>
    </text:list-style>
    <text:list-style style:name="LS2">
      <text:list-level-style-number style:num-format="a" text:style-name="List2Level0" style:num-suffix=")" text:level="1">
        <style:list-level-properties text:space-before="0.635cm" text:min-label-width="0.494cm" fo:text-align="start"/>
      </text:list-level-style-number>
      <text:list-level-style-number style:num-format="a" text:style-name="List2Level1" style:num-suffix="." text:level="2">
        <style:list-level-properties text:space-before="1.905cm" text:min-label-width="0.494cm" fo:text-align="start"/>
      </text:list-level-style-number>
      <text:list-level-style-number style:num-format="i" text:style-name="List2Level2" style:num-suffix="." text:level="3">
        <style:list-level-properties text:min-label-width="3.669cm" text:min-label-distance="0.176cm" fo:text-align="end"/>
      </text:list-level-style-number>
      <text:list-level-style-number style:num-format="1" text:style-name="List2Level3" style:num-suffix="." text:level="4">
        <style:list-level-properties text:space-before="4.445cm" text:min-label-width="0.494cm" fo:text-align="start"/>
      </text:list-level-style-number>
      <text:list-level-style-number style:num-format="a" text:style-name="List2Level4" style:num-suffix="." text:level="5">
        <style:list-level-properties text:space-before="5.715cm" text:min-label-width="0.494cm" fo:text-align="start"/>
      </text:list-level-style-number>
      <text:list-level-style-number style:num-format="i" text:style-name="List2Level5" style:num-suffix="." text:level="6">
        <style:list-level-properties text:min-label-width="7.479cm" text:min-label-distance="0.176cm" fo:text-align="end"/>
      </text:list-level-style-number>
      <text:list-level-style-number style:num-format="1" text:style-name="List2Level6" style:num-suffix="." text:level="7">
        <style:list-level-properties text:space-before="8.255cm" text:min-label-width="0.494cm" fo:text-align="start"/>
      </text:list-level-style-number>
      <text:list-level-style-number style:num-format="a" text:style-name="List2Level7" style:num-suffix="." text:level="8">
        <style:list-level-properties text:space-before="9.525cm" text:min-label-width="0.494cm" fo:text-align="start"/>
      </text:list-level-style-number>
      <text:list-level-style-number style:num-format="i" text:style-name="List2Level8" style:num-suffix="." text:level="9">
        <style:list-level-properties text:min-label-width="11.289cm" text:min-label-distance="0.176cm" fo:text-align="end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752cm" fo:padding-left="0cm" fo:margin-left="2cm" fo:padding-right="0cm" fo:margin-right="1.998cm"/>
      <style:header-style>
        <style:header-footer-properties fo:min-height="1.252cm" fo:margin-bottom="1.252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1.251cm" fo:margin-left="0cm" style:writing-mode="lr-tb">
        <style:tab-stops>
          <style:tab-stop style:type="center" style:leader-style="none" style:position="7.938cm"/>
          <style:tab-stop style:type="right" style:leader-style="none" style:position="15.875cm"/>
        </style:tab-stops>
      </style:paragraph-properties>
    </style:style>
    <style:style style:name="T1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6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7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style:writing-mode="lr-tb">
        <style:tab-stops>
          <style:tab-stop style:type="center" style:leader-style="none" style:position="7.938cm"/>
        </style:tab-stops>
      </style:paragraph-properties>
    </style:style>
    <style:style style:name="T2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top="0cm" fo:margin-left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3_1" style:family="text">
      <style:text-properties style:font-name="Tahoma" fo:font-size="8pt" style:font-name-asian="Tahoma" style:font-size-asian="8pt" style:font-name-complex="Tahoma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50%" fo:margin-top="0cm" fo:margin-left="0cm" style:writing-mode="lr-tb">
        <style:tab-stops>
          <style:tab-stop style:type="right" style:leader-style="none" style:position="15.753cm"/>
        </style:tab-stops>
      </style:paragraph-properties>
    </style:style>
    <style:style style:name="T4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6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top="0cm" fo:margin-bottom="0.212cm" fo:margin-left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5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top="0cm" fo:margin-bottom="0cm" fo:margin-left="0.63cm" style:writing-mode="lr-tb">
        <style:tab-stops>
          <style:tab-stop style:type="center" style:leader-style="none" style:position="6.87cm"/>
          <style:tab-stop style:type="right" style:leader-style="none" style:position="14.37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REDES</text:span><text:span text:style-name="T1_2"><text:s/></text:span><text:span text:style-name="T1_3">DE</text:span><text:span text:style-name="T1_4"><text:s/></text:span><text:span text:style-name="T1_5">COMPUTADORAS</text:span><text:span text:style-name="T1_6"><text:s/></text:span><text:span text:style-name="T1_7">I</text:span></text:p>
        <text:p text:style-name="P2"><text:span text:style-name="T2_1">1</text:span><text:span text:style-name="T2_2">º</text:span><text:span text:style-name="T2_3"><text:s/></text:span><text:span text:style-name="T2_4">PARCIAL</text:span><text:span text:style-name="T2_5"><text:s/>(07/10/2015)</text:span></text:p>
        <text:p text:style-name="P3"><text:span text:style-name="T3_1"><text:tab/></text:span></text:p>
        <text:p text:style-name="P4"><text:span text:style-name="T4_1">APELLIDO</text:span><text:span text:style-name="T4_2"><text:s/></text:span><text:span text:style-name="T4_3">Y</text:span><text:span text:style-name="T4_4"><text:s/></text:span><text:span text:style-name="T4_5">NOMBRE</text:span><text:span text:style-name="T4_6">:<text:s/><text:tab/></text:span></text:p>
        <text:p text:style-name="P5"><text:span text:style-name="T5_1">LEGAJO</text:span><text:span text:style-name="T5_2">:<text:s/>__________________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